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377cm"/>
    </style:style>
    <style:style style:name="co2" style:family="table-column">
      <style:table-column-properties fo:break-before="auto" style:column-width="2.554cm"/>
    </style:style>
    <style:style style:name="co3" style:family="table-column">
      <style:table-column-properties fo:break-before="auto" style:column-width="6.618cm"/>
    </style:style>
    <style:style style:name="co4" style:family="table-column">
      <style:table-column-properties fo:break-before="auto" style:column-width="0.187cm"/>
    </style:style>
    <style:style style:name="co5" style:family="table-column">
      <style:table-column-properties fo:break-before="auto" style:column-width="2.394cm"/>
    </style:style>
    <style:style style:name="co6" style:family="table-column">
      <style:table-column-properties fo:break-before="auto" style:column-width="3.514cm"/>
    </style:style>
    <style:style style:name="co7" style:family="table-column">
      <style:table-column-properties fo:break-before="auto" style:column-width="3.226cm"/>
    </style:style>
    <style:style style:name="co8" style:family="table-column">
      <style:table-column-properties fo:break-before="auto" style:column-width="3.45cm"/>
    </style:style>
    <style:style style:name="co9" style:family="table-column">
      <style:table-column-properties fo:break-before="auto" style:column-width="3.579cm"/>
    </style:style>
    <style:style style:name="co10" style:family="table-column">
      <style:table-column-properties fo:break-before="auto" style:column-width="14.3cm"/>
    </style:style>
    <style:style style:name="co11" style:family="table-column">
      <style:table-column-properties fo:break-before="auto" style:column-width="6.459cm"/>
    </style:style>
    <style:style style:name="co12" style:family="table-column">
      <style:table-column-properties fo:break-before="auto" style:column-width="6.394cm"/>
    </style:style>
    <style:style style:name="co13" style:family="table-column">
      <style:table-column-properties fo:break-before="auto" style:column-width="8.251cm"/>
    </style:style>
    <style:style style:name="co14" style:family="table-column">
      <style:table-column-properties fo:break-before="auto" style:column-width="5.946cm"/>
    </style:style>
    <style:style style:name="co15" style:family="table-column">
      <style:table-column-properties fo:break-before="auto" style:column-width="7.675cm"/>
    </style:style>
    <style:style style:name="co16" style:family="table-column">
      <style:table-column-properties fo:break-before="auto" style:column-width="3.674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3.194cm"/>
    </style:style>
    <style:style style:name="co19" style:family="table-column">
      <style:table-column-properties fo:break-before="auto" style:column-width="3.066cm"/>
    </style:style>
    <style:style style:name="co20" style:family="table-column">
      <style:table-column-properties fo:break-before="auto" style:column-width="3.611cm"/>
    </style:style>
    <style:style style:name="co21" style:family="table-column">
      <style:table-column-properties fo:break-before="auto" style:column-width="1.722cm"/>
    </style:style>
    <style:style style:name="co22" style:family="table-column">
      <style:table-column-properties fo:break-before="auto" style:column-width="3.866cm"/>
    </style:style>
    <style:style style:name="co23" style:family="table-column">
      <style:table-column-properties fo:break-before="auto" style:column-width="3.738cm"/>
    </style:style>
    <style:style style:name="co24" style:family="table-column">
      <style:table-column-properties fo:break-before="auto" style:column-width="4.763cm"/>
    </style:style>
    <style:style style:name="co25" style:family="table-column">
      <style:table-column-properties fo:break-before="auto" style:column-width="3.418cm"/>
    </style:style>
    <style:style style:name="co26" style:family="table-column">
      <style:table-column-properties fo:break-before="auto" style:column-width="2.279cm"/>
    </style:style>
    <style:style style:name="co27" style:family="table-column">
      <style:table-column-properties fo:break-before="auto" style:column-width="2.256cm"/>
    </style:style>
    <style:style style:name="co28" style:family="table-column">
      <style:table-column-properties fo:break-before="auto" style:column-width="3.073cm"/>
    </style:style>
    <style:style style:name="co29" style:family="table-column">
      <style:table-column-properties fo:break-before="auto" style:column-width="4.14cm"/>
    </style:style>
    <style:style style:name="co30" style:family="table-column">
      <style:table-column-properties fo:break-before="auto" style:column-width="3.223cm"/>
    </style:style>
    <style:style style:name="co31" style:family="table-column">
      <style:table-column-properties fo:break-before="auto" style:column-width="6.498cm"/>
    </style:style>
    <style:style style:name="co32" style:family="table-column">
      <style:table-column-properties fo:break-before="auto" style:column-width="2.099cm"/>
    </style:style>
    <style:style style:name="co33" style:family="table-column">
      <style:table-column-properties fo:break-before="auto" style:column-width="12.069cm"/>
    </style:style>
    <style:style style:name="co34" style:family="table-column">
      <style:table-column-properties fo:break-before="auto" style:column-width="7.336cm"/>
    </style:style>
    <style:style style:name="co35" style:family="table-column">
      <style:table-column-properties fo:break-before="auto" style:column-width="2.351cm"/>
    </style:style>
    <style:style style:name="co36" style:family="table-column">
      <style:table-column-properties fo:break-before="auto" style:column-width="3.11cm"/>
    </style:style>
    <style:style style:name="co37" style:family="table-column">
      <style:table-column-properties fo:break-before="auto" style:column-width="4.2cm"/>
    </style:style>
    <style:style style:name="co38" style:family="table-column">
      <style:table-column-properties fo:break-before="auto" style:column-width="2.828cm"/>
    </style:style>
    <style:style style:name="co39" style:family="table-column">
      <style:table-column-properties fo:break-before="auto" style:column-width="19.87cm"/>
    </style:style>
    <style:style style:name="co40" style:family="table-column">
      <style:table-column-properties fo:break-before="auto" style:column-width="19.103cm"/>
    </style:style>
    <style:style style:name="co41" style:family="table-column">
      <style:table-column-properties fo:break-before="auto" style:column-width="0.381cm"/>
    </style:style>
    <style:style style:name="co42" style:family="table-column">
      <style:table-column-properties fo:break-before="auto" style:column-width="1.053cm"/>
    </style:style>
    <style:style style:name="co43" style:family="table-column">
      <style:table-column-properties fo:break-before="auto" style:column-width="2.558cm"/>
    </style:style>
    <style:style style:name="co44" style:family="table-column">
      <style:table-column-properties fo:break-before="auto" style:column-width="3.23cm"/>
    </style:style>
    <style:style style:name="co45" style:family="table-column">
      <style:table-column-properties fo:break-before="auto" style:column-width="7.684cm"/>
    </style:style>
    <style:style style:name="co46" style:family="table-column">
      <style:table-column-properties fo:break-before="auto" style:column-width="3.431cm"/>
    </style:style>
    <style:style style:name="co47" style:family="table-column">
      <style:table-column-properties fo:break-before="auto" style:column-width="3.5cm"/>
    </style:style>
    <style:style style:name="co48" style:family="table-column">
      <style:table-column-properties fo:break-before="auto" style:column-width="2.863cm"/>
    </style:style>
    <style:style style:name="co49" style:family="table-column">
      <style:table-column-properties fo:break-before="auto" style:column-width="4.027cm"/>
    </style:style>
    <style:style style:name="co50" style:family="table-column">
      <style:table-column-properties fo:break-before="auto" style:column-width="3.771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688cm" fo:break-before="auto" style:use-optimal-row-height="fals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1.905cm" fo:break-before="auto" style:use-optimal-row-height="false"/>
    </style:style>
    <style:style style:name="ro7" style:family="table-row">
      <style:table-row-properties style:row-height="0.37cm" fo:break-before="auto" style:use-optimal-row-height="false"/>
    </style:style>
    <style:style style:name="ro8" style:family="table-row">
      <style:table-row-properties style:row-height="2.143cm" fo:break-before="auto" style:use-optimal-row-height="fals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0.476cm" fo:break-before="auto" style:use-optimal-row-height="false"/>
    </style:style>
    <style:style style:name="ro13" style:family="table-row">
      <style:table-row-properties style:row-height="0.582cm" fo:break-before="auto" style:use-optimal-row-height="false"/>
    </style:style>
    <style:style style:name="ro14" style:family="table-row">
      <style:table-row-properties style:row-height="0.926cm" fo:break-before="auto" style:use-optimal-row-height="false"/>
    </style:style>
    <style:style style:name="ro15" style:family="table-row">
      <style:table-row-properties style:row-height="0.517cm" fo:break-before="auto" style:use-optimal-row-height="true"/>
    </style:style>
    <style:style style:name="ro16" style:family="table-row">
      <style:table-row-properties style:row-height="1.3cm" fo:break-before="auto" style:use-optimal-row-height="false"/>
    </style:style>
    <style:style style:name="ro17" style:family="table-row">
      <style:table-row-properties style:row-height="2.457cm" fo:break-before="auto" style:use-optimal-row-height="false"/>
    </style:style>
    <style:style style:name="ro18" style:family="table-row">
      <style:table-row-properties style:row-height="1.446cm" fo:break-before="auto" style:use-optimal-row-height="false"/>
    </style:style>
    <style:style style:name="ro19" style:family="table-row">
      <style:table-row-properties style:row-height="1.579cm" fo:break-before="auto" style:use-optimal-row-height="false"/>
    </style:style>
    <style:style style:name="ro20" style:family="table-row">
      <style:table-row-properties style:row-height="1.842cm" fo:break-before="auto" style:use-optimal-row-height="false"/>
    </style:style>
    <style:style style:name="ro21" style:family="table-row">
      <style:table-row-properties style:row-height="1.554cm" fo:break-before="auto" style:use-optimal-row-height="false"/>
    </style:style>
    <style:style style:name="ro22" style:family="table-row">
      <style:table-row-properties style:row-height="1.244cm" fo:break-before="auto" style:use-optimal-row-height="false"/>
    </style:style>
    <style:style style:name="ro23" style:family="table-row">
      <style:table-row-properties style:row-height="0.836cm" fo:break-before="auto" style:use-optimal-row-height="false"/>
    </style:style>
    <style:style style:name="ro24" style:family="table-row">
      <style:table-row-properties style:row-height="1.771cm" fo:break-before="auto" style:use-optimal-row-height="false"/>
    </style:style>
    <style:style style:name="ro25" style:family="table-row">
      <style:table-row-properties style:row-height="2.129cm" fo:break-before="auto" style:use-optimal-row-height="false"/>
    </style:style>
    <style:style style:name="ro26" style:family="table-row">
      <style:table-row-properties style:row-height="2.321cm" fo:break-before="auto" style:use-optimal-row-height="false"/>
    </style:style>
    <style:style style:name="ro27" style:family="table-row">
      <style:table-row-properties style:row-height="2.201cm" fo:break-before="auto" style:use-optimal-row-height="false"/>
    </style:style>
    <style:style style:name="ro28" style:family="table-row">
      <style:table-row-properties style:row-height="1.722cm" fo:break-before="auto" style:use-optimal-row-height="false"/>
    </style:style>
    <style:style style:name="ro29" style:family="table-row">
      <style:table-row-properties style:row-height="2.154cm" fo:break-before="auto" style:use-optimal-row-height="false"/>
    </style:style>
    <style:style style:name="ro30" style:family="table-row">
      <style:table-row-properties style:row-height="0.6cm" fo:break-before="auto" style:use-optimal-row-height="true"/>
    </style:style>
    <style:style style:name="ro31" style:family="table-row">
      <style:table-row-properties style:row-height="0.557cm" fo:break-before="auto" style:use-optimal-row-height="true"/>
    </style:style>
    <style:style style:name="ro32" style:family="table-row">
      <style:table-row-properties style:row-height="0.499cm" fo:break-before="auto" style:use-optimal-row-height="true"/>
    </style:style>
    <style:style style:name="ro33" style:family="table-row">
      <style:table-row-properties style:row-height="0.947cm" fo:break-before="auto" style:use-optimal-row-height="true"/>
    </style:style>
    <style:style style:name="ro34" style:family="table-row">
      <style:table-row-properties style:row-height="1cm" fo:break-before="auto" style:use-optimal-row-height="true"/>
    </style:style>
    <style:style style:name="ro35" style:family="table-row">
      <style:table-row-properties style:row-height="0.684cm" fo:break-before="auto" style:use-optimal-row-height="true"/>
    </style:style>
    <style:style style:name="ro36" style:family="table-row">
      <style:table-row-properties style:row-height="0.661cm" fo:break-before="auto" style:use-optimal-row-height="false"/>
    </style:style>
    <style:style style:name="ro37" style:family="table-row">
      <style:table-row-properties style:row-height="1.085cm" fo:break-before="auto" style:use-optimal-row-height="false"/>
    </style:style>
    <style:style style:name="ro38" style:family="table-row">
      <style:table-row-properties style:row-height="1.191cm" fo:break-before="auto" style:use-optimal-row-height="false"/>
    </style:style>
    <style:style style:name="ro39" style:family="table-row">
      <style:table-row-properties style:row-height="1.095cm" fo:break-before="auto" style:use-optimal-row-height="false"/>
    </style:style>
    <style:style style:name="ro40" style:family="table-row">
      <style:table-row-properties style:row-height="0.723cm" fo:break-before="auto" style:use-optimal-row-height="false"/>
    </style:style>
    <style:style style:name="ro41" style:family="table-row">
      <style:table-row-properties style:row-height="0.679cm" fo:break-before="auto" style:use-optimal-row-height="false"/>
    </style:style>
    <style:style style:name="ro42" style:family="table-row">
      <style:table-row-properties style:row-height="0.942cm" fo:break-before="auto" style:use-optimal-row-height="false"/>
    </style:style>
    <style:style style:name="ro43" style:family="table-row">
      <style:table-row-properties style:row-height="0.614cm" fo:break-before="auto" style:use-optimal-row-height="false"/>
    </style:style>
    <style:style style:name="ro44" style:family="table-row">
      <style:table-row-properties style:row-height="0.591cm" fo:break-before="auto" style:use-optimal-row-height="false"/>
    </style:style>
    <style:style style:name="ro45" style:family="table-row">
      <style:table-row-properties style:row-height="0.452cm" fo:break-before="auto" style:use-optimal-row-height="false"/>
    </style:style>
    <style:style style:name="ro46" style:family="table-row">
      <style:table-row-properties style:row-height="0.683cm" fo:break-before="auto" style:use-optimal-row-height="true"/>
    </style:style>
    <style:style style:name="ro47" style:family="table-row">
      <style:table-row-properties style:row-height="0.894cm" fo:break-before="auto" style:use-optimal-row-height="true"/>
    </style:style>
    <style:style style:name="ro48" style:family="table-row">
      <style:table-row-properties style:row-height="1.446cm" fo:break-before="auto" style:use-optimal-row-height="true"/>
    </style:style>
    <style:style style:name="ro49" style:family="table-row">
      <style:table-row-properties style:row-height="1.289cm" fo:break-before="auto" style:use-optimal-row-height="true"/>
    </style:style>
    <style:style style:name="ta1" style:family="table" style:master-page-name="PageStyle_5f_1a-Identification_5f_Projet">
      <style:table-properties table:display="true" style:writing-mode="lr-tb"/>
    </style:style>
    <style:style style:name="ta2" style:family="table" style:master-page-name="PageStyle_5f_1b-_5f_Besoin_5f_capturé">
      <style:table-properties table:display="true" style:writing-mode="lr-tb"/>
    </style:style>
    <style:style style:name="ta3" style:family="table" style:master-page-name="PageStyle_5f_2a-OBS">
      <style:table-properties table:display="true" style:writing-mode="lr-tb"/>
    </style:style>
    <style:style style:name="ta4" style:family="table" style:master-page-name="PageStyle_5f_2b-PBS">
      <style:table-properties table:display="true" style:writing-mode="lr-tb"/>
    </style:style>
    <style:style style:name="ta5" style:family="table" style:master-page-name="PageStyle_5f_2c-WBS">
      <style:table-properties table:display="true" style:writing-mode="lr-tb"/>
    </style:style>
    <style:style style:name="ta6" style:family="table" style:master-page-name="PageStyle_5f_2d-Décision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ta8" style:family="table" style:master-page-name="PageStyle_5f_2e-Action">
      <style:table-properties table:display="true" style:writing-mode="lr-tb"/>
    </style:style>
    <style:style style:name="ta9" style:family="table" style:master-page-name="PageStyle_5f_Cartouche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48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1.7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7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 style:data-style-name="N3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 style:data-style-name="N3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1" style:family="table-cell" style:parent-style-name="Default" style:data-style-name="N37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ccffcc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fo:background-color="#0066cc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8" style:family="table-cell" style:parent-style-name="Default" style:data-style-name="N37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wrap" fo:border="0.74pt solid #3d3d3d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2" style:family="table-cell" style:parent-style-name="Default" style:data-style-name="N37">
      <style:table-cell-properties style:glyph-orientation-vertical="0" fo:background-color="#ffff99" style:diagonal-bl-tr="none" style:diagonal-tl-br="none" style:text-align-source="fix" style:repeat-content="false" fo:wrap-option="no-wrap" fo:border="0.74pt solid #3d3d3d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3" style:family="table-cell" style:parent-style-name="Default" style:data-style-name="N3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 style:data-style-name="N3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44" style:family="table-cell" style:parent-style-name="Default" style:data-style-name="N3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 style:data-style-name="N3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 style:data-style-name="N3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fo:border-left="0.74pt solid #000000" fo:padding="0.071cm" fo:border-right="none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fo:border-bottom="0.74pt solid #3d3d3d" style:diagonal-bl-tr="none" style:diagonal-tl-br="none" fo:border-left="0.74pt solid #000000" fo:padding="0.071cm" fo:border-right="none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74pt solid #3d3d3d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74pt solid #3d3d3d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3d3d3d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4" style:family="table-cell" style:parent-style-name="Default">
      <style:table-cell-properties fo:padding="0.071cm"/>
    </style:style>
    <style:style style:name="ce137" style:family="table-cell" style:parent-style-name="Default" style:data-style-name="N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67" style:family="table-cell" style:parent-style-name="Excel_5f_BuiltIn_5f_Explanatory_20_Tex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74pt solid #3d3d3d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8" style:family="table-cell" style:parent-style-name="Excel_5f_BuiltIn_5f_Explanatory_20_Tex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42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0.74pt solid #000000" fo:background-color="#0066cc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4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7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1" style:family="table-cell" style:parent-style-name="Default" style:data-style-name="N37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1" style:family="table-cell" style:parent-style-name="Default" style:data-style-name="N3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 style:data-style-name="N30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4" style:family="table-cell" style:parent-style-name="Default" style:data-style-name="N30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3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8" style:family="table-cell" style:parent-style-name="Default" style:data-style-name="N3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9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0" style:family="table-cell" style:parent-style-name="Default" style:data-style-name="N11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1" style:family="table-cell" style:parent-style-name="Default" style:data-style-name="N11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Default" style:data-style-name="N162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3" style:family="table-cell" style:parent-style-name="Default" style:data-style-name="N162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 style:data-style-name="N161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9" style:family="table-cell" style:parent-style-name="Default" style:data-style-name="N161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3" style:family="table-cell" style:parent-style-name="Default" style:data-style-name="N3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Default" style:data-style-name="N115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6" style:family="table-cell" style:parent-style-name="Default">
      <style:table-cell-properties style:glyph-orientation-vertical="0" fo:background-color="#0066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8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0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1" style:family="table-cell" style:parent-style-name="Default" style:data-style-name="N36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2" style:family="table-cell" style:parent-style-name="Default" style:data-style-name="N36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3" style:family="table-cell" style:parent-style-name="Default">
      <style:table-cell-properties fo:background-color="#0066cc"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9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IF([.$E6]=&quot;Cancelled&quot;;TRUE();FALSE()))" style:apply-style-name="Excel_5f_CondFormat_5f_7_5f_1_5f_1" style:base-cell-address="'2e-Action'.A6"/>
    </style:style>
    <style:style style:name="ce92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is-true-formula(IF([.$E6]=&quot;Cancelled&quot;;TRUE();FALSE()))" style:apply-style-name="Excel_5f_CondFormat_5f_7_5f_1_5f_1" style:base-cell-address="'2e-Action'.A6"/>
    </style:style>
    <style:style style:name="ce90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is-true-formula(IF([.$E6]=&quot;Cancelled&quot;;TRUE();FALSE()))" style:apply-style-name="Excel_5f_CondFormat_5f_7_5f_1_5f_1" style:base-cell-address="'2e-Action'.A6"/>
    </style:style>
    <style:style style:name="ce20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is-true-formula(IF([.$E6]=&quot;Cancelled&quot;;TRUE();FALSE()))" style:apply-style-name="Excel_5f_CondFormat_5f_7_5f_1_5f_1" style:base-cell-address="'2e-Action'.A6"/>
    </style:style>
    <style:style style:name="ce93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E6]=&quot;Cancelled&quot;;TRUE();FALSE()))" style:apply-style-name="Excel_5f_CondFormat_5f_7_5f_1_5f_1" style:base-cell-address="'2e-Action'.A6"/>
    </style:style>
    <style:style style:name="ce75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IF([.$E6]=&quot;Cancelled&quot;;TRUE();FALSE()))" style:apply-style-name="Excel_5f_CondFormat_5f_7_5f_1_5f_1" style:base-cell-address="'2e-Action'.A6"/>
    </style:style>
    <style:style style:name="ce21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729cm" fo:min-width="25.022cm" fo:padding-top="0.088cm" fo:padding-bottom="0cm" fo:padding-left="0.101cm" fo:padding-right="0.101cm" fo:wrap-option="wrap" draw:shadow-color="#808080"/>
      <style:paragraph-properties fo:text-align="center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1.351cm" fo:min-width="35.579cm" fo:padding-top="0.1cm" fo:padding-bottom="0cm" fo:padding-left="0.126cm" fo:padding-right="0.126cm" fo:wrap-option="wrap" draw:shadow-color="#808080"/>
      <style:paragraph-properties fo:text-align="center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0.821cm" fo:min-width="21.842cm" fo:padding-top="0.101cm" fo:padding-bottom="0cm" fo:padding-left="0.126cm" fo:padding-right="0.126cm" fo:wrap-option="wrap" draw:shadow-color="#808080"/>
      <style:paragraph-properties fo:text-align="center"/>
    </style:style>
    <style:style style:name="gr4" style:family="graphic">
      <style:graphic-properties draw:stroke="solid" svg:stroke-width="0.071cm" svg:stroke-color="#395e89" svg:stroke-opacity="100%" draw:stroke-linejoin="round" draw:fill="solid" draw:fill-color="#808080" draw:textarea-horizontal-align="justify" draw:textarea-vertical-align="middle" draw:auto-grow-height="false" fo:min-height="0.833cm" fo:min-width="4.732cm" fo:padding-top="0.126cm" fo:padding-bottom="0.126cm" fo:padding-left="0.253cm" fo:padding-right="0.253cm" fo:wrap-option="wrap" draw:shadow-color="#808080"/>
      <style:paragraph-properties fo:text-align="center"/>
    </style:style>
    <style:style style:name="gr5" style:family="graphic">
      <style:graphic-properties draw:stroke="solid" svg:stroke-width="0.071cm" svg:stroke-color="#395e89" svg:stroke-opacity="100%" draw:stroke-linejoin="round" draw:fill="solid" draw:fill-color="#808080" draw:textarea-horizontal-align="justify" draw:textarea-vertical-align="middle" draw:auto-grow-height="false" fo:min-height="1.203cm" fo:min-width="4.542cm" fo:padding-top="0.126cm" fo:padding-bottom="0.126cm" fo:padding-left="0.253cm" fo:padding-right="0.253cm" fo:wrap-option="wrap" draw:shadow-color="#808080"/>
      <style:paragraph-properties fo:text-align="center"/>
    </style:style>
    <style:style style:name="gr6" style:family="graphic">
      <style:graphic-properties draw:stroke="solid" svg:stroke-width="0.071cm" svg:stroke-color="#395e89" svg:stroke-opacity="100%" draw:stroke-linejoin="round" draw:fill="solid" draw:fill-color="#808080" draw:textarea-horizontal-align="justify" draw:textarea-vertical-align="middle" draw:auto-grow-height="false" fo:min-height="1.223cm" fo:min-width="5.438cm" fo:padding-top="0.126cm" fo:padding-bottom="0.126cm" fo:padding-left="0.253cm" fo:padding-right="0.253cm" fo:wrap-option="wrap" draw:shadow-color="#808080"/>
      <style:paragraph-properties fo:text-align="center"/>
    </style:style>
    <style:style style:name="gr7" style:family="graphic">
      <style:graphic-properties draw:stroke="solid" svg:stroke-width="0.026cm" svg:stroke-color="#4a7dba" svg:stroke-opacity="100%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  <style:paragraph-properties fo:text-align="center" style:writing-mode="lr-tb"/>
    </style:style>
    <style:style style:name="gr8" style:family="graphic">
      <style:graphic-properties draw:stroke="solid" svg:stroke-width="0.071cm" svg:stroke-color="#395e89" svg:stroke-opacity="100%" draw:stroke-linejoin="round" draw:fill="solid" draw:fill-color="#4f81bd" draw:textarea-horizontal-align="justify" draw:textarea-vertical-align="middle" draw:auto-grow-height="false" fo:min-height="1.782cm" fo:min-width="5.498cm" fo:padding-top="0.126cm" fo:padding-bottom="0.126cm" fo:padding-left="0.253cm" fo:padding-right="0.253cm" fo:wrap-option="wrap" draw:shadow-color="#808080"/>
      <style:paragraph-properties fo:text-align="center"/>
    </style:style>
    <style:style style:name="gr9" style:family="graphic">
      <style:graphic-properties draw:stroke="none" draw:fill="none" draw:fill-color="#ffffff" draw:textarea-horizontal-align="justify" draw:textarea-vertical-align="middle" draw:auto-grow-height="false" fo:min-height="4cm" fo:min-width="4.708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>
      <style:graphic-properties draw:stroke="solid" svg:stroke-width="0.026cm" svg:stroke-color="#4a7dba" draw:marker-end="msArrowOpenEnd_20_5" draw:marker-end-width="0.315cm" draw:marker-end-center="false" svg:stroke-opacity="100%" draw:stroke-linejoin="round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  <style:paragraph-properties fo:text-align="center" style:writing-mode="lr-tb"/>
    </style:style>
    <style:style style:name="gr11" style:family="graphic">
      <style:graphic-properties draw:stroke="solid" svg:stroke-width="0.071cm" svg:stroke-color="#395e89" svg:stroke-opacity="100%" draw:stroke-linejoin="round" draw:fill="solid" draw:fill-color="#31859b" draw:textarea-horizontal-align="justify" draw:textarea-vertical-align="middle" draw:auto-grow-height="false" fo:min-height="1.569cm" fo:min-width="5.211cm" fo:padding-top="0.126cm" fo:padding-bottom="0.126cm" fo:padding-left="0.253cm" fo:padding-right="0.253cm" fo:wrap-option="wrap" draw:shadow-color="#808080"/>
      <style:paragraph-properties fo:text-align="center"/>
    </style:style>
    <style:style style:name="gr12" style:family="graphic">
      <style:graphic-properties draw:stroke="solid" svg:stroke-width="0.071cm" svg:stroke-color="#395e89" svg:stroke-opacity="100%" draw:stroke-linejoin="round" draw:fill="solid" draw:fill-color="#31859b" draw:textarea-horizontal-align="justify" draw:textarea-vertical-align="middle" draw:auto-grow-height="false" fo:min-height="1.569cm" fo:min-width="5.213cm" fo:padding-top="0.126cm" fo:padding-bottom="0.126cm" fo:padding-left="0.253cm" fo:padding-right="0.253cm" fo:wrap-option="wrap" draw:shadow-color="#808080"/>
      <style:paragraph-properties fo:text-align="center"/>
    </style:style>
    <style:style style:name="gr13" style:family="graphic">
      <style:graphic-properties draw:stroke="solid" svg:stroke-width="0.071cm" svg:stroke-color="#395e89" svg:stroke-opacity="100%" draw:stroke-linejoin="round" draw:fill="solid" draw:fill-color="#31859b" draw:textarea-horizontal-align="justify" draw:textarea-vertical-align="middle" draw:auto-grow-height="false" fo:min-height="1.543cm" fo:min-width="5.563cm" fo:padding-top="0.126cm" fo:padding-bottom="0.126cm" fo:padding-left="0.253cm" fo:padding-right="0.253cm" fo:wrap-option="wrap" draw:shadow-color="#808080"/>
      <style:paragraph-properties fo:text-align="center"/>
    </style:style>
    <style:style style:name="gr14" style:family="graphic">
      <style:graphic-properties draw:stroke="none" draw:fill="none" draw:fill-color="#ffffff" draw:textarea-horizontal-align="justify" draw:textarea-vertical-align="top" draw:auto-grow-height="false" fo:min-height="0.821cm" fo:min-width="22.421cm" fo:padding-top="0.101cm" fo:padding-bottom="0cm" fo:padding-left="0.126cm" fo:padding-right="0.126cm" fo:wrap-option="wrap" draw:shadow-color="#808080"/>
      <style:paragraph-properties fo:text-align="center"/>
    </style:style>
    <style:style style:name="gr15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0.803cm" fo:min-width="4.702cm" fo:padding-top="0.126cm" fo:padding-bottom="0.126cm" fo:padding-left="0.253cm" fo:padding-right="0.253cm" fo:wrap-option="wrap" draw:shadow-color="#808080"/>
      <style:paragraph-properties fo:text-align="center"/>
    </style:style>
    <style:style style:name="gr16" style:family="graphic">
      <style:graphic-properties draw:stroke="none" draw:fill="none" draw:fill-color="#ffffff" draw:textarea-horizontal-align="justify" draw:textarea-vertical-align="middle" draw:auto-grow-height="false" fo:min-height="2.228cm" fo:min-width="32.042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>
      <style:graphic-properties draw:stroke="none" draw:fill="none" draw:fill-color="#ffffff" draw:textarea-horizontal-align="justify" draw:textarea-vertical-align="middle" draw:auto-grow-height="false" fo:min-height="2.04cm" fo:min-width="34.162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173cm" fo:min-width="4.448cm" fo:padding-top="0.126cm" fo:padding-bottom="0.126cm" fo:padding-left="0.253cm" fo:padding-right="0.253cm" fo:wrap-option="wrap" draw:shadow-color="#808080"/>
      <style:paragraph-properties fo:text-align="center"/>
    </style:style>
    <style:style style:name="gr19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0.934cm" fo:min-width="3.553cm" fo:padding-top="0.126cm" fo:padding-bottom="0.126cm" fo:padding-left="0.253cm" fo:padding-right="0.253cm" fo:wrap-option="wrap" draw:shadow-color="#808080"/>
      <style:paragraph-properties fo:text-align="center"/>
    </style:style>
    <style:style style:name="gr20" style:family="graphic">
      <style:graphic-properties draw:stroke="solid" svg:stroke-width="0.018cm" svg:stroke-color="#4472c4" svg:stroke-opacity="100%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/>
      <style:paragraph-properties fo:text-align="center" style:writing-mode="lr-tb"/>
    </style:style>
    <style:style style:name="gr21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147cm" fo:min-width="4.033cm" fo:padding-top="0.126cm" fo:padding-bottom="0.126cm" fo:padding-left="0.253cm" fo:padding-right="0.253cm" fo:wrap-option="wrap" draw:shadow-color="#808080"/>
      <style:paragraph-properties fo:text-align="center"/>
    </style:style>
    <style:style style:name="gr22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153cm" fo:min-width="5.171cm" fo:padding-top="0.126cm" fo:padding-bottom="0.126cm" fo:padding-left="0.253cm" fo:padding-right="0.253cm" fo:wrap-option="wrap" draw:shadow-color="#808080"/>
      <style:paragraph-properties fo:text-align="center"/>
    </style:style>
    <style:style style:name="gr23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147cm" fo:min-width="4.029cm" fo:padding-top="0.126cm" fo:padding-bottom="0.126cm" fo:padding-left="0.253cm" fo:padding-right="0.253cm" fo:wrap-option="wrap" draw:shadow-color="#808080"/>
      <style:paragraph-properties fo:text-align="center"/>
    </style:style>
    <style:style style:name="gr24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435cm" fo:min-width="6.914cm" fo:padding-top="0.126cm" fo:padding-bottom="0.126cm" fo:padding-left="0.253cm" fo:padding-right="0.253cm" fo:wrap-option="wrap" draw:shadow-color="#808080"/>
      <style:paragraph-properties fo:text-align="center"/>
    </style:style>
    <style:style style:name="gr25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435cm" fo:min-width="5.093cm" fo:padding-top="0.126cm" fo:padding-bottom="0.126cm" fo:padding-left="0.253cm" fo:padding-right="0.253cm" fo:wrap-option="wrap" draw:shadow-color="#808080"/>
      <style:paragraph-properties fo:text-align="center"/>
    </style:style>
    <style:style style:name="gr26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173cm" fo:min-width="4.639cm" fo:padding-top="0.126cm" fo:padding-bottom="0.126cm" fo:padding-left="0.253cm" fo:padding-right="0.253cm" fo:wrap-option="wrap" draw:shadow-color="#808080"/>
      <style:paragraph-properties fo:text-align="center"/>
    </style:style>
    <style:style style:name="gr27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173cm" fo:min-width="4.064cm" fo:padding-top="0.126cm" fo:padding-bottom="0.126cm" fo:padding-left="0.253cm" fo:padding-right="0.253cm" fo:wrap-option="wrap" draw:shadow-color="#808080"/>
      <style:paragraph-properties fo:text-align="center"/>
    </style:style>
    <style:style style:name="gr28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145cm" fo:min-width="4.029cm" fo:padding-top="0.126cm" fo:padding-bottom="0.126cm" fo:padding-left="0.253cm" fo:padding-right="0.253cm" fo:wrap-option="wrap" draw:shadow-color="#808080"/>
      <style:paragraph-properties fo:text-align="center"/>
    </style:style>
    <style:style style:name="gr29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147cm" fo:min-width="4.028cm" fo:padding-top="0.126cm" fo:padding-bottom="0.126cm" fo:padding-left="0.253cm" fo:padding-right="0.253cm" fo:wrap-option="wrap" draw:shadow-color="#808080"/>
      <style:paragraph-properties fo:text-align="center"/>
    </style:style>
    <style:style style:name="gr30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147cm" fo:min-width="4.031cm" fo:padding-top="0.126cm" fo:padding-bottom="0.126cm" fo:padding-left="0.253cm" fo:padding-right="0.253cm" fo:wrap-option="wrap" draw:shadow-color="#808080"/>
      <style:paragraph-properties fo:text-align="center"/>
    </style:style>
    <style:style style:name="gr31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147cm" fo:min-width="4.032cm" fo:padding-top="0.126cm" fo:padding-bottom="0.126cm" fo:padding-left="0.253cm" fo:padding-right="0.253cm" fo:wrap-option="wrap" draw:shadow-color="#808080"/>
      <style:paragraph-properties fo:text-align="center"/>
    </style:style>
    <style:style style:name="gr32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147cm" fo:min-width="4.034cm" fo:padding-top="0.126cm" fo:padding-bottom="0.126cm" fo:padding-left="0.253cm" fo:padding-right="0.253cm" fo:wrap-option="wrap" draw:shadow-color="#808080"/>
      <style:paragraph-properties fo:text-align="center"/>
    </style:style>
    <style:style style:name="gr33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253cm" fo:min-width="4.484cm" fo:padding-top="0.126cm" fo:padding-bottom="0.126cm" fo:padding-left="0.253cm" fo:padding-right="0.253cm" fo:wrap-option="wrap" draw:shadow-color="#808080"/>
      <style:paragraph-properties fo:text-align="center"/>
    </style:style>
    <style:style style:name="gr34" style:family="graphic">
      <style:graphic-properties draw:stroke="none" draw:fill="none" draw:fill-color="#ffffff" draw:textarea-horizontal-align="justify" draw:textarea-vertical-align="top" draw:auto-grow-height="false" fo:min-height="0.848cm" fo:min-width="22.366cm" fo:padding-top="0.101cm" fo:padding-bottom="0cm" fo:padding-left="0.126cm" fo:padding-right="0.126cm" fo:wrap-option="wrap" draw:shadow-color="#808080"/>
      <style:paragraph-properties fo:text-align="center"/>
    </style:style>
    <style:style style:name="gr35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0.829cm" fo:min-width="4.734cm" fo:padding-top="0.126cm" fo:padding-bottom="0.126cm" fo:padding-left="0.253cm" fo:padding-right="0.253cm" fo:wrap-option="wrap" draw:shadow-color="#808080"/>
      <style:paragraph-properties fo:text-align="center"/>
    </style:style>
    <style:style style:name="gr36" style:family="graphic">
      <style:graphic-properties draw:stroke="none" draw:fill="none" draw:fill-color="#ffffff" draw:textarea-horizontal-align="justify" draw:textarea-vertical-align="middle" draw:auto-grow-height="false" fo:min-height="1.112cm" fo:min-width="12.44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>
      <style:graphic-properties draw:stroke="none" draw:fill="none" draw:fill-color="#ffffff" draw:textarea-horizontal-align="justify" draw:textarea-vertical-align="middle" draw:auto-grow-height="false" fo:min-height="1.034cm" fo:min-width="18.19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0.909cm" fo:min-width="3.51cm" fo:padding-top="0.126cm" fo:padding-bottom="0.126cm" fo:padding-left="0.253cm" fo:padding-right="0.253cm" fo:wrap-option="wrap" draw:shadow-color="#808080"/>
      <style:paragraph-properties fo:text-align="center"/>
    </style:style>
    <style:style style:name="gr39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0.855cm" fo:min-width="3.552cm" fo:padding-top="0.126cm" fo:padding-bottom="0.126cm" fo:padding-left="0.253cm" fo:padding-right="0.253cm" fo:wrap-option="wrap" draw:shadow-color="#808080"/>
      <style:paragraph-properties fo:text-align="center"/>
    </style:style>
    <style:style style:name="gr40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0.993cm" fo:min-width="3.617cm" fo:padding-top="0.126cm" fo:padding-bottom="0.126cm" fo:padding-left="0.253cm" fo:padding-right="0.253cm" fo:wrap-option="wrap" draw:shadow-color="#808080"/>
      <style:paragraph-properties fo:text-align="center"/>
    </style:style>
    <style:style style:name="gr41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0.987cm" fo:min-width="3.459cm" fo:padding-top="0.126cm" fo:padding-bottom="0.126cm" fo:padding-left="0.253cm" fo:padding-right="0.253cm" fo:wrap-option="wrap" draw:shadow-color="#808080"/>
      <style:paragraph-properties fo:text-align="center"/>
    </style:style>
    <style:style style:name="gr42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013cm" fo:min-width="3.688cm" fo:padding-top="0.126cm" fo:padding-bottom="0.126cm" fo:padding-left="0.253cm" fo:padding-right="0.253cm" fo:wrap-option="wrap" draw:shadow-color="#808080"/>
      <style:paragraph-properties fo:text-align="center"/>
    </style:style>
    <style:style style:name="gr43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145cm" fo:min-width="4.061cm" fo:padding-top="0.126cm" fo:padding-bottom="0.126cm" fo:padding-left="0.253cm" fo:padding-right="0.253cm" fo:wrap-option="wrap" draw:shadow-color="#808080"/>
      <style:paragraph-properties fo:text-align="center"/>
    </style:style>
    <style:style style:name="gr44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279cm" fo:min-width="3.774cm" fo:padding-top="0.126cm" fo:padding-bottom="0.126cm" fo:padding-left="0.253cm" fo:padding-right="0.253cm" fo:wrap-option="wrap" draw:shadow-color="#808080"/>
      <style:paragraph-properties fo:text-align="center"/>
    </style:style>
    <style:style style:name="gr45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0.879cm" fo:min-width="3.59cm" fo:padding-top="0.126cm" fo:padding-bottom="0.126cm" fo:padding-left="0.253cm" fo:padding-right="0.253cm" fo:wrap-option="wrap" draw:shadow-color="#808080"/>
      <style:paragraph-properties fo:text-align="center"/>
    </style:style>
    <style:style style:name="gr46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0.855cm" fo:min-width="3.532cm" fo:padding-top="0.126cm" fo:padding-bottom="0.126cm" fo:padding-left="0.253cm" fo:padding-right="0.253cm" fo:wrap-option="wrap" draw:shadow-color="#808080"/>
      <style:paragraph-properties fo:text-align="center"/>
    </style:style>
    <style:style style:name="gr47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223cm" fo:min-width="4.351cm" fo:padding-top="0.126cm" fo:padding-bottom="0.126cm" fo:padding-left="0.253cm" fo:padding-right="0.253cm" fo:wrap-option="wrap" draw:shadow-color="#808080"/>
      <style:paragraph-properties fo:text-align="center"/>
    </style:style>
    <style:style style:name="gr48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146cm" fo:min-width="4.321cm" fo:padding-top="0.126cm" fo:padding-bottom="0.126cm" fo:padding-left="0.253cm" fo:padding-right="0.253cm" fo:wrap-option="wrap" draw:shadow-color="#808080"/>
      <style:paragraph-properties fo:text-align="center"/>
    </style:style>
    <style:style style:name="gr49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0.859cm" fo:min-width="3.531cm" fo:padding-top="0.126cm" fo:padding-bottom="0.126cm" fo:padding-left="0.253cm" fo:padding-right="0.253cm" fo:wrap-option="wrap" draw:shadow-color="#808080"/>
      <style:paragraph-properties fo:text-align="center"/>
    </style:style>
    <style:style style:name="gr50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173cm" fo:min-width="4.348cm" fo:padding-top="0.126cm" fo:padding-bottom="0.126cm" fo:padding-left="0.253cm" fo:padding-right="0.253cm" fo:wrap-option="wrap" draw:shadow-color="#808080"/>
      <style:paragraph-properties fo:text-align="center"/>
    </style:style>
    <style:style style:name="gr51" style:family="graphic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>
      <style:graphic-properties draw:stroke="none" draw:fill="none" draw:fill-color="#ffffff" draw:textarea-horizontal-align="justify" draw:textarea-vertical-align="top" draw:auto-grow-height="false" fo:min-height="0.825cm" fo:min-width="26.352cm" fo:padding-top="0.101cm" fo:padding-bottom="0cm" fo:padding-left="0.126cm" fo:padding-right="0.126cm" fo:wrap-option="wrap" draw:shadow-color="#808080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solid" draw:fill-color="#808080"/>
      <style:paragraph-properties fo:text-align="center" style:writing-mode="lr-tb"/>
    </style:style>
    <style:style style:name="P4" style:family="paragraph">
      <loext:graphic-properties draw:fill="solid" draw:fill-color="#4f81bd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 draw:fill-color="#31859b"/>
      <style:paragraph-properties fo:text-align="center" style:writing-mode="lr-tb"/>
    </style:style>
    <style:style style:name="P7" style:family="paragraph">
      <loext:graphic-properties draw:fill="solid" draw:fill-color="#ffffff"/>
      <style:paragraph-properties fo:text-align="center" style:writing-mode="lr-tb"/>
    </style:style>
    <style:style style:name="P8" style:family="paragraph">
      <loext:graphic-properties draw:fill="solid" draw:fill-color="#ffffff"/>
      <style:paragraph-properties style:writing-mode="lr-tb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3" style:family="text">
      <style:text-properties fo:color="#ffffff" loext:opacity="100%" style:text-outline="false" style:text-line-through-style="none" style:text-line-through-type="none" style:text-position="0% 100%" fo:font-family="Calibri" fo:font-size="11pt" fo:font-style="normal" fo:text-shadow="none" style:text-underline-style="none" fo:font-weight="normal" style:font-size-asian="11pt" style:font-style-asian="normal" style:font-weight-asian="normal" style:font-family-complex="Calibri" style:font-size-complex="11pt" style:font-style-complex="normal" style:font-weight-complex="normal"/>
    </style:style>
    <style:style style:name="T4" style:family="text">
      <style:text-properties fo:color="#ffffff" loext:opacity="100%" style:text-outline="false" style:text-line-through-style="none" style:text-line-through-type="none" style:text-position="0% 100%" fo:font-family="Calibri" fo:font-size="10pt" fo:font-style="normal" fo:text-shadow="none" style:text-underline-style="none" fo:font-weight="normal" style:font-size-asian="10pt" style:font-style-asian="normal" style:font-weight-asian="normal" style:font-family-complex="Calibri" style:font-size-complex="10pt" style:font-style-complex="normal" style:font-weight-complex="normal"/>
    </style:style>
    <style:style style:name="T5" style:family="text">
      <style:text-properties fo:color="#000000" loext:opacity="100%" style:text-outline="false" style:text-line-through-style="none" style:text-line-through-type="none" style:text-position="0% 100%" fo:font-family="Calibri" fo:font-size="14pt" fo:font-style="normal" fo:text-shadow="none" style:text-underline-style="none" fo:font-weight="normal" style:font-size-asian="14pt" style:font-style-asian="normal" style:font-weight-asian="normal" style:font-family-complex="Calibri" style:font-size-complex="14pt" style:font-style-complex="normal" style:font-weight-complex="normal"/>
    </style:style>
    <style:style style:name="T6" style:family="text">
      <style:text-properties fo:color="#000000" loext:opacity="100%" style:text-outline="false" style:text-line-through-style="none" style:text-line-through-type="none" style:text-position="0% 100%" fo:font-family="Calibri" fo:font-size="11pt" fo:font-style="normal" fo:text-shadow="none" style:text-underline-style="none" fo:font-weight="normal" style:font-size-asian="11pt" style:font-style-asian="normal" style:font-weight-asian="normal" style:font-family-complex="Calibri" style:font-size-complex="11pt" style:font-style-complex="normal" style:font-weight-complex="normal"/>
    </style:style>
    <style:style style:name="T7" style:family="text">
      <style:text-properties fo:color="#000000" style:font-name="Arial1" fo:font-size="10pt" fo:font-weight="bold" style:text-underline-style="none" style:text-underline-color="font-color" style:text-line-through-type="none" fo:font-style="italic" style:text-outline="false" fo:text-shadow="none" style:text-position="0% 100%" style:font-name-complex="Arial1" style:font-size-asian="10pt" style:font-size-complex="10pt" style:font-weight-asian="bold" style:font-weight-complex="bold" style:font-style-asian="italic" style:font-style-complex="italic"/>
    </style:style>
    <style:style style:name="T8" style:family="text">
      <style:text-properties fo:color="#000000" style:font-name="Arial1" fo:font-size="10pt" fo:font-weight="bold" style:text-underline-style="none" style:text-underline-color="font-color" style:text-line-through-type="none" style:text-outline="false" fo:text-shadow="none" style:text-position="0% 100%" style:font-name-complex="Arial1" style:font-size-asian="10pt" style:font-size-complex="10pt" style:font-weight-asian="bold" style:font-weight-complex="bold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ustomer funding&quot;;&quot;Private Venture on Business Plan&quot;;&quot;Mixed&quot;)" table:allow-empty-cell="true" table:display-list="unsorted" table:base-cell-address="'1a-Identification_Projet'.E8">
          <table:error-message table:message-type="stop" table:display="true"/>
        </table:content-validation>
      </table:content-validations>
      <table:table table:name="1a-Identification_Projet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number-columns-repeated="9" table:default-cell-style-name="ce20"/>
        <table:table-column table:style-name="co6" table:default-cell-style-name="ce20"/>
        <table:table-column table:style-name="co2" table:number-columns-repeated="12" table:default-cell-style-name="ce20"/>
        <table:table-column table:style-name="co7" table:number-columns-repeated="231" table:default-cell-style-name="ce20"/>
        <table:table-row table:style-name="ro1">
          <table:table-cell table:style-name="ce1"/>
          <table:table-cell table:style-name="ce3">
            <draw:custom-shape draw:z-index="0" draw:name="Shape 3" draw:style-name="gr1" draw:text-style-name="P2" svg:width="25.224cm" svg:height="0.817cm" svg:x="0.734cm" svg:y="0.211cm">
              <text:p text:style-name="P1"><text:span text:style-name="T1">Dossier de pilotage de projet ; Identification Projet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1" table:number-columns-repeated="9"/>
          <table:table-cell table:style-name="ce87" office:value-type="string" calcext:value-type="string" table:number-columns-spanned="3" table:number-rows-spanned="1">
            <text:p>VERSION 1.0</text:p>
          </table:table-cell>
          <table:covered-table-cell table:number-columns-repeated="2" table:style-name="ce87"/>
          <table:table-cell table:style-name="ce1"/>
          <table:table-cell table:style-name="ce26"/>
          <table:table-cell table:style-name="ce1" table:number-columns-repeated="10"/>
          <table:table-cell table:number-columns-repeated="231"/>
        </table:table-row>
        <table:table-row table:style-name="ro1">
          <table:table-cell table:style-name="ce1"/>
          <table:table-cell table:style-name="ce4"/>
          <table:table-cell table:style-name="ce12" table:number-columns-repeated="9"/>
          <table:table-cell table:style-name="ce91" office:value-type="string" calcext:value-type="string" table:number-columns-spanned="3" table:number-rows-spanned="1">
            <text:p>20/12/2023</text:p>
          </table:table-cell>
          <table:covered-table-cell table:number-columns-repeated="2" table:style-name="ce91"/>
          <table:table-cell table:style-name="ce1" table:number-columns-repeated="12"/>
          <table:table-cell table:number-columns-repeated="231"/>
        </table:table-row>
        <table:table-row table:style-name="ro1">
          <table:table-cell table:style-name="ce1"/>
          <table:table-cell table:style-name="ce5"/>
          <table:table-cell table:style-name="ce13" table:number-columns-repeated="9"/>
          <table:table-cell table:style-name="ce95" office:value-type="string" calcext:value-type="string" table:number-columns-spanned="3" table:number-rows-spanned="1">
            <text:p>IAFA-tigables</text:p>
          </table:table-cell>
          <table:covered-table-cell table:number-columns-repeated="2" table:style-name="ce95"/>
          <table:table-cell table:style-name="ce1"/>
          <table:table-cell table:style-name="ce26"/>
          <table:table-cell table:style-name="ce1" table:number-columns-repeated="10"/>
          <table:table-cell table:number-columns-repeated="231"/>
        </table:table-row>
        <table:table-row table:style-name="ro1">
          <table:table-cell table:style-name="ce1" table:number-columns-repeated="15"/>
          <table:table-cell table:style-name="ce26"/>
          <table:table-cell table:style-name="ce1" table:number-columns-repeated="10"/>
          <table:table-cell table:number-columns-repeated="231"/>
        </table:table-row>
        <table:table-row table:style-name="ro2">
          <table:table-cell table:style-name="ce1"/>
          <table:table-cell table:style-name="ce23" office:value-type="string" calcext:value-type="string" table:number-columns-spanned="2" table:number-rows-spanned="1">
            <text:p>Projet</text:p>
          </table:table-cell>
          <table:covered-table-cell table:style-name="ce23"/>
          <table:table-cell table:style-name="ce16"/>
          <table:table-cell table:style-name="ce80" office:value-type="string" calcext:value-type="string" table:number-columns-spanned="10" table:number-rows-spanned="1">
            <text:p>Subjectivity Detection in fake news; CheckThat! Task 2</text:p>
          </table:table-cell>
          <table:covered-table-cell table:number-columns-repeated="9" table:style-name="ce80"/>
          <table:table-cell table:style-name="ce1" table:number-columns-repeated="12"/>
          <table:table-cell table:number-columns-repeated="231"/>
        </table:table-row>
        <table:table-row table:style-name="ro3">
          <table:table-cell table:style-name="ce1"/>
          <table:table-cell table:style-name="ce7"/>
          <table:table-cell table:style-name="ce14"/>
          <table:table-cell table:style-name="ce1"/>
          <table:table-cell table:style-name="ce19" table:number-columns-repeated="10"/>
          <table:table-cell table:style-name="ce1" table:number-columns-repeated="12"/>
          <table:table-cell table:number-columns-repeated="231"/>
        </table:table-row>
        <table:table-row table:style-name="ro4">
          <table:table-cell table:style-name="ce1"/>
          <table:table-cell table:style-name="ce23" office:value-type="string" calcext:value-type="string" table:number-columns-spanned="2" table:number-rows-spanned="1">
            <text:p>Responsable Dossier</text:p>
          </table:table-cell>
          <table:covered-table-cell table:style-name="ce23"/>
          <table:table-cell table:style-name="ce16"/>
          <table:table-cell table:style-name="ce83" office:value-type="string" calcext:value-type="string" table:number-columns-spanned="10" table:number-rows-spanned="1">
            <text:p>J. OLEIWAN - A. DELMOTE</text:p>
          </table:table-cell>
          <table:covered-table-cell table:number-columns-repeated="9" table:style-name="ce83"/>
          <table:table-cell table:style-name="ce1" table:number-columns-repeated="12"/>
          <table:table-cell table:number-columns-repeated="231"/>
        </table:table-row>
        <table:table-row table:style-name="ro5">
          <table:table-cell table:style-name="ce1"/>
          <table:table-cell table:style-name="ce8"/>
          <table:table-cell table:style-name="ce15"/>
          <table:table-cell table:style-name="ce16"/>
          <table:table-cell table:style-name="ce21" table:content-validation-name="val1" table:number-columns-repeated="10"/>
          <table:table-cell table:style-name="ce1" table:number-columns-repeated="12"/>
          <table:table-cell table:number-columns-repeated="231"/>
        </table:table-row>
        <table:table-row table:style-name="ro6">
          <table:table-cell table:style-name="ce1"/>
          <table:table-cell table:style-name="ce48" office:value-type="string" calcext:value-type="string" table:number-columns-spanned="2" table:number-rows-spanned="1">
            <text:p>Période couverte par le dossier</text:p>
          </table:table-cell>
          <table:covered-table-cell table:style-name="ce48"/>
          <table:table-cell table:style-name="ce16"/>
          <table:table-cell table:style-name="ce86" office:value-type="string" calcext:value-type="string" table:number-columns-spanned="10" table:number-rows-spanned="1">
            <text:p>18/12/2023 =&gt; 30/04/2024</text:p>
            <text:p/>
            <text:p/>
          </table:table-cell>
          <table:covered-table-cell table:number-columns-repeated="9" table:style-name="ce86"/>
          <table:table-cell table:style-name="ce1" table:number-columns-repeated="12"/>
          <table:table-cell table:number-columns-repeated="231"/>
        </table:table-row>
        <table:table-row table:style-name="ro7">
          <table:table-cell table:style-name="ce1"/>
          <table:table-cell table:style-name="ce8"/>
          <table:table-cell table:style-name="ce15"/>
          <table:table-cell table:style-name="ce16"/>
          <table:table-cell table:style-name="ce21" table:content-validation-name="val1" table:number-columns-repeated="10"/>
          <table:table-cell table:style-name="ce1" table:number-columns-repeated="12"/>
          <table:table-cell table:number-columns-repeated="231"/>
        </table:table-row>
        <table:table-row table:style-name="ro8">
          <table:table-cell table:style-name="ce1"/>
          <table:table-cell table:style-name="ce23" office:value-type="string" calcext:value-type="string" table:number-columns-spanned="2" table:number-rows-spanned="1">
            <text:p>Objectifs du projet</text:p>
          </table:table-cell>
          <table:covered-table-cell table:style-name="ce23"/>
          <table:table-cell table:style-name="ce16"/>
          <table:table-cell table:style-name="ce86" office:value-type="string" calcext:value-type="string" table:number-columns-spanned="10" table:number-rows-spanned="1">
            <text:p>Réaliser des modèles d'apprentissage automatique </text:p>
          </table:table-cell>
          <table:covered-table-cell table:number-columns-repeated="9" table:style-name="ce86"/>
          <table:table-cell table:style-name="ce1" table:number-columns-repeated="12"/>
          <table:table-cell table:number-columns-repeated="231"/>
        </table:table-row>
        <table:table-row table:style-name="ro7">
          <table:table-cell table:style-name="ce1"/>
          <table:table-cell table:style-name="ce8"/>
          <table:table-cell table:style-name="ce15"/>
          <table:table-cell table:style-name="ce16"/>
          <table:table-cell table:style-name="ce21" table:content-validation-name="val1" table:number-columns-repeated="10"/>
          <table:table-cell table:style-name="ce1" table:number-columns-repeated="12"/>
          <table:table-cell table:number-columns-repeated="231"/>
        </table:table-row>
        <table:table-row table:style-name="ro9">
          <table:table-cell table:style-name="ce1"/>
          <table:table-cell table:style-name="ce10" table:number-columns-repeated="2"/>
          <table:table-cell table:style-name="ce17"/>
          <table:table-cell table:style-name="ce1" table:number-columns-repeated="22"/>
          <table:table-cell table:number-columns-repeated="231"/>
        </table:table-row>
        <table:table-row table:style-name="ro10">
          <table:table-cell table:style-name="ce1" table:number-columns-repeated="26"/>
          <table:table-cell table:number-columns-repeated="231"/>
        </table:table-row>
        <table:table-row table:style-name="ro1" table:number-rows-repeated="984">
          <table:table-cell table:style-name="ce1" table:number-columns-repeated="26"/>
          <table:table-cell table:number-columns-repeated="231"/>
        </table:table-row>
        <table:table-row table:style-name="ro1">
          <table:table-cell table:style-name="ce1" table:number-columns-repeated="4"/>
          <table:table-cell table:number-columns-repeated="10"/>
          <table:table-cell table:style-name="ce1" table:number-columns-repeated="12"/>
          <table:table-cell table:number-columns-repeated="231"/>
        </table:table-row>
        <table:table-row table:style-name="ro1">
          <table:table-cell table:number-columns-repeated="14"/>
          <table:table-cell table:style-name="ce1" table:number-columns-repeated="4"/>
          <table:table-cell/>
          <table:table-cell table:style-name="ce1" table:number-columns-repeated="7"/>
          <table:table-cell table:number-columns-repeated="231"/>
        </table:table-row>
        <table:table-row table:style-name="ro11" table:number-rows-repeated="1047575">
          <table:table-cell table:number-columns-repeated="257"/>
        </table:table-row>
        <table:table-row table:style-name="ro11">
          <table:table-cell table:number-columns-repeated="257"/>
        </table:table-row>
      </table:table>
      <table:table table:name="1b-_Besoin_capturé" table:style-name="ta2">
        <table:table-column table:style-name="co8" table:default-cell-style-name="ce20"/>
        <table:table-column table:style-name="co2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18" table:default-cell-style-name="ce20"/>
        <table:table-column table:style-name="co7" table:number-columns-repeated="231" table:default-cell-style-name="ce20"/>
        <table:table-row table:style-name="ro12">
          <table:table-cell table:style-name="ce27">
            <draw:custom-shape draw:z-index="0" draw:name="Shape 12" draw:style-name="gr2" draw:text-style-name="P2" svg:width="35.831cm" svg:height="1.451cm" svg:x="1.695cm" svg:y="0cm">
              <text:p text:style-name="P1"><text:span text:style-name="T2">Besoin Capturé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2" table:number-columns-repeated="5"/>
          <table:table-cell table:style-name="ce27" table:formula="of:=[$'1a-Identification_Projet'.$L1]" office:value-type="string" office:string-value="VERSION 1.0" calcext:value-type="string">
            <text:p>VERSION 1.0</text:p>
          </table:table-cell>
          <table:table-cell table:style-name="ce1" table:number-columns-repeated="19"/>
          <table:table-cell table:number-columns-repeated="231"/>
        </table:table-row>
        <table:table-row table:style-name="ro1">
          <table:table-cell table:style-name="ce28"/>
          <table:table-cell table:style-name="ce33" table:number-columns-repeated="5"/>
          <table:table-cell table:style-name="ce43" table:formula="of:=[$'1a-Identification_Projet'.$L2]" office:value-type="string" office:string-value="20/12/2023" calcext:value-type="string">
            <text:p>20/12/2023</text:p>
          </table:table-cell>
          <table:table-cell table:style-name="ce1" table:number-columns-repeated="19"/>
          <table:table-cell table:number-columns-repeated="231"/>
        </table:table-row>
        <table:table-row table:style-name="ro13">
          <table:table-cell table:style-name="ce29"/>
          <table:table-cell table:style-name="ce34" table:number-columns-repeated="5"/>
          <table:table-cell table:style-name="ce44" table:formula="of:=[$'1a-Identification_Projet'.$L3]" office:value-type="string" office:string-value="IAFA-tigables" calcext:value-type="string">
            <text:p>IAFA-tigables</text:p>
          </table:table-cell>
          <table:table-cell table:style-name="ce1" table:number-columns-repeated="19"/>
          <table:table-cell table:number-columns-repeated="231"/>
        </table:table-row>
        <table:table-row table:style-name="ro1">
          <table:table-cell table:style-name="ce1"/>
          <table:table-cell table:style-name="ce35" table:number-columns-repeated="3"/>
          <table:table-cell table:style-name="ce39" table:number-columns-repeated="3"/>
          <table:table-cell table:style-name="ce1" table:number-columns-repeated="19"/>
          <table:table-cell table:number-columns-repeated="231"/>
        </table:table-row>
        <table:table-row table:style-name="ro10">
          <table:table-cell table:style-name="ce1" table:number-columns-repeated="4"/>
          <table:table-cell table:style-name="ce39" table:number-columns-repeated="3"/>
          <table:table-cell table:style-name="ce1" table:number-columns-repeated="19"/>
          <table:table-cell table:number-columns-repeated="231"/>
        </table:table-row>
        <table:table-row table:style-name="ro10">
          <table:table-cell table:style-name="ce14" office:value-type="string" calcext:value-type="string">
            <text:p>Exigences Client</text:p>
          </table:table-cell>
          <table:table-cell table:style-name="ce36" table:number-columns-repeated="3"/>
          <table:table-cell table:style-name="ce40" table:number-columns-repeated="3"/>
          <table:table-cell table:style-name="ce1" table:number-columns-repeated="19"/>
          <table:table-cell table:number-columns-repeated="231"/>
        </table:table-row>
        <table:table-row table:style-name="ro14">
          <table:table-cell table:style-name="ce30" office:value-type="string" calcext:value-type="string">
            <text:p>Categorie</text:p>
          </table:table-cell>
          <table:table-cell table:style-name="ce30" office:value-type="string" calcext:value-type="string">
            <text:p>ID d'exigence</text:p>
          </table:table-cell>
          <table:table-cell table:style-name="ce30" office:value-type="string" calcext:value-type="string">
            <text:p>Criticité (Obligatioire/ Souhaitée/exemple)</text:p>
          </table:table-cell>
          <table:table-cell table:style-name="ce37" office:value-type="string" calcext:value-type="string">
            <text:p>Description Exigence</text:p>
          </table:table-cell>
          <table:table-cell table:style-name="ce41" office:value-type="string" calcext:value-type="string">
            <text:p>Methode d'acceptation</text:p>
          </table:table-cell>
          <table:table-cell table:style-name="ce1" table:number-columns-repeated="21"/>
          <table:table-cell table:number-columns-repeated="231"/>
        </table:table-row>
        <table:table-row table:style-name="ro11">
          <table:table-cell table:style-name="ce31" office:value-type="string" calcext:value-type="string">
            <text:p>Recherche Projet</text:p>
          </table:table-cell>
          <table:table-cell table:style-name="ce31" office:value-type="string" calcext:value-type="string">
            <text:p>RP001</text:p>
          </table:table-cell>
          <table:table-cell table:style-name="ce31" office:value-type="string" calcext:value-type="string">
            <text:p>Obligatoire</text:p>
          </table:table-cell>
          <table:table-cell table:style-name="ce38" office:value-type="string" calcext:value-type="string">
            <text:p>Recherche d'informations sur les methodes Largue Language Models et Dictionnaire</text:p>
          </table:table-cell>
          <table:table-cell table:style-name="ce42" office:value-type="string" calcext:value-type="string">
            <text:p>Texte (synthèses d'articles scientifiques)</text:p>
          </table:table-cell>
          <table:table-cell table:style-name="ce1" table:number-columns-repeated="21"/>
          <table:table-cell table:number-columns-repeated="231"/>
        </table:table-row>
        <table:table-row table:style-name="ro1">
          <table:table-cell table:style-name="ce31" office:value-type="string" calcext:value-type="string">
            <text:p>Recherche Projet</text:p>
          </table:table-cell>
          <table:table-cell table:style-name="ce31" office:value-type="string" calcext:value-type="string">
            <text:p>RP002</text:p>
          </table:table-cell>
          <table:table-cell table:style-name="ce31" office:value-type="string" calcext:value-type="string">
            <text:p>Obligatoire</text:p>
          </table:table-cell>
          <table:table-cell table:style-name="ce38" office:value-type="string" calcext:value-type="string">
            <text:p>Recherche d'informations sur les méthodes utilisées les années prédédentes dans CLEF</text:p>
          </table:table-cell>
          <table:table-cell table:style-name="ce42" office:value-type="string" calcext:value-type="string">
            <text:p>Texte (synthèses d'articles scientifiques)</text:p>
          </table:table-cell>
          <table:table-cell table:style-name="ce1" table:number-columns-repeated="2"/>
          <table:table-cell table:style-name="ce39"/>
          <table:table-cell table:style-name="ce1" table:number-columns-repeated="18"/>
          <table:table-cell table:number-columns-repeated="231"/>
        </table:table-row>
        <table:table-row table:style-name="ro1">
          <table:table-cell table:style-name="ce31" office:value-type="string" calcext:value-type="string">
            <text:p>Recherche Projet</text:p>
          </table:table-cell>
          <table:table-cell table:style-name="ce31" office:value-type="string" calcext:value-type="string">
            <text:p>RP003</text:p>
          </table:table-cell>
          <table:table-cell table:style-name="ce31" office:value-type="string" calcext:value-type="string">
            <text:p>Obligatoire</text:p>
          </table:table-cell>
          <table:table-cell table:style-name="ce38" office:value-type="string" calcext:value-type="string">
            <text:p>Recherche d'information sur les détails de la tâche à réaliser</text:p>
          </table:table-cell>
          <table:table-cell table:style-name="ce42" office:value-type="string" calcext:value-type="string">
            <text:p>Texte (synthèses d'articles scientifiques)</text:p>
          </table:table-cell>
          <table:table-cell table:style-name="ce1" table:number-columns-repeated="2"/>
          <table:table-cell table:style-name="ce39"/>
          <table:table-cell table:style-name="ce1" table:number-columns-repeated="18"/>
          <table:table-cell table:number-columns-repeated="231"/>
        </table:table-row>
        <table:table-row-group>
          <table:table-row-group>
            <table:table-row table:style-name="ro1">
              <table:table-cell table:style-name="ce31" office:value-type="string" calcext:value-type="string">
                <text:p>Recherche Projet</text:p>
              </table:table-cell>
              <table:table-cell table:style-name="ce31" office:value-type="string" calcext:value-type="string">
                <text:p>RP004</text:p>
              </table:table-cell>
              <table:table-cell table:style-name="ce31" office:value-type="string" calcext:value-type="string">
                <text:p>Obligatoire</text:p>
              </table:table-cell>
              <table:table-cell table:style-name="ce38" office:value-type="string" calcext:value-type="string">
                <text:p>Recherche d'information sur le prompt engineering</text:p>
              </table:table-cell>
              <table:table-cell table:style-name="ce42" office:value-type="string" calcext:value-type="string">
                <text:p>Texte (synthèses d'articles scientifiques)</text:p>
              </table:table-cell>
              <table:table-cell table:style-name="ce1" table:number-columns-repeated="21"/>
              <table:table-cell table:number-columns-repeated="231"/>
            </table:table-row>
            <table:table-row table:style-name="ro1">
              <table:table-cell table:style-name="ce31" table:number-columns-repeated="3"/>
              <table:table-cell table:style-name="ce38"/>
              <table:table-cell table:style-name="ce42"/>
              <table:table-cell table:style-name="ce1" table:number-columns-repeated="3"/>
              <table:table-cell table:style-name="ce39" table:number-columns-repeated="18"/>
              <table:table-cell table:number-columns-repeated="231"/>
            </table:table-row>
            <table:table-row table:style-name="ro1">
              <table:table-cell table:style-name="ce31" office:value-type="string" calcext:value-type="string">
                <text:p>Developement Projet</text:p>
              </table:table-cell>
              <table:table-cell table:style-name="ce31" office:value-type="string" calcext:value-type="string">
                <text:p>DP001</text:p>
              </table:table-cell>
              <table:table-cell table:style-name="ce31" office:value-type="string" calcext:value-type="string">
                <text:p>Obligatoire</text:p>
              </table:table-cell>
              <table:table-cell table:style-name="ce38" office:value-type="string" calcext:value-type="string">
                <text:p>Le système doit comproter un modèle basé sur LLM</text:p>
              </table:table-cell>
              <table:table-cell table:style-name="ce42" office:value-type="string" calcext:value-type="string">
                <text:p>Test proto/Scripts Test</text:p>
              </table:table-cell>
              <table:table-cell table:style-name="ce1" table:number-columns-repeated="3"/>
              <table:table-cell table:style-name="ce39" table:number-columns-repeated="18"/>
              <table:table-cell table:number-columns-repeated="231"/>
            </table:table-row>
            <table:table-row table:style-name="ro1">
              <table:table-cell table:style-name="ce31" office:value-type="string" calcext:value-type="string">
                <text:p>Developement Projet</text:p>
              </table:table-cell>
              <table:table-cell table:style-name="ce31" office:value-type="string" calcext:value-type="string">
                <text:p>DP002</text:p>
              </table:table-cell>
              <table:table-cell table:style-name="ce31" office:value-type="string" calcext:value-type="string">
                <text:p>Obligatoire</text:p>
              </table:table-cell>
              <table:table-cell table:style-name="ce38" office:value-type="string" calcext:value-type="string">
                <text:p>Le système doit comporter un modèle basé sur dictionaire</text:p>
              </table:table-cell>
              <table:table-cell table:style-name="ce42" office:value-type="string" calcext:value-type="string">
                <text:p>Test proto/Scripts Test</text:p>
              </table:table-cell>
              <table:table-cell table:style-name="ce1" table:number-columns-repeated="9"/>
              <table:table-cell table:style-name="ce39" table:number-columns-repeated="12"/>
              <table:table-cell table:number-columns-repeated="231"/>
            </table:table-row>
            <table:table-row table:style-name="ro1">
              <table:table-cell table:style-name="ce31" office:value-type="string" calcext:value-type="string">
                <text:p>Developement Projet</text:p>
              </table:table-cell>
              <table:table-cell table:style-name="ce31" office:value-type="string" calcext:value-type="string">
                <text:p>DP003</text:p>
              </table:table-cell>
              <table:table-cell table:style-name="ce31" office:value-type="string" calcext:value-type="string">
                <text:p>Obligatoire</text:p>
              </table:table-cell>
              <table:table-cell table:style-name="ce38" office:value-type="string" calcext:value-type="string">
                <text:p>Le système doit comporter une partie fontionnelle d'évaluation des modèles</text:p>
              </table:table-cell>
              <table:table-cell table:style-name="ce42" office:value-type="string" calcext:value-type="string">
                <text:p>Test proto/Scripts Test</text:p>
              </table:table-cell>
              <table:table-cell table:style-name="ce1" table:number-columns-repeated="21"/>
              <table:table-cell table:number-columns-repeated="231"/>
            </table:table-row>
            <table:table-row table:style-name="ro1">
              <table:table-cell table:style-name="ce31" office:value-type="string" calcext:value-type="string">
                <text:p>Developement Projet</text:p>
              </table:table-cell>
              <table:table-cell table:style-name="ce31" office:value-type="string" calcext:value-type="string">
                <text:p>DP004</text:p>
              </table:table-cell>
              <table:table-cell table:style-name="ce31" office:value-type="string" calcext:value-type="string">
                <text:p>Obligatoire</text:p>
              </table:table-cell>
              <table:table-cell table:style-name="ce38" office:value-type="string" calcext:value-type="string">
                <text:p>Le système doit être capable de détecter si une phrase est subjective ou objective</text:p>
              </table:table-cell>
              <table:table-cell table:style-name="ce42" office:value-type="string" calcext:value-type="string">
                <text:p>Test proto/Scripts Test</text:p>
              </table:table-cell>
              <table:table-cell table:style-name="ce1" table:number-columns-repeated="21"/>
              <table:table-cell table:number-columns-repeated="231"/>
            </table:table-row>
          </table:table-row-group>
        </table:table-row-group>
        <table:table-row table:style-name="ro1">
          <table:table-cell table:style-name="ce31" table:number-columns-repeated="3"/>
          <table:table-cell table:style-name="ce38"/>
          <table:table-cell table:style-name="ce42"/>
          <table:table-cell table:style-name="ce1" table:number-columns-repeated="21"/>
          <table:table-cell table:number-columns-repeated="231"/>
        </table:table-row>
        <table:table-row table:style-name="ro1">
          <table:table-cell table:style-name="ce31" office:value-type="string" calcext:value-type="string">
            <text:p>Gestion de projet</text:p>
          </table:table-cell>
          <table:table-cell table:style-name="ce31" office:value-type="string" calcext:value-type="string">
            <text:p>GP001</text:p>
          </table:table-cell>
          <table:table-cell table:style-name="ce31" office:value-type="string" calcext:value-type="string">
            <text:p>Obligatoire</text:p>
          </table:table-cell>
          <table:table-cell table:style-name="ce38" office:value-type="string" calcext:value-type="string">
            <text:p>La projet devra se dérouler au maximum sur quatre mois à partir de la date de lancement.</text:p>
          </table:table-cell>
          <table:table-cell table:style-name="ce42" office:value-type="string" calcext:value-type="string">
            <text:p>Suivi/Bilan</text:p>
          </table:table-cell>
          <table:table-cell table:style-name="ce1" table:number-columns-repeated="21"/>
          <table:table-cell table:number-columns-repeated="231"/>
        </table:table-row>
        <table:table-row table:style-name="ro1" table:number-rows-repeated="3">
          <table:table-cell table:style-name="ce1" table:number-columns-repeated="4"/>
          <table:table-cell table:style-name="ce39" table:number-columns-repeated="3"/>
          <table:table-cell table:style-name="ce1" table:number-columns-repeated="19"/>
          <table:table-cell table:number-columns-repeated="231"/>
        </table:table-row>
        <table:table-row table:style-name="ro1">
          <table:table-cell table:style-name="ce1" table:number-columns-repeated="4"/>
          <table:table-cell table:style-name="ce39"/>
          <table:table-cell/>
          <table:table-cell table:style-name="ce39"/>
          <table:table-cell table:style-name="ce1" table:number-columns-repeated="19"/>
          <table:table-cell table:number-columns-repeated="231"/>
        </table:table-row>
        <table:table-row table:style-name="ro1" table:number-rows-repeated="12">
          <table:table-cell table:style-name="ce1" table:number-columns-repeated="4"/>
          <table:table-cell table:style-name="ce39" table:number-columns-repeated="3"/>
          <table:table-cell table:style-name="ce1" table:number-columns-repeated="19"/>
          <table:table-cell table:number-columns-repeated="231"/>
        </table:table-row>
        <table:table-row table:style-name="ro1" table:number-rows-repeated="12">
          <table:table-cell table:style-name="ce1" table:number-columns-repeated="4"/>
          <table:table-cell table:style-name="ce39" table:number-columns-repeated="3"/>
          <table:table-cell table:style-name="ce1" table:number-columns-repeated="17"/>
          <table:table-cell table:number-columns-repeated="233"/>
        </table:table-row>
        <table:table-row table:style-name="ro1" table:number-rows-repeated="915">
          <table:table-cell table:style-name="ce1" table:number-columns-repeated="4"/>
          <table:table-cell table:style-name="ce39" table:number-columns-repeated="3"/>
          <table:table-cell table:style-name="ce1" table:number-columns-repeated="19"/>
          <table:table-cell table:number-columns-repeated="231"/>
        </table:table-row>
        <table:table-row table:style-name="ro1" table:number-rows-repeated="36">
          <table:table-cell table:number-columns-repeated="7"/>
          <table:table-cell table:style-name="ce1" table:number-columns-repeated="19"/>
          <table:table-cell table:number-columns-repeated="231"/>
        </table:table-row>
        <table:table-row table:style-name="ro1" table:number-rows-repeated="3">
          <table:table-cell table:number-columns-repeated="8"/>
          <table:table-cell table:style-name="ce1" table:number-columns-repeated="18"/>
          <table:table-cell table:number-columns-repeated="231"/>
        </table:table-row>
        <table:table-row table:style-name="ro11" table:number-rows-repeated="1047575">
          <table:table-cell table:number-columns-repeated="257"/>
        </table:table-row>
        <table:table-row table:style-name="ro11">
          <table:table-cell table:number-columns-repeated="257"/>
        </table:table-row>
        <table:named-expressions>
          <table:named-expression table:name="codir_A380_4_2" table:base-cell-address="$'1a-Identification_Projet'.$A$1" table:expression="['file:///home/T%C3%A9l%C3%A9chargements/%3F'#$''.$IV$65536]"/>
          <table:named-expression table:name="DCR" table:base-cell-address="$'1a-Identification_Projet'.$A$1" table:expression="['file:///home/T%C3%A9l%C3%A9chargements/%3F'#$''.$IV$65536]"/>
          <table:named-expression table:name="dfgg" table:base-cell-address="$'1a-Identification_Projet'.$A$1" table:expression="['file:///home/T%C3%A9l%C3%A9chargements/%3F'#$''.$IV$65536]"/>
          <table:named-expression table:name="dfggg" table:base-cell-address="$'1a-Identification_Projet'.$A$1" table:expression="['file:///home/T%C3%A9l%C3%A9chargements/%3F'#$''.$IV$65536]"/>
          <table:named-expression table:name="test" table:base-cell-address="$'1a-Identification_Projet'.$A$1" table:expression="['file:///home/T%C3%A9l%C3%A9chargements/%3F'#$''.$IV$65536]"/>
          <table:named-expression table:name="toto2" table:base-cell-address="$'1a-Identification_Projet'.$A$1" table:expression="['file:///home/T%C3%A9l%C3%A9chargements/%3F'#$''.$IV$65536]"/>
          <table:named-expression table:name="wrn_Rap1bis_" table:base-cell-address="$'1a-Identification_Projet'.$A$1" table:expression="['file:///home/T%C3%A9l%C3%A9chargements/%3F'#$''.$IV$65536]"/>
          <table:named-expression table:name="wrn_Rap1_" table:base-cell-address="$'1a-Identification_Projet'.$A$1" table:expression="['file:///home/T%C3%A9l%C3%A9chargements/%3F'#$''.$IV$65536]"/>
          <table:named-expression table:name="wrn_TdB___complet_" table:base-cell-address="$'1a-Identification_Projet'.$A$1" table:expression="['file:///home/T%C3%A9l%C3%A9chargements/%3F'#$''.$IV$65536]"/>
        </table:named-expressions>
      </table:table>
      <table:table table:name="2a-OBS" table:style-name="ta3">
        <table:table-column table:style-name="co1" table:default-cell-style-name="ce20"/>
        <table:table-column table:style-name="co2" table:number-columns-repeated="25" table:default-cell-style-name="ce20"/>
        <table:table-column table:style-name="co7" table:number-columns-repeated="231" table:default-cell-style-name="ce20"/>
        <table:table-row table:style-name="ro1">
          <table:table-cell table:style-name="ce1"/>
          <table:table-cell table:style-name="ce3">
            <draw:custom-shape draw:z-index="1" draw:name="Shape 14" draw:style-name="gr3" draw:text-style-name="P2" svg:width="22.094cm" svg:height="0.922cm" svg:x="0.704cm" svg:y="0.132cm">
              <text:p text:style-name="P1"><text:span text:style-name="T2">Organisation Breakdown Structure (OBS)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1" table:number-columns-repeated="8"/>
          <table:table-cell table:style-name="ce87" table:formula="of:=[$'1a-Identification_Projet'.$L$1]" office:value-type="string" office:string-value="VERSION 1.0" calcext:value-type="string" table:number-columns-spanned="3" table:number-rows-spanned="1">
            <text:p>VERSION 1.0</text:p>
          </table:table-cell>
          <table:covered-table-cell table:number-columns-repeated="2" table:style-name="ce87"/>
          <table:table-cell table:style-name="ce1" table:number-columns-repeated="13"/>
          <table:table-cell table:number-columns-repeated="231"/>
        </table:table-row>
        <table:table-row table:style-name="ro1">
          <table:table-cell table:style-name="ce1"/>
          <table:table-cell table:style-name="ce4"/>
          <table:table-cell table:style-name="ce12" table:number-columns-repeated="8"/>
          <table:table-cell table:style-name="ce144" table:formula="of:=[$'1a-Identification_Projet'.$L$2]" office:value-type="string" office:string-value="20/12/2023" calcext:value-type="string" table:number-columns-spanned="3" table:number-rows-spanned="1">
            <text:p>20/12/2023</text:p>
          </table:table-cell>
          <table:covered-table-cell table:number-columns-repeated="2" table:style-name="ce47"/>
          <table:table-cell table:style-name="ce1" table:number-columns-repeated="13"/>
          <table:table-cell table:number-columns-repeated="231"/>
        </table:table-row>
        <table:table-row table:style-name="ro1">
          <table:table-cell table:style-name="ce1"/>
          <table:table-cell table:style-name="ce5"/>
          <table:table-cell table:style-name="ce13" table:number-columns-repeated="8"/>
          <table:table-cell table:style-name="ce119" table:formula="of:=[$'1a-Identification_Projet'.$L$3]" office:value-type="string" office:string-value="IAFA-tigables" calcext:value-type="string" table:number-columns-spanned="3" table:number-rows-spanned="1">
            <text:p>IAFA-tigables</text:p>
          </table:table-cell>
          <table:covered-table-cell table:number-columns-repeated="2" table:style-name="ce119"/>
          <table:table-cell table:style-name="ce1" table:number-columns-repeated="13"/>
          <table:table-cell table:number-columns-repeated="231"/>
        </table:table-row>
        <table:table-row table:style-name="ro1">
          <table:table-cell table:style-name="ce1" table:number-columns-repeated="3"/>
          <table:table-cell table:style-name="ce45" table:number-columns-repeated="7"/>
          <table:table-cell table:style-name="ce10" table:number-columns-repeated="2"/>
          <table:table-cell table:style-name="ce1" table:number-columns-repeated="14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>
            <draw:custom-shape draw:z-index="9" draw:name="Shape 23" draw:style-name="gr4" draw:text-style-name="P3" svg:width="5.238cm" svg:height="1.085cm" svg:x="0.99cm" svg:y="0.05cm">
              <text:p text:style-name="P1"><text:span text:style-name="T3">Client</text:span></text:p>
              <text:p text:style-name="P1"><text:span text:style-name="T3">Mothe Josiane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2"/>
          <table:table-cell table:style-name="ce45">
            <draw:custom-shape draw:z-index="12" draw:name="Shape 23" draw:style-name="gr5" draw:text-style-name="P3" svg:width="5.048cm" svg:height="1.455cm" svg:x="0cm" svg:y="0.05cm">
              <text:p text:style-name="P1"><text:span text:style-name="T3">Resp. UE Management</text:span></text:p>
              <text:p text:style-name="P1"><text:span text:style-name="T3">Lepinard Gilles</text:span></text:p>
              <text:p text:style-name="P1"><text:span text:style-name="T3">Migeon Fréderic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/>
          <table:table-cell table:style-name="ce45">
            <draw:custom-shape draw:z-index="7" draw:name="Shape 23" draw:style-name="gr6" draw:text-style-name="P3" svg:width="5.944cm" svg:height="1.475cm" svg:x="1.245cm" svg:y="0.08cm">
              <text:p text:style-name="P1"><text:span text:style-name="T4">Assistant Maître d'ouvrage</text:span></text:p>
              <text:p text:style-name="P1"><text:span text:style-name="T3">Contarin Julien</text:span></text:p>
              <text:p text:style-name="P1"><text:span text:style-name="T3">Mairesse Antoine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/>
          <table:table-cell table:style-name="ce10" table:number-columns-repeated="2"/>
          <table:table-cell table:style-name="ce1" table:number-columns-repeated="14"/>
          <table:table-cell table:number-columns-repeated="231"/>
        </table:table-row>
        <table:table-row table:style-name="ro12" table:number-rows-repeated="3">
          <table:table-cell table:style-name="ce1" table:number-columns-repeated="3"/>
          <table:table-cell table:style-name="ce45" table:number-columns-repeated="7"/>
          <table:table-cell table:style-name="ce10" table:number-columns-repeated="2"/>
          <table:table-cell table:style-name="ce1" table:number-columns-repeated="14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 table:number-columns-repeated="5"/>
          <table:table-cell table:style-name="ce45">
            <draw:g draw:z-index="0" draw:name="Shape 24">
              <draw:connector draw:name="Shape 25" draw:style-name="gr7" draw:text-style-name="P2" draw:type="line" svg:x1="2.258cm" svg:y1="0.208cm" svg:x2="2.263cm" svg:y2="0.21cm" svg:d="M20514 3912l5 2" svg:viewBox="0 0 6 3">
                <text:p/>
              </draw:connector>
            </draw:g>
          </table:table-cell>
          <table:table-cell table:style-name="ce45"/>
          <table:table-cell table:style-name="ce10" table:number-columns-repeated="2"/>
          <table:table-cell table:style-name="ce1" table:number-columns-repeated="14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 table:number-columns-repeated="2"/>
          <table:table-cell table:style-name="ce45">
            <draw:custom-shape draw:z-index="6" draw:name="Shape 22" draw:style-name="gr8" draw:text-style-name="P4" svg:width="6.004cm" svg:height="2.034cm" svg:x="2.14cm" svg:y="0.026cm">
              <text:p text:style-name="P1"><text:span text:style-name="T3">Chef de projet: Resp. Client</text:span></text:p>
              <text:p text:style-name="P1"><text:span text:style-name="T3">et Resp. Développement 1 (RD1)</text:span></text:p>
              <text:p text:style-name="P1"><text:span text:style-name="T3">Delmote Adrien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4"/>
          <table:table-cell table:style-name="ce10" table:number-columns-repeated="2"/>
          <table:table-cell table:style-name="ce1" table:number-columns-repeated="14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 table:number-columns-repeated="7"/>
          <table:table-cell table:style-name="ce10" table:number-columns-repeated="2"/>
          <table:table-cell table:style-name="ce1" table:number-columns-repeated="14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 table:number-columns-repeated="5"/>
          <table:table-cell table:style-name="ce45">
            <draw:g draw:z-index="13" draw:name="Shape 2">
              <draw:custom-shape draw:name="Shape 17" draw:style-name="gr9" draw:text-style-name="P5" svg:width="5.208cm" svg:height="4.26cm" draw:transform="skewX (-0.0120427718387609) rotate (1.74742364709672) translate (1.676cm 6.257cm)">
                <text:p/>
                <draw:enhanced-geometry svg:viewBox="0 0 21600 21600" draw:type="rectangle" draw:enhanced-path="M 0 0 L 21600 0 21600 21600 0 21600 0 0 Z N"/>
              </draw:custom-shape>
              <draw:connector draw:name="Shape 19" draw:style-name="gr10" draw:text-style-name="P2" svg:x1="5.863cm" svg:y1="5.459cm" svg:x2="0.761cm" svg:y2="1.127cm" svg:d="M24119 10592h-2551v-4332h-2551" svg:viewBox="0 0 5103 4333">
                <text:p/>
              </draw:connector>
            </draw:g>
          </table:table-cell>
          <table:table-cell table:style-name="ce46"/>
          <table:table-cell table:style-name="ce10" table:number-columns-repeated="2"/>
          <table:table-cell table:style-name="ce1" table:number-columns-repeated="14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 table:number-columns-repeated="7"/>
          <table:table-cell table:style-name="ce10" table:number-columns-repeated="2"/>
          <table:table-cell table:style-name="ce1" table:number-columns-repeated="14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/>
          <table:table-cell table:style-name="ce45">
            <draw:g draw:z-index="2" draw:name="Shape 27">
              <draw:custom-shape draw:name="Shape 18" draw:style-name="gr9" draw:text-style-name="P5" svg:width="5.208cm" svg:height="4.26cm" svg:x="0.224cm" svg:y="0.209cm">
                <text:p/>
                <draw:enhanced-geometry svg:viewBox="0 0 21600 21600" draw:type="rectangle" draw:enhanced-path="M 0 0 L 21600 0 21600 21600 0 21600 0 0 Z N"/>
              </draw:custom-shape>
              <draw:connector draw:name="Shape 28" draw:style-name="gr10" draw:text-style-name="P2" svg:x1="0.223cm" svg:y1="4.471cm" svg:x2="5.435cm" svg:y2="0.21cm" svg:d="M8263 10556h2606v-4261h2606" svg:viewBox="0 0 5213 4262">
                <text:p/>
              </draw:connector>
            </draw:g>
          </table:table-cell>
          <table:table-cell table:style-name="ce45"/>
          <table:table-cell table:style-name="ce45">
            <draw:g draw:z-index="3" draw:name="Shape 20">
              <draw:connector draw:name="Shape 21" draw:style-name="gr10" draw:text-style-name="P2" svg:x1="2.01cm" svg:y1="4.413cm" svg:x2="2.013cm" svg:y2="0.205cm" svg:d="M15158 10498v-2104h3v-2104" svg:viewBox="0 0 4 4209">
                <text:p/>
              </draw:connector>
            </draw:g>
          </table:table-cell>
          <table:table-cell table:style-name="ce45">
            <draw:g draw:z-index="11" draw:name="Shape 20">
              <draw:connector draw:name="Shape 21" draw:style-name="gr10" draw:text-style-name="P2" svg:x1="0.891cm" svg:y1="4.469cm" svg:x2="0.896cm" svg:y2="0.257cm" svg:d="M16593 10554v-2106h5v-2106" svg:viewBox="0 0 6 4213">
                <text:p/>
              </draw:connector>
            </draw:g>
          </table:table-cell>
          <table:table-cell table:style-name="ce45" table:number-columns-repeated="2"/>
          <table:table-cell table:style-name="ce10" table:number-columns-repeated="2"/>
          <table:table-cell table:style-name="ce1" table:number-columns-repeated="14"/>
          <table:table-cell table:number-columns-repeated="231"/>
        </table:table-row>
        <table:table-row table:style-name="ro12" table:number-rows-repeated="8">
          <table:table-cell table:style-name="ce1" table:number-columns-repeated="3"/>
          <table:table-cell table:style-name="ce45" table:number-columns-repeated="7"/>
          <table:table-cell table:style-name="ce10" table:number-columns-repeated="2"/>
          <table:table-cell table:style-name="ce1" table:number-columns-repeated="14"/>
          <table:table-cell table:number-columns-repeated="231"/>
        </table:table-row>
        <table:table-row table:style-name="ro12">
          <table:table-cell table:style-name="ce1" table:number-columns-repeated="2"/>
          <table:table-cell table:style-name="ce1">
            <draw:custom-shape draw:z-index="8" draw:name="Shape 26" draw:style-name="gr11" draw:text-style-name="P6" svg:width="5.717cm" svg:height="1.821cm" svg:x="1.436cm" svg:y="0.344cm">
              <text:p text:style-name="P1"><text:span text:style-name="T3">Resp. Qualité</text:span></text:p>
              <text:p text:style-name="P1"><text:span text:style-name="T3">et Resp. Développement 2 (RD2)</text:span></text:p>
              <text:p text:style-name="P1"><text:span text:style-name="T3"><text:s/></text:span><text:span text:style-name="T3">Meunier Mortimer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/>
          <table:table-cell table:style-name="ce45">
            <draw:custom-shape draw:z-index="5" draw:name="Shape 16" draw:style-name="gr12" draw:text-style-name="P6" svg:width="5.719cm" svg:height="1.821cm" svg:x="2.267cm" svg:y="0.344cm">
              <text:p text:style-name="P1"><text:span text:style-name="T3">Rédacteur</text:span></text:p>
              <text:p text:style-name="P1"><text:span text:style-name="T3">et Resp. Développement 3 (RD3)</text:span></text:p>
              <text:p text:style-name="P1"><text:span text:style-name="T3">Oleiwan Joe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2"/>
          <table:table-cell table:style-name="ce45">
            <draw:custom-shape draw:z-index="4" draw:name="Shape 15" draw:style-name="gr13" draw:text-style-name="P6" svg:width="6.069cm" svg:height="1.795cm" svg:x="0.511cm" svg:y="0.37cm">
              <text:p text:style-name="P1"><text:span text:style-name="T3">Resp. Experimentation</text:span></text:p>
              <text:p text:style-name="P1"><text:span text:style-name="T3">et Resp. Développement 4 (RD4)</text:span></text:p>
              <text:p text:style-name="P1"><text:span text:style-name="T3">Bienassis Jules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/>
          <table:table-cell table:style-name="ce45">
            <draw:custom-shape draw:z-index="10" draw:name="Shape 15" draw:style-name="gr13" draw:text-style-name="P6" svg:width="6.069cm" svg:height="1.795cm" svg:x="1.691cm" svg:y="0.37cm">
              <text:p text:style-name="P1"><text:span text:style-name="T3">Resp. Git</text:span></text:p>
              <text:p text:style-name="P1"><text:span text:style-name="T3">Resp. Développement 5 (RD5)</text:span></text:p>
              <text:p text:style-name="P1"><text:span text:style-name="T3">Mouysset Martin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" table:number-columns-repeated="2"/>
          <table:table-cell table:style-name="ce1" table:number-columns-repeated="14"/>
          <table:table-cell table:number-columns-repeated="231"/>
        </table:table-row>
        <table:table-row table:style-name="ro12" table:number-rows-repeated="15">
          <table:table-cell table:style-name="ce1" table:number-columns-repeated="3"/>
          <table:table-cell table:style-name="ce45" table:number-columns-repeated="7"/>
          <table:table-cell table:style-name="ce10" table:number-columns-repeated="2"/>
          <table:table-cell table:style-name="ce1" table:number-columns-repeated="14"/>
          <table:table-cell table:number-columns-repeated="231"/>
        </table:table-row>
        <table:table-row table:style-name="ro12">
          <table:table-cell table:style-name="ce1" table:number-columns-repeated="26"/>
          <table:table-cell table:number-columns-repeated="231"/>
        </table:table-row>
        <table:table-row table:style-name="ro1" table:number-rows-repeated="961">
          <table:table-cell table:style-name="ce1" table:number-columns-repeated="26"/>
          <table:table-cell table:number-columns-repeated="231"/>
        </table:table-row>
        <table:table-row table:style-name="ro11" table:number-rows-repeated="1047575">
          <table:table-cell table:number-columns-repeated="257"/>
        </table:table-row>
        <table:table-row table:style-name="ro11">
          <table:table-cell table:number-columns-repeated="257"/>
        </table:table-row>
      </table:table>
      <table:table table:name="2b-PBS" table:style-name="ta4">
        <table:table-column table:style-name="co1" table:default-cell-style-name="ce20"/>
        <table:table-column table:style-name="co2" table:number-columns-repeated="25" table:default-cell-style-name="ce20"/>
        <table:table-column table:style-name="co7" table:number-columns-repeated="231" table:default-cell-style-name="ce20"/>
        <table:table-row table:style-name="ro1">
          <table:table-cell table:style-name="ce1"/>
          <table:table-cell table:style-name="ce3">
            <draw:custom-shape draw:z-index="2" draw:name="Shape 31" draw:style-name="gr14" draw:text-style-name="P2" svg:width="22.673cm" svg:height="0.922cm" svg:x="0.225cm" svg:y="0.079cm">
              <text:p text:style-name="P1"><text:span text:style-name="T2">Product Breakdown Structure (PBS)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1" table:number-columns-repeated="8"/>
          <table:table-cell table:style-name="ce87" table:formula="of:=[$'1a-Identification_Projet'.$L$1]" office:value-type="string" office:string-value="VERSION 1.0" calcext:value-type="string" table:number-columns-spanned="3" table:number-rows-spanned="1">
            <text:p>VERSION 1.0</text:p>
          </table:table-cell>
          <table:covered-table-cell table:number-columns-repeated="2" table:style-name="ce87"/>
          <table:table-cell table:style-name="ce1" table:number-columns-repeated="13"/>
          <table:table-cell table:number-columns-repeated="231"/>
        </table:table-row>
        <table:table-row table:style-name="ro1">
          <table:table-cell table:style-name="ce1"/>
          <table:table-cell table:style-name="ce4"/>
          <table:table-cell table:style-name="ce12" table:number-columns-repeated="8"/>
          <table:table-cell table:style-name="ce144" table:formula="of:=[$'1a-Identification_Projet'.$L$2]" office:value-type="string" office:string-value="20/12/2023" calcext:value-type="string" table:number-columns-spanned="3" table:number-rows-spanned="1">
            <text:p>20/12/2023</text:p>
          </table:table-cell>
          <table:covered-table-cell table:number-columns-repeated="2" table:style-name="ce144"/>
          <table:table-cell table:style-name="ce1" table:number-columns-repeated="13"/>
          <table:table-cell table:number-columns-repeated="231"/>
        </table:table-row>
        <table:table-row table:style-name="ro1">
          <table:table-cell table:style-name="ce1"/>
          <table:table-cell table:style-name="ce5"/>
          <table:table-cell table:style-name="ce13" table:number-columns-repeated="8"/>
          <table:table-cell table:style-name="ce119" table:formula="of:=[$'1a-Identification_Projet'.$L$3]" office:value-type="string" office:string-value="IAFA-tigables" calcext:value-type="string" table:number-columns-spanned="3" table:number-rows-spanned="1">
            <text:p>IAFA-tigables</text:p>
          </table:table-cell>
          <table:covered-table-cell table:number-columns-repeated="2" table:style-name="ce119"/>
          <table:table-cell table:style-name="ce1" table:number-columns-repeated="13"/>
          <table:table-cell table:number-columns-repeated="231"/>
        </table:table-row>
        <table:table-row table:style-name="ro1">
          <table:table-cell table:style-name="ce1" table:number-columns-repeated="3"/>
          <table:table-cell table:style-name="ce45" table:number-columns-repeated="7"/>
          <table:table-cell table:style-name="ce10" table:number-columns-repeated="2"/>
          <table:table-cell table:style-name="ce1" table:number-columns-repeated="14"/>
          <table:table-cell table:number-columns-repeated="231"/>
        </table:table-row>
        <table:table-row table:style-name="ro12" table:number-rows-repeated="2">
          <table:table-cell table:style-name="ce1" table:number-columns-repeated="3"/>
          <table:table-cell table:style-name="ce45" table:number-columns-repeated="7"/>
          <table:table-cell table:style-name="ce10" table:number-columns-repeated="2"/>
          <table:table-cell table:style-name="ce1" table:number-columns-repeated="14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 table:number-columns-repeated="7"/>
          <table:table-cell table:style-name="ce10" table:number-columns-repeated="2"/>
          <table:table-cell table:style-name="ce1" table:number-columns-repeated="2"/>
          <table:table-cell table:style-name="ce1">
            <draw:custom-shape draw:z-index="3" draw:name="Shape 32" draw:style-name="gr15" draw:text-style-name="P7" svg:width="5.208cm" svg:height="1.055cm" svg:x="2.33cm" svg:y="0.083cm">
              <text:p text:style-name="P1"><text:span text:style-name="T5">Livrables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" table:number-columns-repeated="11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 table:number-columns-repeated="7"/>
          <table:table-cell table:style-name="ce10" table:number-columns-repeated="2"/>
          <table:table-cell table:style-name="ce1" table:number-columns-repeated="14"/>
          <table:table-cell table:number-columns-repeated="231"/>
        </table:table-row>
        <table:table-row table:style-name="ro12">
          <table:table-cell table:style-name="ce1" table:number-columns-repeated="2"/>
          <table:table-cell table:style-name="ce1">
            <draw:g draw:z-index="0" draw:name="Shape 36">
              <draw:custom-shape draw:name="Shape 18" draw:style-name="gr16" draw:text-style-name="P5" svg:width="32.542cm" svg:height="2.488cm" svg:x="1.529cm" svg:y="0.261cm">
                <text:p/>
                <draw:enhanced-geometry svg:viewBox="0 0 21600 21600" draw:type="rectangle" draw:enhanced-path="M 0 0 L 21600 0 21600 21600 0 21600 0 0 Z N"/>
              </draw:custom-shape>
              <draw:connector draw:name="Shape 37" draw:style-name="gr10" draw:text-style-name="P2" svg:x1="1.528cm" svg:y1="2.747cm" svg:x2="34.074cm" svg:y2="0.265cm" svg:d="M4460 6451h16273v-2482h16273" svg:viewBox="0 0 32547 2483">
                <text:p/>
              </draw:connector>
            </draw:g>
          </table:table-cell>
          <table:table-cell table:style-name="ce45" table:number-columns-repeated="7"/>
          <table:table-cell table:style-name="ce10" table:number-columns-repeated="2"/>
          <table:table-cell table:style-name="ce1" table:number-columns-repeated="4"/>
          <table:table-cell table:style-name="ce1">
            <draw:g draw:z-index="1" draw:name="Shape 62">
              <draw:custom-shape draw:name="Shape 18" draw:style-name="gr17" draw:text-style-name="P5" svg:width="34.662cm" svg:height="2.3cm" svg:x="1.878cm" svg:y="0.212cm">
                <text:p/>
                <draw:enhanced-geometry svg:viewBox="0 0 21600 21600" draw:type="rectangle" draw:enhanced-path="M 0 0 L 21600 0 21600 21600 0 21600 0 0 Z N"/>
              </draw:custom-shape>
              <draw:connector draw:name="Shape 63" draw:style-name="gr10" draw:text-style-name="P2" svg:x1="36.54cm" svg:y1="2.509cm" svg:x2="1.877cm" svg:y2="0.213cm" svg:d="M75229 6213h-17331v-2296h-17332" svg:viewBox="0 0 34664 2297">
                <text:p/>
              </draw:connector>
            </draw:g>
          </table:table-cell>
          <table:table-cell table:style-name="ce1" table:number-columns-repeated="4"/>
          <table:table-cell table:style-name="ce1">
            <draw:custom-shape draw:z-index="6" draw:name="Shape 84" draw:style-name="gr18" draw:text-style-name="P7" svg:width="4.954cm" svg:height="1.425cm" svg:x="2.394cm" svg:y="0.45cm">
              <text:p text:style-name="P1"><text:span text:style-name="T5">Client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" table:number-columns-repeated="4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 table:number-columns-repeated="5"/>
          <table:table-cell table:style-name="ce45">
            <draw:custom-shape draw:z-index="4" draw:name="Shape 45" draw:style-name="gr19" draw:text-style-name="P7" svg:width="4.059cm" svg:height="1.186cm" svg:x="0.798cm" svg:y="0.345cm">
              <text:p text:style-name="P1"><text:span text:style-name="T5">UE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/>
          <table:table-cell table:style-name="ce10" table:number-columns-repeated="2"/>
          <table:table-cell table:style-name="ce1" table:number-columns-repeated="14"/>
          <table:table-cell table:number-columns-repeated="231"/>
        </table:table-row>
        <table:table-row table:style-name="ro12" table:number-rows-repeated="2">
          <table:table-cell table:style-name="ce1" table:number-columns-repeated="3"/>
          <table:table-cell table:style-name="ce45" table:number-columns-repeated="7"/>
          <table:table-cell table:style-name="ce10" table:number-columns-repeated="2"/>
          <table:table-cell table:style-name="ce1" table:number-columns-repeated="14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 table:number-columns-repeated="7"/>
          <table:table-cell table:style-name="ce10">
            <draw:line draw:z-index="11" draw:name="Straight Connector 74" draw:style-name="gr20" draw:text-style-name="P2" svg:x1="0.033cm" svg:y1="0.186cm" svg:x2="12.265cm" svg:y2="1.981cm">
              <text:p/>
            </draw:line>
          </table:table-cell>
          <table:table-cell table:style-name="ce10"/>
          <table:table-cell table:style-name="ce1" table:number-columns-repeated="5"/>
          <table:table-cell table:style-name="ce1">
            <draw:line draw:z-index="12" draw:name="Straight Connector 76" draw:style-name="gr20" draw:text-style-name="P2" svg:x1="12.105cm" svg:y1="0cm" svg:x2="0.095cm" svg:y2="1.927cm">
              <text:p/>
            </draw:line>
          </table:table-cell>
          <table:table-cell table:style-name="ce1" table:number-columns-repeated="8"/>
          <table:table-cell table:number-columns-repeated="231"/>
        </table:table-row>
        <table:table-row table:style-name="ro12">
          <table:table-cell table:style-name="ce1"/>
          <table:table-cell table:style-name="ce1">
            <draw:custom-shape draw:z-index="13" draw:name="Shape 80" draw:style-name="gr21" draw:text-style-name="P7" svg:width="4.539cm" svg:height="1.399cm" svg:x="2.011cm" svg:y="0.451cm">
              <text:p text:style-name="P1"><text:span text:style-name="T5">kick-off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"/>
          <table:table-cell table:style-name="ce45" table:number-columns-repeated="7"/>
          <table:table-cell table:style-name="ce10" table:number-columns-repeated="2"/>
          <table:table-cell table:style-name="ce1" table:number-columns-repeated="10"/>
          <table:table-cell table:style-name="ce1">
            <draw:custom-shape draw:z-index="22" draw:name="Shape 1" draw:style-name="gr22" draw:text-style-name="P7" svg:width="5.677cm" svg:height="1.405cm" svg:x="0.244cm" svg:y="0.402cm">
              <text:p text:style-name="P1"><text:span text:style-name="T5">Rapports de choix de techn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"/>
          <table:table-cell table:style-name="ce1">
            <draw:custom-shape draw:z-index="5" draw:name="Shape 80" draw:style-name="gr23" draw:text-style-name="P7" svg:width="4.535cm" svg:height="1.399cm" svg:x="1.27cm" svg:y="0.371cm">
              <text:p text:style-name="P1"><text:span text:style-name="T5">LLM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"/>
          <table:table-cell>
            <draw:custom-shape draw:z-index="20" draw:name="Shape 80" draw:style-name="gr24" draw:text-style-name="P7" svg:width="7.42cm" svg:height="1.687cm" svg:x="1.279cm" svg:y="0.239cm">
              <text:p text:style-name="P1"><text:span text:style-name="T5">Rapports intermédiaires d'avancement (MileStones)</text:span>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draw:z-index="9" draw:name="Shape 80" draw:style-name="gr25" draw:text-style-name="P7" svg:width="5.599cm" svg:height="1.687cm" svg:x="2.46cm" svg:y="0.239cm">
              <text:p text:style-name="P1"><text:span text:style-name="T5">Rapport comparaison de modèles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28"/>
        </table:table-row>
        <table:table-row table:style-name="ro12">
          <table:table-cell table:style-name="ce1" table:number-columns-repeated="3"/>
          <table:table-cell table:style-name="ce45"/>
          <table:table-cell table:style-name="ce45">
            <draw:custom-shape draw:z-index="21" draw:name="Shape 80" draw:style-name="gr26" draw:text-style-name="P7" svg:width="5.145cm" svg:height="1.425cm" svg:x="0.414cm" svg:y="0.026cm">
              <text:p text:style-name="P1"><text:span text:style-name="T5">PlanProjet V1-V3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/>
          <table:table-cell table:style-name="ce45">
            <draw:custom-shape draw:z-index="15" draw:name="Shape 80" draw:style-name="gr27" draw:text-style-name="P7" svg:width="4.57cm" svg:height="1.425cm" svg:x="0.99cm" svg:y="0cm">
              <text:p text:style-name="P1"><text:span text:style-name="T5">Soutenance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3"/>
          <table:table-cell table:style-name="ce10" table:number-columns-repeated="2"/>
          <table:table-cell table:style-name="ce1" table:number-columns-repeated="14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 table:number-columns-repeated="7"/>
          <table:table-cell table:style-name="ce10" table:number-columns-repeated="2"/>
          <table:table-cell table:style-name="ce1" table:number-columns-repeated="3"/>
          <table:table-cell table:style-name="ce1">
            <draw:custom-shape draw:z-index="14" draw:name="Shape 80" draw:style-name="gr28" draw:text-style-name="P7" svg:width="4.535cm" svg:height="1.397cm" svg:x="0.192cm" svg:y="0.08cm">
              <text:p text:style-name="P1"><text:span text:style-name="T5">Planification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" table:number-columns-repeated="10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 table:number-columns-repeated="7"/>
          <table:table-cell table:style-name="ce10" table:number-columns-repeated="2"/>
          <table:table-cell table:style-name="ce1" table:number-columns-repeated="14"/>
          <table:table-cell table:number-columns-repeated="231"/>
        </table:table-row>
        <table:table-row table:style-name="ro12">
          <table:table-cell table:style-name="ce1" table:number-columns-repeated="2"/>
          <table:table-cell table:style-name="ce1">
            <draw:custom-shape draw:z-index="17" draw:name="Shape 80" draw:style-name="gr29" draw:text-style-name="P7" svg:width="4.534cm" svg:height="1.399cm" svg:x="0.863cm" svg:y="0.106cm">
              <text:p text:style-name="P1"><text:span text:style-name="T5">Diaporama de présentation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3"/>
          <table:table-cell table:style-name="ce45">
            <draw:custom-shape draw:z-index="16" draw:name="Shape 80" draw:style-name="gr30" draw:text-style-name="P7" svg:width="4.537cm" svg:height="1.399cm" svg:x="1.883cm" svg:y="0.106cm">
              <text:p text:style-name="P1"><text:span text:style-name="T5">Diaporama de présentation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3"/>
          <table:table-cell table:style-name="ce10" table:number-columns-repeated="2"/>
          <table:table-cell table:style-name="ce1" table:number-columns-repeated="12"/>
          <table:table-cell table:style-name="ce1">
            <draw:custom-shape draw:z-index="7" draw:name="Shape 80" draw:style-name="gr31" draw:text-style-name="P7" svg:width="4.538cm" svg:height="1.399cm" svg:x="2.083cm" svg:y="0.291cm">
              <text:p text:style-name="P1"><text:span text:style-name="T5">Développement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 table:number-columns-repeated="7"/>
          <table:table-cell table:style-name="ce10" table:number-columns-repeated="2"/>
          <table:table-cell table:style-name="ce1" table:number-columns-repeated="3"/>
          <table:table-cell table:style-name="ce1">
            <draw:custom-shape draw:z-index="19" draw:name="Shape 80" draw:style-name="gr32" draw:text-style-name="P7" svg:width="4.54cm" svg:height="1.399cm" svg:x="1.085cm" svg:y="0.238cm">
              <text:p text:style-name="P1"><text:span text:style-name="T5">Diagramme de gantt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" table:number-columns-repeated="10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 table:number-columns-repeated="7"/>
          <table:table-cell table:style-name="ce10" table:number-columns-repeated="2"/>
          <table:table-cell table:style-name="ce1" table:number-columns-repeated="14"/>
          <table:table-cell table:number-columns-repeated="231"/>
        </table:table-row>
        <table:table-row table:style-name="ro12">
          <table:table-cell table:style-name="ce1" table:number-columns-repeated="2"/>
          <table:table-cell table:style-name="ce1">
            <draw:custom-shape draw:z-index="18" draw:name="Shape 80" draw:style-name="gr30" draw:text-style-name="P7" svg:width="4.537cm" svg:height="1.399cm" svg:x="0.925cm" svg:y="0.344cm">
              <text:p text:style-name="P1"><text:span text:style-name="T5">Compte-rendu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7"/>
          <table:table-cell table:style-name="ce10" table:number-columns-repeated="2"/>
          <table:table-cell table:style-name="ce1" table:number-columns-repeated="14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 table:number-columns-repeated="7"/>
          <table:table-cell table:style-name="ce10" table:number-columns-repeated="2"/>
          <table:table-cell table:style-name="ce1" table:number-columns-repeated="12"/>
          <table:table-cell table:style-name="ce1">
            <draw:custom-shape draw:z-index="8" draw:name="Shape 80" draw:style-name="gr31" draw:text-style-name="P7" svg:width="4.538cm" svg:height="1.399cm" svg:x="2.083cm" svg:y="0.159cm">
              <text:p text:style-name="P1"><text:span text:style-name="T5">Evaluation du modèle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"/>
          <table:table-cell table:number-columns-repeated="231"/>
        </table:table-row>
        <table:table-row table:style-name="ro12" table:number-rows-repeated="3">
          <table:table-cell table:style-name="ce1" table:number-columns-repeated="3"/>
          <table:table-cell table:style-name="ce45" table:number-columns-repeated="7"/>
          <table:table-cell table:style-name="ce10" table:number-columns-repeated="2"/>
          <table:table-cell table:style-name="ce1" table:number-columns-repeated="14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 table:number-columns-repeated="7"/>
          <table:table-cell table:style-name="ce10" table:number-columns-repeated="2"/>
          <table:table-cell table:style-name="ce1" table:number-columns-repeated="12"/>
          <table:table-cell table:style-name="ce1">
            <draw:custom-shape draw:z-index="10" draw:name="Shape 80" draw:style-name="gr33" draw:text-style-name="P7" svg:width="4.99cm" svg:height="1.505cm" svg:x="2.078cm" svg:y="0cm">
              <text:p text:style-name="P1"><text:span text:style-name="T5"><text:s/></text:span><text:span text:style-name="T5">Documentation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"/>
          <table:table-cell table:number-columns-repeated="231"/>
        </table:table-row>
        <table:table-row table:style-name="ro12" table:number-rows-repeated="12">
          <table:table-cell table:style-name="ce1" table:number-columns-repeated="3"/>
          <table:table-cell table:style-name="ce45" table:number-columns-repeated="7"/>
          <table:table-cell table:style-name="ce10" table:number-columns-repeated="2"/>
          <table:table-cell table:style-name="ce1" table:number-columns-repeated="14"/>
          <table:table-cell table:number-columns-repeated="231"/>
        </table:table-row>
        <table:table-row table:style-name="ro12">
          <table:table-cell table:style-name="ce1" table:number-columns-repeated="26"/>
          <table:table-cell table:number-columns-repeated="231"/>
        </table:table-row>
        <table:table-row table:style-name="ro1" table:number-rows-repeated="961">
          <table:table-cell table:style-name="ce1" table:number-columns-repeated="26"/>
          <table:table-cell table:number-columns-repeated="231"/>
        </table:table-row>
        <table:table-row table:style-name="ro11" table:number-rows-repeated="1047575">
          <table:table-cell table:number-columns-repeated="257"/>
        </table:table-row>
        <table:table-row table:style-name="ro11">
          <table:table-cell table:number-columns-repeated="257"/>
        </table:table-row>
      </table:table>
      <table:table table:name="2c-WBS" table:style-name="ta5">
        <table:table-column table:style-name="co1" table:default-cell-style-name="ce20"/>
        <table:table-column table:style-name="co2" table:default-cell-style-name="ce20"/>
        <table:table-column table:style-name="co15" table:default-cell-style-name="ce20"/>
        <table:table-column table:style-name="co2" table:number-columns-repeated="6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16" table:default-cell-style-name="ce20"/>
        <table:table-column table:style-name="co21" table:default-cell-style-name="ce20"/>
        <table:table-column table:style-name="co2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" table:default-cell-style-name="ce20"/>
        <table:table-column table:style-name="co25" table:default-cell-style-name="ce20"/>
        <table:table-column table:style-name="co22" table:default-cell-style-name="ce20"/>
        <table:table-column table:style-name="co2" table:number-columns-repeated="2" table:default-cell-style-name="ce20"/>
        <table:table-column table:style-name="co7" table:number-columns-repeated="231" table:default-cell-style-name="ce20"/>
        <table:table-row table:style-name="ro1">
          <table:table-cell table:style-name="ce1"/>
          <table:table-cell table:style-name="ce3">
            <draw:custom-shape draw:z-index="2" draw:name="Shape 39" draw:style-name="gr34" draw:text-style-name="P2" svg:width="22.618cm" svg:height="0.949cm" svg:x="0.352cm" svg:y="0.158cm">
              <text:p text:style-name="P1"><text:span text:style-name="T2">Work Breakdown Structure (WBS)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1" table:number-columns-repeated="8"/>
          <table:table-cell table:style-name="ce137" table:formula="of:=[$'1a-Identification_Projet'.$L$1]" office:value-type="string" office:string-value="VERSION 1.0" calcext:value-type="string" table:number-columns-spanned="4" table:number-rows-spanned="1">
            <text:p>VERSION 1.0</text:p>
          </table:table-cell>
          <table:covered-table-cell table:number-columns-repeated="3" table:style-name="ce137"/>
          <table:table-cell table:style-name="ce1" table:number-columns-repeated="12"/>
          <table:table-cell table:number-columns-repeated="231"/>
        </table:table-row>
        <table:table-row table:style-name="ro1">
          <table:table-cell table:style-name="ce1"/>
          <table:table-cell table:style-name="ce4"/>
          <table:table-cell table:style-name="ce12" table:number-columns-repeated="8"/>
          <table:table-cell table:style-name="ce144" table:formula="of:=[$'1a-Identification_Projet'.$L$2]" office:value-type="string" office:string-value="20/12/2023" calcext:value-type="string" table:number-columns-spanned="4" table:number-rows-spanned="1">
            <text:p>20/12/2023</text:p>
          </table:table-cell>
          <table:covered-table-cell table:number-columns-repeated="3" table:style-name="ce144"/>
          <table:table-cell table:style-name="ce1" table:number-columns-repeated="12"/>
          <table:table-cell table:number-columns-repeated="231"/>
        </table:table-row>
        <table:table-row table:style-name="ro1">
          <table:table-cell table:style-name="ce1"/>
          <table:table-cell table:style-name="ce5"/>
          <table:table-cell table:style-name="ce13" table:number-columns-repeated="8"/>
          <table:table-cell table:style-name="ce119" table:formula="of:=[$'1a-Identification_Projet'.$L$3]" office:value-type="string" office:string-value="IAFA-tigables" calcext:value-type="string" table:number-columns-spanned="4" table:number-rows-spanned="1">
            <text:p>IAFA-tigables</text:p>
          </table:table-cell>
          <table:covered-table-cell table:number-columns-repeated="3" table:style-name="ce119"/>
          <table:table-cell table:style-name="ce1" table:number-columns-repeated="12"/>
          <table:table-cell table:number-columns-repeated="231"/>
        </table:table-row>
        <table:table-row table:style-name="ro1">
          <table:table-cell table:style-name="ce1" table:number-columns-repeated="3"/>
          <table:table-cell table:style-name="ce45" table:number-columns-repeated="7"/>
          <table:table-cell table:style-name="ce10" table:number-columns-repeated="3"/>
          <table:table-cell table:style-name="ce1" table:number-columns-repeated="13"/>
          <table:table-cell table:number-columns-repeated="231"/>
        </table:table-row>
        <table:table-row table:style-name="ro12" table:number-rows-repeated="4">
          <table:table-cell table:style-name="ce1" table:number-columns-repeated="3"/>
          <table:table-cell table:style-name="ce45" table:number-columns-repeated="7"/>
          <table:table-cell table:style-name="ce10" table:number-columns-repeated="3"/>
          <table:table-cell table:style-name="ce1" table:number-columns-repeated="13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 table:number-columns-repeated="2"/>
          <table:table-cell table:style-name="ce45">
            <draw:custom-shape draw:z-index="16" draw:name="Shape 56" draw:style-name="gr35" draw:text-style-name="P7" svg:width="5.24cm" svg:height="1.081cm" svg:x="2.203cm" svg:y="0.106cm">
              <text:p text:style-name="P1"><text:span text:style-name="T6">Projet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4"/>
          <table:table-cell table:style-name="ce10" table:number-columns-repeated="3"/>
          <table:table-cell table:style-name="ce1" table:number-columns-repeated="13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 table:number-columns-repeated="7"/>
          <table:table-cell table:style-name="ce10" table:number-columns-repeated="3"/>
          <table:table-cell table:style-name="ce1" table:number-columns-repeated="13"/>
          <table:table-cell table:number-columns-repeated="231"/>
        </table:table-row>
        <table:table-row table:style-name="ro12">
          <table:table-cell table:style-name="ce1" table:number-columns-repeated="2"/>
          <table:table-cell table:style-name="ce1">
            <draw:g draw:z-index="1" draw:name="Shape 34">
              <draw:custom-shape draw:name="Shape 35" draw:style-name="gr36" draw:text-style-name="P5" svg:width="12.94cm" svg:height="1.372cm" svg:x="2.466cm" svg:y="0.104cm">
                <text:p/>
                <draw:enhanced-geometry svg:viewBox="0 0 21600 21600" draw:type="rectangle" draw:enhanced-path="M 0 0 L 21600 0 21600 21600 0 21600 0 0 Z N"/>
              </draw:custom-shape>
              <draw:connector draw:name="Shape 38" draw:style-name="gr10" draw:text-style-name="P2" svg:x1="2.465cm" svg:y1="1.477cm" svg:x2="15.41cm" svg:y2="0.107cm" svg:d="M5397 6134h6473v-1370h6472" svg:viewBox="0 0 12946 1371">
                <text:p/>
              </draw:connector>
            </draw:g>
          </table:table-cell>
          <table:table-cell table:style-name="ce45" table:number-columns-repeated="3"/>
          <table:table-cell table:style-name="ce45">
            <draw:g draw:z-index="3" draw:name="Shape 40">
              <draw:custom-shape draw:name="Shape 41" draw:style-name="gr37" draw:text-style-name="P5" svg:width="18.69cm" svg:height="1.294cm" svg:x="2.264cm" svg:y="0.104cm">
                <text:p/>
                <draw:enhanced-geometry svg:viewBox="0 0 21600 21600" draw:type="rectangle" draw:enhanced-path="M 0 0 L 21600 0 21600 21600 0 21600 0 0 Z N"/>
              </draw:custom-shape>
              <draw:connector draw:name="Shape 42" draw:style-name="gr10" draw:text-style-name="P2" svg:x1="20.955cm" svg:y1="1.397cm" svg:x2="2.264cm" svg:y2="0.106cm" svg:d="M39224 6054h-9345v-1291h-9346" svg:viewBox="0 0 18692 1292">
                <text:p/>
              </draw:connector>
            </draw:g>
          </table:table-cell>
          <table:table-cell table:style-name="ce45" table:number-columns-repeated="3"/>
          <table:table-cell table:style-name="ce10" table:number-columns-repeated="3"/>
          <table:table-cell table:style-name="ce1" table:number-columns-repeated="13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 table:number-columns-repeated="7"/>
          <table:table-cell table:style-name="ce10" table:number-columns-repeated="3"/>
          <table:table-cell table:style-name="ce1" table:number-columns-repeated="13"/>
          <table:table-cell table:number-columns-repeated="231"/>
        </table:table-row>
        <table:table-row table:style-name="ro12">
          <table:table-cell table:style-name="ce1"/>
          <table:table-cell table:style-name="ce1">
            <draw:custom-shape draw:z-index="12" draw:name="Shape 52" draw:style-name="gr38" draw:text-style-name="P7" svg:width="4.016cm" svg:height="1.161cm" svg:x="1.372cm" svg:y="0.45cm">
              <text:p text:style-name="P1"><text:span text:style-name="T6">WP0 Capture Besoin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"/>
          <table:table-cell table:style-name="ce45">
            <draw:custom-shape draw:z-index="4" draw:name="Shape 43" draw:style-name="gr39" draw:text-style-name="P7" svg:width="4.058cm" svg:height="1.107cm" svg:x="0.544cm" svg:y="0.45cm">
              <text:p text:style-name="P1"><text:span text:style-name="T6">WP1 Pilotage <text:s/>Projet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2"/>
          <table:table-cell table:style-name="ce45">
            <draw:custom-shape draw:z-index="14" draw:name="Shape 54" draw:style-name="gr40" draw:text-style-name="P7" svg:width="4.123cm" svg:height="1.245cm" svg:x="1.531cm" svg:y="0.37cm">
              <text:p text:style-name="P1"><text:span text:style-name="T6">WP2 Recherche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2"/>
          <table:table-cell table:style-name="ce45">
            <draw:custom-shape draw:z-index="15" draw:name="Shape 55" draw:style-name="gr41" draw:text-style-name="P7" svg:width="3.965cm" svg:height="1.239cm" svg:x="0.287cm" svg:y="0.424cm">
              <text:p text:style-name="P1"><text:span text:style-name="T6">WP3 développement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" table:number-columns-repeated="2"/>
          <table:table-cell table:style-name="ce10">
            <draw:custom-shape draw:z-index="13" draw:name="Shape 53" draw:style-name="gr42" draw:text-style-name="P7" svg:width="4.194cm" svg:height="1.265cm" svg:x="2.204cm" svg:y="0.45cm">
              <text:p text:style-name="P1"><text:span text:style-name="T6">WP4 Gestion Git : Intégration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" table:number-columns-repeated="13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 table:number-columns-repeated="3"/>
          <table:table-cell table:style-name="ce45">
            <draw:line draw:z-index="0" draw:name="Straight Connector 27" draw:style-name="gr20" draw:text-style-name="P2" svg:x1="1.563cm" svg:y1="0.026cm" svg:x2="11.752cm" svg:y2="0.026cm">
              <text:p/>
            </draw:line>
          </table:table-cell>
          <table:table-cell table:style-name="ce45" table:number-columns-repeated="3"/>
          <table:table-cell table:style-name="ce10" table:number-columns-repeated="3"/>
          <table:table-cell table:style-name="ce1" table:number-columns-repeated="13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 table:number-columns-repeated="7"/>
          <table:table-cell table:style-name="ce10" table:number-columns-repeated="3"/>
          <table:table-cell table:style-name="ce1" table:number-columns-repeated="13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/>
          <table:table-cell table:style-name="ce45">
            <draw:custom-shape draw:z-index="5" draw:name="Shape 44" draw:style-name="gr43" draw:text-style-name="P7" svg:width="4.567cm" svg:height="1.397cm" svg:x="0.192cm" svg:y="0.318cm">
              <text:p text:style-name="P1"><text:span text:style-name="T6">Structuration projet: Référentiel structure 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/>
          <table:table-cell table:style-name="ce45">
            <draw:custom-shape draw:z-index="17" draw:name="Shape 57" draw:style-name="gr44" draw:text-style-name="P7" svg:width="4.28cm" svg:height="1.531cm" svg:x="2.107cm" svg:y="0.288cm">
              <text:p text:style-name="P1"><text:span text:style-name="T6">synthèses d'articles scientifiques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2"/>
          <table:table-cell table:style-name="ce45">
            <draw:custom-shape draw:z-index="11" draw:name="Shape 51" draw:style-name="gr45" draw:text-style-name="P7" svg:width="4.096cm" svg:height="1.131cm" svg:x="2.013cm" svg:y="0.318cm">
              <text:p text:style-name="P1"><text:span text:style-name="T6">Développement modèle LLM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" table:number-columns-repeated="2"/>
          <table:table-cell table:style-name="ce10">
            <draw:custom-shape draw:z-index="8" draw:name="Shape 48" draw:style-name="gr46" draw:text-style-name="P7" svg:width="4.038cm" svg:height="1.107cm" svg:x="2.554cm" svg:y="0.45cm">
              <text:p text:style-name="P1"><text:span text:style-name="T6">Verif qualité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" table:number-columns-repeated="13"/>
          <table:table-cell table:number-columns-repeated="231"/>
        </table:table-row>
        <table:table-row table:style-name="ro12" table:number-rows-repeated="2">
          <table:table-cell table:style-name="ce1" table:number-columns-repeated="3"/>
          <table:table-cell table:style-name="ce45" table:number-columns-repeated="7"/>
          <table:table-cell table:style-name="ce10" table:number-columns-repeated="3"/>
          <table:table-cell table:style-name="ce1" table:number-columns-repeated="13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/>
          <table:table-cell table:style-name="ce45">
            <draw:custom-shape draw:z-index="7" draw:name="Shape 47" draw:style-name="gr47" draw:text-style-name="P7" svg:width="4.857cm" svg:height="1.475cm" svg:x="0.192cm" svg:y="0.344cm">
              <text:p text:style-name="P1"><text:span text:style-name="T6">Suivi Projet : visualisation des tâches (trello)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4"/>
          <table:table-cell table:style-name="ce45">
            <draw:custom-shape draw:z-index="10" draw:name="Shape 50" draw:style-name="gr48" draw:text-style-name="P7" svg:width="4.827cm" svg:height="1.398cm" svg:x="1.981cm" svg:y="0.215cm">
              <text:p text:style-name="P1"><text:span text:style-name="T6">Développement</text:span></text:p>
              <text:p text:style-name="P1"><text:span text:style-name="T6">environnement d'evaluation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" table:number-columns-repeated="2"/>
          <table:table-cell table:style-name="ce10">
            <draw:custom-shape draw:z-index="9" draw:name="Shape 49" draw:style-name="gr49" draw:text-style-name="P7" svg:width="4.037cm" svg:height="1.111cm" svg:x="2.587cm" svg:y="0.29cm">
              <text:p text:style-name="P1"><text:span text:style-name="T6">Intégration Solution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" table:number-columns-repeated="13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 table:number-columns-repeated="3"/>
          <table:table-cell table:style-name="ce45">
            <draw:custom-shape draw:z-index="18" draw:name="Shape 58" draw:style-name="gr44" draw:text-style-name="P7" svg:width="4.28cm" svg:height="1.531cm" svg:x="2.107cm" svg:y="0.115cm">
              <text:p text:style-name="P1"><text:span text:style-name="T6">Rapport choix de techno 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3"/>
          <table:table-cell table:style-name="ce10" table:number-columns-repeated="3"/>
          <table:table-cell table:style-name="ce1" table:number-columns-repeated="13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 table:number-columns-repeated="4"/>
          <table:table-cell table:style-name="ce64"/>
          <table:table-cell table:style-name="ce45" table:number-columns-repeated="2"/>
          <table:table-cell table:style-name="ce10" table:number-columns-repeated="3"/>
          <table:table-cell table:style-name="ce1" table:number-columns-repeated="13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 table:number-columns-repeated="7"/>
          <table:table-cell table:style-name="ce10" table:number-columns-repeated="3"/>
          <table:table-cell table:style-name="ce1" table:number-columns-repeated="13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/>
          <table:table-cell table:style-name="ce45">
            <draw:custom-shape draw:z-index="6" draw:name="Shape 46" draw:style-name="gr50" draw:text-style-name="P7" svg:width="4.854cm" svg:height="1.425cm" svg:x="0.225cm" svg:y="0.106cm">
              <text:p text:style-name="P1"><text:span text:style-name="T6">Bilan Projet: inclus dans PlanProjetV3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5"/>
          <table:table-cell table:style-name="ce10" table:number-columns-repeated="3"/>
          <table:table-cell table:style-name="ce1" table:number-columns-repeated="13"/>
          <table:table-cell table:number-columns-repeated="231"/>
        </table:table-row>
        <table:table-row table:style-name="ro12" table:number-rows-repeated="4">
          <table:table-cell table:style-name="ce1" table:number-columns-repeated="3"/>
          <table:table-cell table:style-name="ce45" table:number-columns-repeated="7"/>
          <table:table-cell table:style-name="ce10" table:number-columns-repeated="3"/>
          <table:table-cell table:style-name="ce1" table:number-columns-repeated="13"/>
          <table:table-cell table:number-columns-repeated="231"/>
        </table:table-row>
        <table:table-row table:style-name="ro12">
          <table:table-cell table:style-name="ce1" table:number-columns-repeated="2"/>
          <table:table-cell table:number-columns-repeated="7"/>
          <table:table-cell table:style-name="ce1"/>
          <table:table-cell table:style-name="ce10" table:number-columns-repeated="3"/>
          <table:table-cell table:style-name="ce1" table:number-columns-repeated="13"/>
          <table:table-cell table:number-columns-repeated="231"/>
        </table:table-row>
        <table:table-row table:style-name="ro12" table:number-rows-repeated="5">
          <table:table-cell table:style-name="ce1" table:number-columns-repeated="2"/>
          <table:table-cell table:number-columns-repeated="7"/>
          <table:table-cell table:style-name="ce45"/>
          <table:table-cell table:style-name="ce10" table:number-columns-repeated="3"/>
          <table:table-cell table:style-name="ce1" table:number-columns-repeated="13"/>
          <table:table-cell table:number-columns-repeated="231"/>
        </table:table-row>
        <table:table-row table:style-name="ro12">
          <table:table-cell table:style-name="ce1" table:number-columns-repeated="2"/>
          <table:table-cell table:number-columns-repeated="7"/>
          <table:table-cell table:style-name="ce1" table:number-columns-repeated="17"/>
          <table:table-cell table:number-columns-repeated="231"/>
        </table:table-row>
        <table:table-row table:style-name="ro1">
          <table:table-cell table:style-name="ce1" table:number-columns-repeated="26"/>
          <table:table-cell table:number-columns-repeated="231"/>
        </table:table-row>
        <table:table-row table:style-name="ro1" table:number-rows-repeated="3">
          <table:table-cell table:style-name="ce1" table:number-columns-repeated="2"/>
          <table:table-cell table:number-columns-repeated="2"/>
          <table:table-cell table:style-name="ce1" table:number-columns-repeated="22"/>
          <table:table-cell table:number-columns-repeated="231"/>
        </table:table-row>
        <table:table-row table:style-name="ro1" table:number-rows-repeated="3">
          <table:table-cell table:style-name="ce1" table:number-columns-repeated="26"/>
          <table:table-cell table:number-columns-repeated="231"/>
        </table:table-row>
        <table:table-row table:style-name="ro1">
          <table:table-cell table:style-name="ce1" table:number-columns-repeated="2"/>
          <table:table-cell table:style-name="ce50" office:value-type="string" calcext:value-type="string">
            <text:p>                    OBS</text:p>
            <text:p>WBS</text:p>
          </table:table-cell>
          <table:table-cell table:style-name="ce54"/>
          <table:table-cell table:style-name="ce58"/>
          <table:table-cell table:style-name="ce61" office:value-type="string" calcext:value-type="string">
            <text:p>RD1</text:p>
          </table:table-cell>
          <table:table-cell table:style-name="ce61" office:value-type="string" calcext:value-type="string">
            <text:p>RD2</text:p>
          </table:table-cell>
          <table:table-cell table:style-name="ce61" office:value-type="string" calcext:value-type="string">
            <text:p>RD3</text:p>
          </table:table-cell>
          <table:table-cell table:style-name="ce61" office:value-type="string" calcext:value-type="string">
            <text:p>RD4</text:p>
          </table:table-cell>
          <table:table-cell table:style-name="ce61" office:value-type="string" calcext:value-type="string">
            <text:p>RD5</text:p>
          </table:table-cell>
          <table:table-cell table:style-name="ce1"/>
          <table:table-cell table:style-name="ce67" office:value-type="string" calcext:value-type="string">
            <text:p>RD1= Adrien</text:p>
          </table:table-cell>
          <table:table-cell table:style-name="ce68"/>
          <table:table-cell table:style-name="ce1" table:number-columns-repeated="13"/>
          <table:table-cell table:number-columns-repeated="231"/>
        </table:table-row>
        <table:table-row table:style-name="ro1">
          <table:table-cell table:style-name="ce1" table:number-columns-repeated="2"/>
          <table:table-cell table:style-name="ce51" office:value-type="string" calcext:value-type="string">
            <text:p>WP0 Capture Besoin</text:p>
          </table:table-cell>
          <table:table-cell table:style-name="ce55"/>
          <table:table-cell table:style-name="ce59"/>
          <table:table-cell table:number-columns-repeated="3" table:style-name="ce62" office:value-type="string" calcext:value-type="string">
            <text:p>R</text:p>
          </table:table-cell>
          <table:table-cell table:style-name="ce62" office:value-type="string" calcext:value-type="string">
            <text:p>I</text:p>
          </table:table-cell>
          <table:table-cell table:style-name="ce62" office:value-type="string" calcext:value-type="string">
            <text:p>C</text:p>
          </table:table-cell>
          <table:table-cell table:style-name="ce1"/>
          <table:table-cell table:style-name="ce67" office:value-type="string" calcext:value-type="string">
            <text:p>RD2= Mortimer</text:p>
          </table:table-cell>
          <table:table-cell table:style-name="ce68"/>
          <table:table-cell table:style-name="ce1" table:number-columns-repeated="13"/>
          <table:table-cell table:number-columns-repeated="231"/>
        </table:table-row>
        <table:table-row table:style-name="ro1">
          <table:table-cell table:style-name="ce1" table:number-columns-repeated="2"/>
          <table:table-cell table:style-name="ce51" office:value-type="string" calcext:value-type="string">
            <text:p>WP1 Pilotage Projet</text:p>
          </table:table-cell>
          <table:table-cell table:style-name="ce55"/>
          <table:table-cell table:style-name="ce59"/>
          <table:table-cell table:style-name="ce62" office:value-type="string" calcext:value-type="string">
            <text:p>R</text:p>
          </table:table-cell>
          <table:table-cell table:number-columns-repeated="2" table:style-name="ce62" office:value-type="string" calcext:value-type="string">
            <text:p>C</text:p>
          </table:table-cell>
          <table:table-cell table:style-name="ce62" office:value-type="string" calcext:value-type="string">
            <text:p>A</text:p>
          </table:table-cell>
          <table:table-cell table:style-name="ce62" office:value-type="string" calcext:value-type="string">
            <text:p>C</text:p>
          </table:table-cell>
          <table:table-cell table:style-name="ce1"/>
          <table:table-cell table:style-name="ce67" office:value-type="string" calcext:value-type="string">
            <text:p>RD3= Joe</text:p>
          </table:table-cell>
          <table:table-cell table:style-name="ce68"/>
          <table:table-cell table:style-name="ce1" table:number-columns-repeated="13"/>
          <table:table-cell table:number-columns-repeated="231"/>
        </table:table-row>
        <table:table-row table:style-name="ro1">
          <table:table-cell table:style-name="ce1" table:number-columns-repeated="2"/>
          <table:table-cell table:style-name="ce51" office:value-type="string" calcext:value-type="string">
            <text:p>WP2 Recherche</text:p>
          </table:table-cell>
          <table:table-cell table:style-name="ce55"/>
          <table:table-cell table:style-name="ce59"/>
          <table:table-cell table:number-columns-repeated="5" table:style-name="ce62" office:value-type="string" calcext:value-type="string">
            <text:p>C</text:p>
          </table:table-cell>
          <table:table-cell table:style-name="ce1"/>
          <table:table-cell table:style-name="ce67" office:value-type="string" calcext:value-type="string">
            <text:p>RD4= Jules</text:p>
          </table:table-cell>
          <table:table-cell table:style-name="ce68"/>
          <table:table-cell table:style-name="ce1" table:number-columns-repeated="13"/>
          <table:table-cell table:number-columns-repeated="231"/>
        </table:table-row>
        <table:table-row table:style-name="ro1">
          <table:table-cell table:style-name="ce1" table:number-columns-repeated="2"/>
          <table:table-cell table:style-name="ce51" office:value-type="string" calcext:value-type="string">
            <text:p>WP3 Développement modèle LLM</text:p>
          </table:table-cell>
          <table:table-cell table:style-name="ce55"/>
          <table:table-cell table:style-name="ce59"/>
          <table:table-cell table:number-columns-repeated="3" table:style-name="ce62" office:value-type="string" calcext:value-type="string">
            <text:p>NULL</text:p>
          </table:table-cell>
          <table:table-cell table:style-name="ce62" office:value-type="string" calcext:value-type="string">
            <text:p>R?</text:p>
          </table:table-cell>
          <table:table-cell table:style-name="ce62" office:value-type="string" calcext:value-type="string">
            <text:p>NULL</text:p>
          </table:table-cell>
          <table:table-cell table:style-name="ce1"/>
          <table:table-cell table:style-name="ce67" office:value-type="string" calcext:value-type="string">
            <text:p>RD5= Martin</text:p>
          </table:table-cell>
          <table:table-cell table:style-name="ce68"/>
          <table:table-cell table:style-name="ce1" table:number-columns-repeated="13"/>
          <table:table-cell table:number-columns-repeated="231"/>
        </table:table-row>
        <table:table-row table:style-name="ro1">
          <table:table-cell table:style-name="ce1" table:number-columns-repeated="2"/>
          <table:table-cell table:style-name="ce51" office:value-type="string" calcext:value-type="string">
            <text:p>WP3 Développement modèle dictionnaire</text:p>
          </table:table-cell>
          <table:table-cell table:style-name="ce55"/>
          <table:table-cell table:style-name="ce59"/>
          <table:table-cell table:number-columns-repeated="5" table:style-name="ce62" office:value-type="string" calcext:value-type="string">
            <text:p>NULL</text:p>
          </table:table-cell>
          <table:table-cell table:style-name="ce1" table:number-columns-repeated="16"/>
          <table:table-cell table:number-columns-repeated="231"/>
        </table:table-row>
        <table:table-row table:style-name="ro1">
          <table:table-cell table:style-name="ce1" table:number-columns-repeated="2"/>
          <table:table-cell table:style-name="ce52" office:value-type="string" calcext:value-type="string">
            <text:p>WP3 Développement env d'évaluation</text:p>
          </table:table-cell>
          <table:table-cell table:style-name="ce56"/>
          <table:table-cell table:style-name="ce60"/>
          <table:table-cell table:number-columns-repeated="5" table:style-name="ce63" office:value-type="string" calcext:value-type="string">
            <text:p>NULL</text:p>
          </table:table-cell>
          <table:table-cell table:style-name="ce1" table:number-columns-repeated="16"/>
          <table:table-cell table:number-columns-repeated="231"/>
        </table:table-row>
        <table:table-row table:style-name="ro1">
          <table:table-cell table:style-name="ce1" table:number-columns-repeated="2"/>
          <table:table-cell table:style-name="ce51" office:value-type="string" calcext:value-type="string">
            <text:p>WP4 Verif qualité</text:p>
          </table:table-cell>
          <table:table-cell table:style-name="ce55"/>
          <table:table-cell table:style-name="ce59"/>
          <table:table-cell table:number-columns-repeated="2" table:style-name="ce62" office:value-type="string" calcext:value-type="string">
            <text:p>C</text:p>
          </table:table-cell>
          <table:table-cell table:style-name="ce62" office:value-type="string" calcext:value-type="string">
            <text:p>R</text:p>
          </table:table-cell>
          <table:table-cell table:number-columns-repeated="2" table:style-name="ce62" office:value-type="string" calcext:value-type="string">
            <text:p>C</text:p>
          </table:table-cell>
          <table:table-cell table:style-name="ce1" table:number-columns-repeated="16"/>
          <table:table-cell table:number-columns-repeated="231"/>
        </table:table-row>
        <table:table-row table:style-name="ro1">
          <table:table-cell table:style-name="ce1" table:number-columns-repeated="2"/>
          <table:table-cell table:style-name="ce51" office:value-type="string" calcext:value-type="string">
            <text:p>WP4 Intégration Solution</text:p>
          </table:table-cell>
          <table:table-cell table:style-name="ce55"/>
          <table:table-cell table:style-name="ce59"/>
          <table:table-cell table:number-columns-repeated="4" table:style-name="ce62" office:value-type="string" calcext:value-type="string">
            <text:p>C</text:p>
          </table:table-cell>
          <table:table-cell table:style-name="ce62" office:value-type="string" calcext:value-type="string">
            <text:p>R</text:p>
          </table:table-cell>
          <table:table-cell table:number-columns-repeated="6"/>
          <table:table-cell table:style-name="ce1" table:number-columns-repeated="10"/>
          <table:table-cell table:number-columns-repeated="231"/>
        </table:table-row>
        <table:table-row table:style-name="ro1">
          <table:table-cell table:style-name="ce1" table:number-columns-repeated="2"/>
          <table:table-cell table:style-name="ce49"/>
          <table:table-cell table:style-name="ce57" table:number-columns-repeated="7"/>
          <table:table-cell table:number-columns-repeated="6"/>
          <table:table-cell table:style-name="ce1" table:number-columns-repeated="10"/>
          <table:table-cell table:number-columns-repeated="231"/>
        </table:table-row>
        <table:table-row table:style-name="ro1">
          <table:table-cell table:style-name="ce1"/>
          <table:table-cell table:style-name="ce49" table:number-columns-repeated="2"/>
          <table:table-cell table:style-name="ce57" table:number-columns-repeated="7"/>
          <table:table-cell table:style-name="ce66"/>
          <table:table-cell table:number-columns-repeated="5"/>
          <table:table-cell table:style-name="ce1" table:number-columns-repeated="10"/>
          <table:table-cell table:number-columns-repeated="231"/>
        </table:table-row>
        <table:table-row table:style-name="ro1">
          <table:table-cell table:style-name="ce1" table:number-columns-repeated="2"/>
          <table:table-cell table:number-columns-repeated="14"/>
          <table:table-cell table:style-name="ce1" table:number-columns-repeated="10"/>
          <table:table-cell table:number-columns-repeated="231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: Responsable</text:p>
          </table:table-cell>
          <table:table-cell table:style-name="ce1"/>
          <table:table-cell table:number-columns-repeated="12"/>
          <table:table-cell table:style-name="ce1" table:number-columns-repeated="10"/>
          <table:table-cell table:number-columns-repeated="231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C: Contributeur</text:p>
          </table:table-cell>
          <table:table-cell table:style-name="ce1" table:number-columns-repeated="23"/>
          <table:table-cell table:number-columns-repeated="231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A: Approbateur</text:p>
          </table:table-cell>
          <table:table-cell table:style-name="ce1" table:number-columns-repeated="23"/>
          <table:table-cell table:number-columns-repeated="231"/>
        </table:table-row>
        <table:table-row table:style-name="ro1">
          <table:table-cell table:style-name="ce1" table:number-columns-repeated="2"/>
          <table:table-cell table:style-name="ce53" office:value-type="string" calcext:value-type="string">
            <text:p>I: Informé</text:p>
          </table:table-cell>
          <table:table-cell/>
          <table:table-cell table:style-name="ce1" table:number-columns-repeated="22"/>
          <table:table-cell table:number-columns-repeated="231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TODO matrice RACI on dev phase</text:p>
          </table:table-cell>
          <table:table-cell table:style-name="ce1" table:number-columns-repeated="23"/>
          <table:table-cell table:number-columns-repeated="231"/>
        </table:table-row>
        <table:table-row table:style-name="ro1">
          <table:table-cell table:style-name="ce1" table:number-columns-repeated="2"/>
          <table:table-cell table:style-name="ce50" office:value-type="string" calcext:value-type="string">
            <text:p>                    PBS</text:p>
            <text:p>WBS</text:p>
          </table:table-cell>
          <table:table-cell table:style-name="ce54"/>
          <table:table-cell table:style-name="ce58"/>
          <table:table-cell table:style-name="ce61" office:value-type="string" calcext:value-type="string">
            <text:p>A11</text:p>
          </table:table-cell>
          <table:table-cell table:style-name="ce61" office:value-type="string" calcext:value-type="string">
            <text:p>A12</text:p>
          </table:table-cell>
          <table:table-cell table:style-name="ce61" office:value-type="string" calcext:value-type="string">
            <text:p>A63</text:p>
          </table:table-cell>
          <table:table-cell table:style-name="ce61" office:value-type="string" calcext:value-type="string">
            <text:p>A71</text:p>
          </table:table-cell>
          <table:table-cell table:style-name="ce61" office:value-type="string" calcext:value-type="string">
            <text:p>referentiel du besoin</text:p>
          </table:table-cell>
          <table:table-cell table:style-name="ce61" office:value-type="string" calcext:value-type="string">
            <text:p>Reférentiel projet</text:p>
          </table:table-cell>
          <table:table-cell table:style-name="ce61" office:value-type="string" calcext:value-type="string">
            <text:p>Documents suivi projet</text:p>
          </table:table-cell>
          <table:table-cell table:style-name="ce61" office:value-type="string" calcext:value-type="string">
            <text:p>Bilan</text:p>
          </table:table-cell>
          <table:table-cell table:style-name="ce61" office:value-type="string" calcext:value-type="string">
            <text:p>Fichier de code</text:p>
          </table:table-cell>
          <table:table-cell table:style-name="ce61" office:value-type="string" calcext:value-type="string">
            <text:p>Fichier de test</text:p>
          </table:table-cell>
          <table:table-cell table:number-columns-repeated="242"/>
        </table:table-row>
        <table:table-row table:style-name="ro1">
          <table:table-cell table:style-name="ce1" table:number-columns-repeated="2"/>
          <table:table-cell table:style-name="ce51" office:value-type="string" calcext:value-type="string">
            <text:p>WP0 Capture Besoin</text:p>
          </table:table-cell>
          <table:table-cell table:style-name="ce55"/>
          <table:table-cell table:style-name="ce59"/>
          <table:table-cell table:style-name="ce62" table:number-columns-repeated="2"/>
          <table:table-cell table:style-name="ce61" table:number-columns-repeated="2"/>
          <table:table-cell table:style-name="ce62" table:number-columns-repeated="6"/>
          <table:table-cell table:number-columns-repeated="242"/>
        </table:table-row>
        <table:table-row table:style-name="ro1">
          <table:table-cell table:style-name="ce1" table:number-columns-repeated="2"/>
          <table:table-cell table:style-name="ce51" office:value-type="string" calcext:value-type="string">
            <text:p>WP1 Pilotage Projet</text:p>
          </table:table-cell>
          <table:table-cell table:style-name="ce55"/>
          <table:table-cell table:style-name="ce59"/>
          <table:table-cell table:style-name="ce62" table:number-columns-repeated="2"/>
          <table:table-cell table:style-name="ce61" table:number-columns-repeated="2"/>
          <table:table-cell table:style-name="ce62" table:number-columns-repeated="6"/>
          <table:table-cell table:number-columns-repeated="242"/>
        </table:table-row>
        <table:table-row table:style-name="ro1">
          <table:table-cell table:style-name="ce1" table:number-columns-repeated="2"/>
          <table:table-cell table:style-name="ce51" office:value-type="string" calcext:value-type="string">
            <text:p>WP2 Recherche</text:p>
          </table:table-cell>
          <table:table-cell table:style-name="ce55"/>
          <table:table-cell table:style-name="ce59"/>
          <table:table-cell table:style-name="ce62" table:number-columns-repeated="2"/>
          <table:table-cell table:style-name="ce61" table:number-columns-repeated="2"/>
          <table:table-cell table:style-name="ce62" table:number-columns-repeated="6"/>
          <table:table-cell table:number-columns-repeated="242"/>
        </table:table-row>
        <table:table-row table:style-name="ro1">
          <table:table-cell table:style-name="ce1" table:number-columns-repeated="2"/>
          <table:table-cell table:style-name="ce51" office:value-type="string" calcext:value-type="string">
            <text:p>WP3 Développement modèle LLM</text:p>
          </table:table-cell>
          <table:table-cell table:style-name="ce55"/>
          <table:table-cell table:style-name="ce59"/>
          <table:table-cell table:style-name="ce62" table:number-columns-repeated="2"/>
          <table:table-cell table:style-name="ce61" table:number-columns-repeated="2"/>
          <table:table-cell table:style-name="ce62" table:number-columns-repeated="6"/>
          <table:table-cell table:number-columns-repeated="242"/>
        </table:table-row>
        <table:table-row table:style-name="ro1">
          <table:table-cell table:style-name="ce1" table:number-columns-repeated="2"/>
          <table:table-cell table:style-name="ce51" office:value-type="string" calcext:value-type="string">
            <text:p>WP3 Développement modèle dictionnaire</text:p>
          </table:table-cell>
          <table:table-cell table:style-name="ce55"/>
          <table:table-cell table:style-name="ce59"/>
          <table:table-cell table:style-name="ce62" table:number-columns-repeated="2"/>
          <table:table-cell table:style-name="ce61" table:number-columns-repeated="2"/>
          <table:table-cell table:style-name="ce62" table:number-columns-repeated="6"/>
          <table:table-cell table:number-columns-repeated="242"/>
        </table:table-row>
        <table:table-row table:style-name="ro1">
          <table:table-cell table:style-name="ce1" table:number-columns-repeated="2"/>
          <table:table-cell table:style-name="ce52" office:value-type="string" calcext:value-type="string">
            <text:p>WP3 Développement env d'évaluation</text:p>
          </table:table-cell>
          <table:table-cell table:style-name="ce55"/>
          <table:table-cell table:style-name="ce59"/>
          <table:table-cell table:style-name="ce62" table:number-columns-repeated="2"/>
          <table:table-cell table:style-name="ce61" table:number-columns-repeated="2"/>
          <table:table-cell table:style-name="ce62" table:number-columns-repeated="6"/>
          <table:table-cell table:number-columns-repeated="242"/>
        </table:table-row>
        <table:table-row table:style-name="ro1">
          <table:table-cell table:style-name="ce1" table:number-columns-repeated="2"/>
          <table:table-cell table:style-name="ce51" office:value-type="string" calcext:value-type="string">
            <text:p>WP4 Verif qualité</text:p>
          </table:table-cell>
          <table:table-cell table:style-name="ce55"/>
          <table:table-cell table:style-name="ce59"/>
          <table:table-cell table:style-name="ce62" table:number-columns-repeated="2"/>
          <table:table-cell table:style-name="ce61" table:number-columns-repeated="2"/>
          <table:table-cell table:style-name="ce62" table:number-columns-repeated="6"/>
          <table:table-cell table:number-columns-repeated="242"/>
        </table:table-row>
        <table:table-row table:style-name="ro1">
          <table:table-cell table:style-name="ce1" table:number-columns-repeated="2"/>
          <table:table-cell table:style-name="ce51" office:value-type="string" calcext:value-type="string">
            <text:p>WP4 Intégration Solution</text:p>
          </table:table-cell>
          <table:table-cell table:style-name="ce55"/>
          <table:table-cell table:style-name="ce59"/>
          <table:table-cell table:style-name="ce62" table:number-columns-repeated="2"/>
          <table:table-cell table:style-name="ce61" table:number-columns-repeated="2"/>
          <table:table-cell table:style-name="ce62" table:number-columns-repeated="6"/>
          <table:table-cell table:number-columns-repeated="242"/>
        </table:table-row>
        <table:table-row table:style-name="ro1">
          <table:table-cell table:style-name="ce1" table:number-columns-repeated="2"/>
          <table:table-cell table:number-columns-repeated="14"/>
          <table:table-cell table:style-name="ce1" table:number-columns-repeated="8"/>
          <table:table-cell table:number-columns-repeated="233"/>
        </table:table-row>
        <table:table-row table:style-name="ro1">
          <table:table-cell table:style-name="ce1" table:number-columns-repeated="24"/>
          <table:table-cell table:number-columns-repeated="233"/>
        </table:table-row>
        <table:table-row table:style-name="ro1" table:number-rows-repeated="929">
          <table:table-cell table:style-name="ce1" table:number-columns-repeated="26"/>
          <table:table-cell table:number-columns-repeated="231"/>
        </table:table-row>
        <table:table-row table:style-name="ro1" table:number-rows-repeated="2">
          <table:table-cell table:style-name="ce1" table:number-columns-repeated="2"/>
          <table:table-cell table:number-columns-repeated="22"/>
          <table:table-cell table:style-name="ce1" table:number-columns-repeated="2"/>
          <table:table-cell table:number-columns-repeated="231"/>
        </table:table-row>
        <table:table-row table:style-name="ro11" table:number-rows-repeated="1047575">
          <table:table-cell table:number-columns-repeated="257"/>
        </table:table-row>
        <table:table-row table:style-name="ro11">
          <table:table-cell table:number-columns-repeated="257"/>
        </table:table-row>
      </table:table>
      <table:table table:name="2d-Décision" table:style-name="ta6">
        <table:table-column table:style-name="co26" table:default-cell-style-name="ce64"/>
        <table:table-column table:style-name="co27" table:number-columns-repeated="4" table:default-cell-style-name="ce64"/>
        <table:table-column table:style-name="co28" table:default-cell-style-name="ce64"/>
        <table:table-column table:style-name="co29" table:default-cell-style-name="ce64"/>
        <table:table-column table:style-name="co27" table:default-cell-style-name="ce64"/>
        <table:table-column table:style-name="co30" table:default-cell-style-name="ce64"/>
        <table:table-column table:style-name="co31" table:default-cell-style-name="ce64"/>
        <table:table-column table:style-name="co27" table:number-columns-repeated="246" table:default-cell-style-name="ce64"/>
        <table:table-row table:style-name="ro15">
          <table:table-cell table:style-name="ce142" office:value-type="string" calcext:value-type="string" table:number-columns-spanned="9" table:number-rows-spanned="3">
            <text:p>LISTE DES DECISIONS AU 5/02/2024 </text:p>
          </table:table-cell>
          <table:covered-table-cell table:number-columns-repeated="8" table:style-name="ce142"/>
          <table:table-cell table:style-name="ce116" office:value-type="string" calcext:value-type="string">
            <text:p>VERSION 1.0</text:p>
          </table:table-cell>
          <table:table-cell table:number-columns-repeated="246"/>
        </table:table-row>
        <table:table-row table:style-name="ro15">
          <table:covered-table-cell table:number-columns-repeated="9" table:style-name="ce142"/>
          <table:table-cell table:style-name="ce144" office:value-type="date" office:date-value="2024-02-05" calcext:value-type="date">
            <text:p>05/02/2024</text:p>
          </table:table-cell>
          <table:table-cell table:number-columns-repeated="246"/>
        </table:table-row>
        <table:table-row table:style-name="ro15">
          <table:covered-table-cell table:number-columns-repeated="9" table:style-name="ce142"/>
          <table:table-cell table:style-name="ce141" office:value-type="string" calcext:value-type="string">
            <text:p>IAFA-tigables</text:p>
          </table:table-cell>
          <table:table-cell table:number-columns-repeated="246"/>
        </table:table-row>
        <table:table-row table:style-name="ro15">
          <table:table-cell table:style-name="ce35" table:number-columns-repeated="4"/>
          <table:table-cell table:style-name="ce39" table:number-columns-repeated="5"/>
          <table:table-cell table:style-name="ce1"/>
          <table:table-cell table:number-columns-repeated="246"/>
        </table:table-row>
        <table:table-row table:style-name="ro16">
          <table:table-cell table:style-name="ce70" office:value-type="string" calcext:value-type="string">
            <text:p>N°</text:p>
          </table:table-cell>
          <table:table-cell table:style-name="ce146" office:value-type="string" calcext:value-type="string" table:number-columns-spanned="5" table:number-rows-spanned="1">
            <text:p><text:span text:style-name="T7"> </text:span><text:span text:style-name="T8">DESCRIPTION </text:span></text:p>
          </table:table-cell>
          <table:covered-table-cell table:number-columns-repeated="4" table:style-name="ce146"/>
          <table:table-cell table:style-name="ce77" office:value-type="string" calcext:value-type="string">
            <text:p>JUSTIFICATION</text:p>
          </table:table-cell>
          <table:table-cell table:style-name="ce77" office:value-type="string" calcext:value-type="string">
            <text:p>Date d'applicabilité</text:p>
          </table:table-cell>
          <table:table-cell table:style-name="ce77" office:value-type="string" calcext:value-type="string">
            <text:p>Date de fin d'applicabilité</text:p>
          </table:table-cell>
          <table:table-cell table:style-name="ce182" office:value-type="string" calcext:value-type="string">
            <text:p>Motif de fin d'applicabilité</text:p>
          </table:table-cell>
          <table:table-cell table:number-columns-repeated="246"/>
        </table:table-row>
        <table:table-row table:style-name="ro17">
          <table:table-cell table:style-name="ce71" office:value-type="float" office:value="1" calcext:value-type="float">
            <text:p>1</text:p>
          </table:table-cell>
          <table:table-cell table:style-name="ce147" office:value-type="string" calcext:value-type="string" table:number-columns-spanned="5" table:number-rows-spanned="1">
            <text:p>Utilisation des données de 2023 en attendant la publication potentielle des données 2024.</text:p>
          </table:table-cell>
          <table:covered-table-cell table:number-columns-repeated="4" table:style-name="ce147"/>
          <table:table-cell table:style-name="ce174" office:value-type="string" calcext:value-type="string">
            <text:p>Nous avons pas les données de CheckThat 2024. Dans le but de suivre une piste nous utilisons les données de 2023</text:p>
          </table:table-cell>
          <table:table-cell table:style-name="ce181" office:value-type="date" office:date-value="2024-01-15" calcext:value-type="date">
            <text:p>15/01/24</text:p>
          </table:table-cell>
          <table:table-cell table:style-name="ce181" office:value-type="date" office:date-value="2024-01-29" calcext:value-type="date">
            <text:p>29/01/24</text:p>
          </table:table-cell>
          <table:table-cell table:style-name="ce82" office:value-type="string" calcext:value-type="string">
            <text:p>Arriver des données 2024</text:p>
          </table:table-cell>
          <table:table-cell table:number-columns-repeated="246"/>
        </table:table-row>
        <table:table-row table:style-name="ro18">
          <table:table-cell table:style-name="ce71" office:value-type="float" office:value="2" calcext:value-type="float">
            <text:p>2</text:p>
          </table:table-cell>
          <table:table-cell table:style-name="ce147" office:value-type="string" calcext:value-type="string" table:number-columns-spanned="5" table:number-rows-spanned="1">
            <text:p>Continuer d’analyser d’autres rapports concernant d’autres méthodes et commencer l’étude du modèle BERT.</text:p>
          </table:table-cell>
          <table:covered-table-cell table:number-columns-repeated="4" table:style-name="ce147"/>
          <table:table-cell table:style-name="ce174" office:value-type="string" calcext:value-type="string">
            <text:p>Dans le but de suivre une piste et de comprendre les modèles NLP</text:p>
          </table:table-cell>
          <table:table-cell table:style-name="ce181" office:value-type="date" office:date-value="2024-01-15" calcext:value-type="date">
            <text:p>15/01/24</text:p>
          </table:table-cell>
          <table:table-cell table:style-name="ce181" office:value-type="date" office:date-value="2024-01-22" calcext:value-type="date">
            <text:p>22/01/24</text:p>
          </table:table-cell>
          <table:table-cell table:style-name="ce184" office:value-type="string" calcext:value-type="string">
            <text:p>Réaliser des synthèses des synthèses de tous les rapports </text:p>
          </table:table-cell>
          <table:table-cell table:number-columns-repeated="246"/>
        </table:table-row>
        <table:table-row table:style-name="ro19">
          <table:table-cell table:style-name="ce71" office:value-type="float" office:value="3" calcext:value-type="float">
            <text:p>3</text:p>
          </table:table-cell>
          <table:table-cell table:style-name="ce147" office:value-type="string" calcext:value-type="string" table:number-columns-spanned="5" table:number-rows-spanned="1">
            <text:p>S’informer sur sur Mistral 7B et Mixtral 8x7B.</text:p>
          </table:table-cell>
          <table:covered-table-cell table:number-columns-repeated="4" table:style-name="ce147"/>
          <table:table-cell table:style-name="ce174" office:value-type="string" calcext:value-type="string">
            <text:p>Dans le but de suivre une piste et de comprendre les LLM récent</text:p>
          </table:table-cell>
          <table:table-cell table:style-name="ce181" office:value-type="date" office:date-value="2024-01-15" calcext:value-type="date">
            <text:p>15/01/24</text:p>
          </table:table-cell>
          <table:table-cell table:style-name="ce181" office:value-type="date" office:date-value="2024-02-19" calcext:value-type="date">
            <text:p>19/02/24</text:p>
          </table:table-cell>
          <table:table-cell table:style-name="ce82" office:value-type="string" calcext:value-type="string">
            <text:p>Fin de la phase développement </text:p>
          </table:table-cell>
          <table:table-cell table:number-columns-repeated="246"/>
        </table:table-row>
        <table:table-row table:style-name="ro20">
          <table:table-cell table:style-name="ce71" office:value-type="float" office:value="4" calcext:value-type="float">
            <text:p>4</text:p>
          </table:table-cell>
          <table:table-cell table:style-name="ce147" office:value-type="string" calcext:value-type="string" table:number-columns-spanned="5" table:number-rows-spanned="1">
            <text:p>Approfondir la recherche sur le prompt engineering et explorer d’autres exemples.</text:p>
          </table:table-cell>
          <table:covered-table-cell table:number-columns-repeated="4" table:style-name="ce147"/>
          <table:table-cell table:style-name="ce175" office:value-type="string" calcext:value-type="string">
            <text:p>Continuer les recherches sur le prompt est primordial pour la partie développement</text:p>
          </table:table-cell>
          <table:table-cell table:style-name="ce181" office:value-type="date" office:date-value="2024-01-15" calcext:value-type="date">
            <text:p>15/01/24</text:p>
          </table:table-cell>
          <table:table-cell table:style-name="ce181" office:value-type="date" office:date-value="2024-02-19" calcext:value-type="date">
            <text:p>19/02/24</text:p>
          </table:table-cell>
          <table:table-cell table:style-name="ce82" office:value-type="string" calcext:value-type="string">
            <text:p>Fin de la phase développement </text:p>
          </table:table-cell>
          <table:table-cell table:number-columns-repeated="246"/>
        </table:table-row>
        <table:table-row table:style-name="ro21">
          <table:table-cell table:style-name="ce71" office:value-type="float" office:value="5" calcext:value-type="float">
            <text:p>5</text:p>
          </table:table-cell>
          <table:table-cell table:style-name="ce148" office:value-type="string" calcext:value-type="string" table:number-columns-spanned="5" table:number-rows-spanned="1">
            <text:p>Possibilité d’accès à la plateforme OSIRIM pour expérimentations sur LLMs.</text:p>
          </table:table-cell>
          <table:covered-table-cell table:number-columns-repeated="4" table:style-name="ce148"/>
          <table:table-cell table:style-name="ce175" office:value-type="string" calcext:value-type="string">
            <text:p>Nous avons besoin d’un serveur assez puissant pour exécuter des LLM</text:p>
          </table:table-cell>
          <table:table-cell table:style-name="ce181" office:value-type="date" office:date-value="2024-01-15" calcext:value-type="date">
            <text:p>15/01/24</text:p>
          </table:table-cell>
          <table:table-cell table:style-name="ce181" office:value-type="date" office:date-value="2024-04-14" calcext:value-type="date">
            <text:p>14/04/24</text:p>
          </table:table-cell>
          <table:table-cell table:style-name="ce82" office:value-type="string" calcext:value-type="string">
            <text:p>Fin de projet </text:p>
          </table:table-cell>
          <table:table-cell table:number-columns-repeated="246"/>
        </table:table-row>
        <table:table-row table:style-name="ro22">
          <table:table-cell table:style-name="ce71" office:value-type="float" office:value="6" calcext:value-type="float">
            <text:p>6</text:p>
          </table:table-cell>
          <table:table-cell table:style-name="ce149" office:value-type="string" calcext:value-type="string" table:number-columns-spanned="5" table:number-rows-spanned="1">
            <text:p>Continuer la recherche de CheckThat 2023 pour explorer la majorité des méthodes antérieurs.</text:p>
          </table:table-cell>
          <table:covered-table-cell table:number-columns-repeated="4" table:style-name="ce149"/>
          <table:table-cell table:style-name="ce175" office:value-type="string" calcext:value-type="string">
            <text:p>Cela permet de savoir quels modèles les équipes de 2023 ont utilisés</text:p>
          </table:table-cell>
          <table:table-cell table:style-name="ce181" office:value-type="date" office:date-value="2024-01-16" calcext:value-type="date">
            <text:p>16/01/24</text:p>
          </table:table-cell>
          <table:table-cell table:style-name="ce181" office:value-type="date" office:date-value="2024-02-19" calcext:value-type="date">
            <text:p>19/02/24</text:p>
          </table:table-cell>
          <table:table-cell table:style-name="ce82" office:value-type="string" calcext:value-type="string">
            <text:p>Fin de la phase développement </text:p>
          </table:table-cell>
          <table:table-cell table:number-columns-repeated="246"/>
        </table:table-row>
        <table:table-row table:style-name="ro23">
          <table:table-cell table:style-name="ce71" office:value-type="float" office:value="8" calcext:value-type="float">
            <text:p>8</text:p>
          </table:table-cell>
          <table:table-cell table:style-name="ce148" office:value-type="string" calcext:value-type="string" table:number-columns-spanned="5" table:number-rows-spanned="1">
            <text:p>Accès au dépôt GitHub en lecture à J.Mothe (Client).</text:p>
          </table:table-cell>
          <table:covered-table-cell table:number-columns-repeated="4" table:style-name="ce148"/>
          <table:table-cell table:style-name="ce176" office:value-type="string" calcext:value-type="string">
            <text:p>Le client souhaite accéder à github</text:p>
          </table:table-cell>
          <table:table-cell table:number-columns-repeated="2" table:style-name="ce181" office:value-type="date" office:date-value="2024-01-16" calcext:value-type="date">
            <text:p>16/01/24</text:p>
          </table:table-cell>
          <table:table-cell table:style-name="ce82" office:value-type="string" calcext:value-type="string">
            <text:p>Réalisation de la tâche</text:p>
          </table:table-cell>
          <table:table-cell>
            <draw:custom-shape draw:z-index="0" draw:name="Shape 4" draw:style-name="gr51" draw:text-style-name="P8" svg:width="0.072cm" svg:height="0.141cm" svg:x="0cm" svg:y="0.278cm">
              <text:p/>
              <draw:enhanced-geometry svg:viewBox="0 0 38103 38103" draw:extrusion-allowed="true" draw:text-areas="5580 5580 32523 32523" draw:glue-points="19052 0 38103 19052 19052 38103 0 19052 5580 5580 5580 32523 32523 32523 32523 5580" draw:type="non-primitive" draw:enhanced-path="M 0 19052 A 0 0 -27432 -27432 0 19052 0 19052 Z N">
                <draw:equation draw:name="f0" draw:formula="19052"/>
                <draw:equation draw:name="f1" draw:formula="1"/>
                <draw:equation draw:name="f2" draw:formula="19052"/>
                <draw:equation draw:name="f3" draw:formula="-3710"/>
                <draw:equation draw:name="f4" draw:formula="1"/>
              </draw:enhanced-geometry>
            </draw:custom-shape>
            <draw:custom-shape draw:z-index="1" draw:name="Shape 5" draw:style-name="gr51" draw:text-style-name="P8" svg:width="0.072cm" svg:height="0.141cm" svg:x="0cm" svg:y="0.278cm">
              <text:p/>
              <draw:enhanced-geometry svg:viewBox="0 0 38103 38103" draw:extrusion-allowed="true" draw:text-areas="5580 5580 32523 32523" draw:glue-points="19052 0 38103 19052 19052 38103 0 19052 5580 5580 5580 32523 32523 32523 32523 5580" draw:type="non-primitive" draw:enhanced-path="M 0 19052 A 0 0 -27432 -27432 0 19052 0 19052 Z N">
                <draw:equation draw:name="f0" draw:formula="19052"/>
                <draw:equation draw:name="f1" draw:formula="1"/>
                <draw:equation draw:name="f2" draw:formula="19052"/>
                <draw:equation draw:name="f3" draw:formula="-3710"/>
                <draw:equation draw:name="f4" draw:formula="1"/>
              </draw:enhanced-geometry>
            </draw:custom-shape>
            <draw:custom-shape draw:z-index="2" draw:name="Shape 6" draw:style-name="gr51" draw:text-style-name="P8" svg:width="0.072cm" svg:height="0.141cm" svg:x="0cm" svg:y="0.278cm">
              <text:p/>
              <draw:enhanced-geometry svg:viewBox="0 0 38103 38103" draw:extrusion-allowed="true" draw:text-areas="5580 5580 32523 32523" draw:glue-points="19052 0 38103 19052 19052 38103 0 19052 5580 5580 5580 32523 32523 32523 32523 5580" draw:type="non-primitive" draw:enhanced-path="M 0 19052 A 0 0 -27432 -27432 0 19052 0 19052 Z N">
                <draw:equation draw:name="f0" draw:formula="19052"/>
                <draw:equation draw:name="f1" draw:formula="1"/>
                <draw:equation draw:name="f2" draw:formula="19052"/>
                <draw:equation draw:name="f3" draw:formula="-3710"/>
                <draw:equation draw:name="f4" draw:formula="1"/>
              </draw:enhanced-geometry>
            </draw:custom-shape>
            <draw:custom-shape draw:z-index="3" draw:name="Shape 7" draw:style-name="gr51" draw:text-style-name="P8" svg:width="0.072cm" svg:height="0.141cm" svg:x="0cm" svg:y="0.278cm">
              <text:p/>
              <draw:enhanced-geometry svg:viewBox="0 0 38103 38103" draw:extrusion-allowed="true" draw:text-areas="5580 5580 32523 32523" draw:glue-points="19052 0 38103 19052 19052 38103 0 19052 5580 5580 5580 32523 32523 32523 32523 5580" draw:type="non-primitive" draw:enhanced-path="M 0 19052 A 0 0 -27432 -27432 0 19052 0 19052 Z N">
                <draw:equation draw:name="f0" draw:formula="19052"/>
                <draw:equation draw:name="f1" draw:formula="1"/>
                <draw:equation draw:name="f2" draw:formula="19052"/>
                <draw:equation draw:name="f3" draw:formula="-3710"/>
                <draw:equation draw:name="f4" draw:formula="1"/>
              </draw:enhanced-geometry>
            </draw:custom-shape>
            <draw:custom-shape draw:z-index="4" draw:name="Shape 8" draw:style-name="gr51" draw:text-style-name="P8" svg:width="0.072cm" svg:height="0.141cm" svg:x="0cm" svg:y="0.278cm">
              <text:p/>
              <draw:enhanced-geometry svg:viewBox="0 0 38103 38103" draw:extrusion-allowed="true" draw:text-areas="5580 5580 32523 32523" draw:glue-points="19052 0 38103 19052 19052 38103 0 19052 5580 5580 5580 32523 32523 32523 32523 5580" draw:type="non-primitive" draw:enhanced-path="M 0 19052 A 0 0 -27432 -27432 0 19052 0 19052 Z N">
                <draw:equation draw:name="f0" draw:formula="19052"/>
                <draw:equation draw:name="f1" draw:formula="1"/>
                <draw:equation draw:name="f2" draw:formula="19052"/>
                <draw:equation draw:name="f3" draw:formula="-3710"/>
                <draw:equation draw:name="f4" draw:formula="1"/>
              </draw:enhanced-geometry>
            </draw:custom-shape>
            <draw:custom-shape draw:z-index="5" draw:name="Shape 9" draw:style-name="gr51" draw:text-style-name="P8" svg:width="0.072cm" svg:height="0.141cm" svg:x="0cm" svg:y="0.278cm">
              <text:p/>
              <draw:enhanced-geometry svg:viewBox="0 0 38103 38103" draw:extrusion-allowed="true" draw:text-areas="5580 5580 32523 32523" draw:glue-points="19052 0 38103 19052 19052 38103 0 19052 5580 5580 5580 32523 32523 32523 32523 5580" draw:type="non-primitive" draw:enhanced-path="M 0 19052 A 0 0 -27432 -27432 0 19052 0 19052 Z N">
                <draw:equation draw:name="f0" draw:formula="19052"/>
                <draw:equation draw:name="f1" draw:formula="1"/>
                <draw:equation draw:name="f2" draw:formula="19052"/>
                <draw:equation draw:name="f3" draw:formula="-3710"/>
                <draw:equation draw:name="f4" draw:formula="1"/>
              </draw:enhanced-geometry>
            </draw:custom-shape>
            <draw:custom-shape draw:z-index="6" draw:name="Shape 10" draw:style-name="gr51" draw:text-style-name="P8" svg:width="0.072cm" svg:height="0.141cm" svg:x="0cm" svg:y="0.278cm">
              <text:p/>
              <draw:enhanced-geometry svg:viewBox="0 0 38103 38103" draw:extrusion-allowed="true" draw:text-areas="5580 5580 32523 32523" draw:glue-points="19052 0 38103 19052 19052 38103 0 19052 5580 5580 5580 32523 32523 32523 32523 5580" draw:type="non-primitive" draw:enhanced-path="M 0 19052 A 0 0 -27432 -27432 0 19052 0 19052 Z N">
                <draw:equation draw:name="f0" draw:formula="19052"/>
                <draw:equation draw:name="f1" draw:formula="1"/>
                <draw:equation draw:name="f2" draw:formula="19052"/>
                <draw:equation draw:name="f3" draw:formula="-3710"/>
                <draw:equation draw:name="f4" draw:formula="1"/>
              </draw:enhanced-geometry>
            </draw:custom-shape>
            <draw:custom-shape draw:z-index="7" draw:name="Shape 11" draw:style-name="gr51" draw:text-style-name="P8" svg:width="0.072cm" svg:height="0.141cm" svg:x="0cm" svg:y="0.278cm">
              <text:p/>
              <draw:enhanced-geometry svg:viewBox="0 0 38103 38103" draw:extrusion-allowed="true" draw:text-areas="5580 5580 32523 32523" draw:glue-points="19052 0 38103 19052 19052 38103 0 19052 5580 5580 5580 32523 32523 32523 32523 5580" draw:type="non-primitive" draw:enhanced-path="M 0 19052 A 0 0 -27432 -27432 0 19052 0 19052 Z N">
                <draw:equation draw:name="f0" draw:formula="19052"/>
                <draw:equation draw:name="f1" draw:formula="1"/>
                <draw:equation draw:name="f2" draw:formula="19052"/>
                <draw:equation draw:name="f3" draw:formula="-3710"/>
                <draw:equation draw:name="f4" draw:formula="1"/>
              </draw:enhanced-geometry>
            </draw:custom-shape>
            <draw:custom-shape draw:z-index="8" draw:name="Shape 13" draw:style-name="gr51" draw:text-style-name="P8" svg:width="0.072cm" svg:height="0.141cm" svg:x="0cm" svg:y="0.278cm">
              <text:p/>
              <draw:enhanced-geometry svg:viewBox="0 0 38103 38103" draw:extrusion-allowed="true" draw:text-areas="5580 5580 32523 32523" draw:glue-points="19052 0 38103 19052 19052 38103 0 19052 5580 5580 5580 32523 32523 32523 32523 5580" draw:type="non-primitive" draw:enhanced-path="M 0 19052 A 0 0 -27432 -27432 0 19052 0 19052 Z N">
                <draw:equation draw:name="f0" draw:formula="19052"/>
                <draw:equation draw:name="f1" draw:formula="1"/>
                <draw:equation draw:name="f2" draw:formula="19052"/>
                <draw:equation draw:name="f3" draw:formula="-3710"/>
                <draw:equation draw:name="f4" draw:formula="1"/>
              </draw:enhanced-geometry>
            </draw:custom-shape>
            <draw:custom-shape draw:z-index="9" draw:name="Shape 29" draw:style-name="gr51" draw:text-style-name="P8" svg:width="0.072cm" svg:height="0.141cm" svg:x="0cm" svg:y="0.278cm">
              <text:p/>
              <draw:enhanced-geometry svg:viewBox="0 0 38103 38103" draw:extrusion-allowed="true" draw:text-areas="5580 5580 32523 32523" draw:glue-points="19052 0 38103 19052 19052 38103 0 19052 5580 5580 5580 32523 32523 32523 32523 5580" draw:type="non-primitive" draw:enhanced-path="M 0 19052 A 0 0 -27432 -27432 0 19052 0 19052 Z N">
                <draw:equation draw:name="f0" draw:formula="19052"/>
                <draw:equation draw:name="f1" draw:formula="1"/>
                <draw:equation draw:name="f2" draw:formula="19052"/>
                <draw:equation draw:name="f3" draw:formula="-3710"/>
                <draw:equation draw:name="f4" draw:formula="1"/>
              </draw:enhanced-geometry>
            </draw:custom-shape>
            <draw:custom-shape draw:z-index="10" draw:name="Shape 30" draw:style-name="gr51" draw:text-style-name="P8" svg:width="0.072cm" svg:height="0.141cm" svg:x="0cm" svg:y="0.278cm">
              <text:p/>
              <draw:enhanced-geometry svg:viewBox="0 0 38103 38103" draw:extrusion-allowed="true" draw:text-areas="5580 5580 32523 32523" draw:glue-points="19052 0 38103 19052 19052 38103 0 19052 5580 5580 5580 32523 32523 32523 32523 5580" draw:type="non-primitive" draw:enhanced-path="M 0 19052 A 0 0 -27432 -27432 0 19052 0 19052 Z N">
                <draw:equation draw:name="f0" draw:formula="19052"/>
                <draw:equation draw:name="f1" draw:formula="1"/>
                <draw:equation draw:name="f2" draw:formula="19052"/>
                <draw:equation draw:name="f3" draw:formula="-3710"/>
                <draw:equation draw:name="f4" draw:formula="1"/>
              </draw:enhanced-geometry>
            </draw:custom-shape>
            <draw:custom-shape draw:z-index="11" draw:name="Shape 33" draw:style-name="gr51" draw:text-style-name="P8" svg:width="0.072cm" svg:height="0.141cm" svg:x="0cm" svg:y="0.278cm">
              <text:p/>
              <draw:enhanced-geometry svg:viewBox="0 0 38103 38103" draw:extrusion-allowed="true" draw:text-areas="5580 5580 32523 32523" draw:glue-points="19052 0 38103 19052 19052 38103 0 19052 5580 5580 5580 32523 32523 32523 32523 5580" draw:type="non-primitive" draw:enhanced-path="M 0 19052 A 0 0 -27432 -27432 0 19052 0 19052 Z N">
                <draw:equation draw:name="f0" draw:formula="19052"/>
                <draw:equation draw:name="f1" draw:formula="1"/>
                <draw:equation draw:name="f2" draw:formula="19052"/>
                <draw:equation draw:name="f3" draw:formula="-3710"/>
                <draw:equation draw:name="f4" draw:formula="1"/>
              </draw:enhanced-geometry>
            </draw:custom-shape>
          </table:table-cell>
          <table:table-cell table:number-columns-repeated="245"/>
        </table:table-row>
        <table:table-row table:style-name="ro24">
          <table:table-cell table:style-name="ce71" office:value-type="float" office:value="9" calcext:value-type="float">
            <text:p>9</text:p>
          </table:table-cell>
          <table:table-cell table:style-name="ce148" office:value-type="string" calcext:value-type="string" table:number-columns-spanned="5" table:number-rows-spanned="1">
            <text:p>Planification d’une réunion de gestion de projet le 23/01 à 17h30.</text:p>
          </table:table-cell>
          <table:covered-table-cell table:number-columns-repeated="4" table:style-name="ce148"/>
          <table:table-cell table:style-name="ce175" office:value-type="string" calcext:value-type="string">
            <text:p>une réunion avec les AMO est nécessaire pour <text:s/>comprendre la méthode agile</text:p>
          </table:table-cell>
          <table:table-cell table:style-name="ce181" office:value-type="date" office:date-value="2024-01-22" calcext:value-type="date">
            <text:p>22/01/24</text:p>
          </table:table-cell>
          <table:table-cell table:style-name="ce181" office:value-type="date" office:date-value="2024-01-23" calcext:value-type="date">
            <text:p>23/01/24</text:p>
          </table:table-cell>
          <table:table-cell table:style-name="ce82" office:value-type="string" calcext:value-type="string">
            <text:p>Réalisation de la réunion</text:p>
          </table:table-cell>
          <table:table-cell table:number-columns-repeated="246"/>
        </table:table-row>
        <table:table-row table:style-name="ro25">
          <table:table-cell table:style-name="ce71" office:value-type="float" office:value="10" calcext:value-type="float">
            <text:p>10</text:p>
          </table:table-cell>
          <table:table-cell table:style-name="ce148" office:value-type="string" calcext:value-type="string" table:number-columns-spanned="5" table:number-rows-spanned="1">
            <text:p>Synthétiser les synthèses des articles scientifiques effectuées.</text:p>
          </table:table-cell>
          <table:covered-table-cell table:number-columns-repeated="4" table:style-name="ce148"/>
          <table:table-cell table:style-name="ce175" office:value-type="string" calcext:value-type="string">
            <text:p>une synthèse des rapports des équipes de 2023 permet de comprendre facilement les travaux effectués</text:p>
          </table:table-cell>
          <table:table-cell table:style-name="ce181" office:value-type="date" office:date-value="2024-01-22" calcext:value-type="date">
            <text:p>22/01/24</text:p>
          </table:table-cell>
          <table:table-cell table:style-name="ce181" office:value-type="date" office:date-value="2024-02-19" calcext:value-type="date">
            <text:p>19/02/24</text:p>
          </table:table-cell>
          <table:table-cell table:style-name="ce82" office:value-type="string" calcext:value-type="string">
            <text:p>Fin de la phase développement </text:p>
          </table:table-cell>
          <table:table-cell table:number-columns-repeated="246"/>
        </table:table-row>
        <table:table-row table:style-name="ro25">
          <table:table-cell table:style-name="ce71" office:value-type="float" office:value="12" calcext:value-type="float">
            <text:p>12</text:p>
          </table:table-cell>
          <table:table-cell table:style-name="ce148" office:value-type="string" calcext:value-type="string" table:number-columns-spanned="5" table:number-rows-spanned="1">
            <text:p>Transfert de documents concernant le prompt engineering et de cours LLMs par J.Mothe (Client).</text:p>
          </table:table-cell>
          <table:covered-table-cell table:number-columns-repeated="4" table:style-name="ce148"/>
          <table:table-cell table:style-name="ce175" office:value-type="string" calcext:value-type="string">
            <text:p>Dans le but d’approfondir nos connaissance sur le prompt engineering et les LLM le client nous envoie des articles scientifiques </text:p>
          </table:table-cell>
          <table:table-cell table:number-columns-repeated="2" table:style-name="ce181" office:value-type="date" office:date-value="2024-01-22" calcext:value-type="date">
            <text:p>22/01/24</text:p>
          </table:table-cell>
          <table:table-cell table:style-name="ce82" office:value-type="string" calcext:value-type="string">
            <text:p>Tâche effectuer par la cliente</text:p>
          </table:table-cell>
          <table:table-cell table:number-columns-repeated="246"/>
        </table:table-row>
        <table:table-row table:style-name="ro26">
          <table:table-cell table:style-name="ce71" office:value-type="float" office:value="14" calcext:value-type="float">
            <text:p>14</text:p>
          </table:table-cell>
          <table:table-cell table:style-name="ce148" office:value-type="string" calcext:value-type="string" table:number-columns-spanned="5" table:number-rows-spanned="1">
            <text:p>Planification d’une présentation de la méthode agile par J. Contarin et A.Mairesse le 29/01/2024.</text:p>
          </table:table-cell>
          <table:covered-table-cell table:number-columns-repeated="4" table:style-name="ce148"/>
          <table:table-cell table:style-name="ce175" office:value-type="string" calcext:value-type="string">
            <text:p>Par manque de temps lors de la réunion de gestion de projet, les AMO ont organisé une nouvelle réunion pour comprendre la méthode agile </text:p>
          </table:table-cell>
          <table:table-cell table:style-name="ce181" office:value-type="date" office:date-value="2024-01-23" calcext:value-type="date">
            <text:p>23/01/24</text:p>
          </table:table-cell>
          <table:table-cell table:style-name="ce181" office:value-type="date" office:date-value="2024-01-29" calcext:value-type="date">
            <text:p>29/01/24</text:p>
          </table:table-cell>
          <table:table-cell table:style-name="ce82" office:value-type="string" calcext:value-type="string">
            <text:p>Réalisation de la réunion</text:p>
          </table:table-cell>
          <table:table-cell table:number-columns-repeated="246"/>
        </table:table-row>
        <table:table-row table:style-name="ro27">
          <table:table-cell table:style-name="ce71" office:value-type="float" office:value="15" calcext:value-type="float">
            <text:p>15</text:p>
          </table:table-cell>
          <table:table-cell table:style-name="ce148" office:value-type="string" calcext:value-type="string" table:number-columns-spanned="5" table:number-rows-spanned="1">
            <text:p>Rester sur les données 2023 pour le moment.</text:p>
          </table:table-cell>
          <table:covered-table-cell table:number-columns-repeated="4" table:style-name="ce148"/>
          <table:table-cell table:style-name="ce175" office:value-type="string" calcext:value-type="string">
            <text:p>Le client nous a demandé de rester sur les données de 2023 et de ne pas étudier les données de 2024</text:p>
          </table:table-cell>
          <table:table-cell table:style-name="ce181" office:value-type="date" office:date-value="2024-01-29" calcext:value-type="date">
            <text:p>29/01/24</text:p>
          </table:table-cell>
          <table:table-cell table:style-name="ce181" office:value-type="date" office:date-value="2024-04-14" calcext:value-type="date">
            <text:p>14/04/24</text:p>
          </table:table-cell>
          <table:table-cell table:style-name="ce82" office:value-type="string" calcext:value-type="string">
            <text:p>Fin de projet </text:p>
          </table:table-cell>
          <table:table-cell table:number-columns-repeated="246"/>
        </table:table-row>
        <table:table-row table:style-name="ro28">
          <table:table-cell table:style-name="ce71" office:value-type="float" office:value="16" calcext:value-type="float">
            <text:p>16</text:p>
          </table:table-cell>
          <table:table-cell table:style-name="ce148" office:value-type="string" calcext:value-type="string" table:number-columns-spanned="5" table:number-rows-spanned="1">
            <text:p>Faire les MileStones après le choix de la techno, pour débuter la phase de développement.</text:p>
          </table:table-cell>
          <table:covered-table-cell table:number-columns-repeated="4" table:style-name="ce148"/>
          <table:table-cell table:style-name="ce175" office:value-type="string" calcext:value-type="string">
            <text:p>Le client nous a demandé de faire des MileStones pendant notre développement </text:p>
          </table:table-cell>
          <table:table-cell table:style-name="ce181" office:value-type="date" office:date-value="2024-01-29" calcext:value-type="date">
            <text:p>29/01/24</text:p>
          </table:table-cell>
          <table:table-cell table:style-name="ce181" office:value-type="date" office:date-value="2024-02-19" calcext:value-type="date">
            <text:p>19/02/24</text:p>
          </table:table-cell>
          <table:table-cell table:style-name="ce184" office:value-type="string" calcext:value-type="string">
            <text:p>Réalisation de la choix techno donc réalisation du premier MileStones</text:p>
          </table:table-cell>
          <table:table-cell table:number-columns-repeated="246"/>
        </table:table-row>
        <table:table-row table:style-name="ro29">
          <table:table-cell table:style-name="ce71" office:value-type="float" office:value="17" calcext:value-type="float">
            <text:p>17</text:p>
          </table:table-cell>
          <table:table-cell table:style-name="ce148" office:value-type="string" calcext:value-type="string" table:number-columns-spanned="5" table:number-rows-spanned="1">
            <text:p>Diriger la prochaine phase de développement sur le LLM Mixtral après étude.</text:p>
          </table:table-cell>
          <table:covered-table-cell table:number-columns-repeated="4" table:style-name="ce148"/>
          <table:table-cell table:style-name="ce175" office:value-type="string" calcext:value-type="string">
            <text:p>Selon nos recherche et la demande du client, nous avons découvert que Mixtral est un des meilleurs LLM à ce jour</text:p>
          </table:table-cell>
          <table:table-cell table:style-name="ce181" office:value-type="date" office:date-value="2024-01-30" calcext:value-type="date">
            <text:p>30/01/24</text:p>
          </table:table-cell>
          <table:table-cell table:style-name="ce181" office:value-type="date" office:date-value="2024-04-14" calcext:value-type="date">
            <text:p>14/04/24</text:p>
          </table:table-cell>
          <table:table-cell table:style-name="ce82" office:value-type="string" calcext:value-type="string">
            <text:p>Fin de projet </text:p>
          </table:table-cell>
          <table:table-cell table:number-columns-repeated="246"/>
        </table:table-row>
        <table:table-row table:style-name="ro30">
          <table:table-cell table:style-name="ce71"/>
          <table:table-cell table:style-name="ce150" table:number-columns-spanned="5" table:number-rows-spanned="1"/>
          <table:covered-table-cell table:number-columns-repeated="4" table:style-name="ce150"/>
          <table:table-cell table:style-name="ce177" table:number-columns-repeated="3"/>
          <table:table-cell table:style-name="ce84"/>
          <table:table-cell table:number-columns-repeated="246"/>
        </table:table-row>
        <table:table-row table:style-name="ro15" table:number-rows-repeated="1048555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Risk Opportunity Log " table:style-name="ta7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2" table:number-columns-repeated="15" table:default-cell-style-name="Default"/>
        <table:table-column table:style-name="co38" table:number-columns-repeated="1000" table:default-cell-style-name="Default"/>
        <table:table-row table:style-name="ro31">
          <table:table-cell/>
          <table:table-cell table:style-name="ce165" office:value-type="string" calcext:value-type="string">
            <text:p>Project</text:p>
          </table:table-cell>
          <table:table-cell table:style-name="ce167" office:value-type="string" calcext:value-type="string">
            <text:p>Iafa-tigable</text:p>
          </table:table-cell>
          <table:table-cell table:number-columns-repeated="1021"/>
        </table:table-row>
        <table:table-row table:style-name="ro32">
          <table:table-cell/>
          <table:table-cell table:style-name="ce165" office:value-type="string" calcext:value-type="string">
            <text:p>Risks /Opportunities management responsible</text:p>
          </table:table-cell>
          <table:table-cell table:style-name="ce167" office:value-type="string" calcext:value-type="string">
            <text:p>Adrien Delmote</text:p>
          </table:table-cell>
          <table:table-cell table:number-columns-repeated="1021"/>
        </table:table-row>
        <table:table-row table:style-name="ro32">
          <table:table-cell/>
          <table:table-cell table:style-name="ce165" office:value-type="string" calcext:value-type="string">
            <text:p>Revision</text:p>
          </table:table-cell>
          <table:table-cell table:style-name="ce167" office:value-type="string" calcext:value-type="string">
            <text:p>RO-01</text:p>
          </table:table-cell>
          <table:table-cell table:number-columns-repeated="1021"/>
        </table:table-row>
        <table:table-row table:style-name="ro32">
          <table:table-cell/>
          <table:table-cell table:style-name="ce165" office:value-type="string" calcext:value-type="string">
            <text:p>Date</text:p>
          </table:table-cell>
          <table:table-cell table:style-name="ce168" office:value-type="date" office:date-value="2024-02-05" calcext:value-type="date">
            <text:p>05/02/2024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33">
          <table:table-cell table:style-name="ce163" office:value-type="string" calcext:value-type="string">
            <text:p>ID</text:p>
          </table:table-cell>
          <table:table-cell table:style-name="ce166" office:value-type="string" calcext:value-type="string">
            <text:p>Risk Description (Hypothesis / Description / Impact)</text:p>
          </table:table-cell>
          <table:table-cell table:style-name="ce169" office:value-type="string" calcext:value-type="string">
            <text:p>Action plan and comments</text:p>
          </table:table-cell>
          <table:table-cell table:style-name="ce169" office:value-type="string" calcext:value-type="string">
            <text:p>Impact analysis (Cost, workload, Delay, Performance, Quality)</text:p>
          </table:table-cell>
          <table:table-cell table:style-name="ce169" office:value-type="string" calcext:value-type="string">
            <text:p>Quantified impact (if different from the cost) (</text:p>
          </table:table-cell>
          <table:table-cell table:style-name="ce169" office:value-type="string" calcext:value-type="string">
            <text:p>Probability</text:p>
          </table:table-cell>
          <table:table-cell table:style-name="ce169" office:value-type="string" calcext:value-type="string">
            <text:p>Opening date</text:p>
          </table:table-cell>
          <table:table-cell table:style-name="ce180" office:value-type="string" calcext:value-type="string">
            <text:p>Ending date</text:p>
          </table:table-cell>
          <table:table-cell table:style-name="ce196" office:value-type="string" calcext:value-type="string">
            <text:p>Action plan responsible</text:p>
          </table:table-cell>
          <table:table-cell table:number-columns-repeated="1015"/>
        </table:table-row>
        <table:table-row table:style-name="ro34">
          <table:table-cell table:style-name="ce164" office:value-type="string" calcext:value-type="string">
            <text:p>R1</text:p>
          </table:table-cell>
          <table:table-cell table:style-name="ce167" office:value-type="string" calcext:value-type="string">
            <text:p>Ressource CheckThat 2023 : Les ressources 2023 (data, rapport des équipes, ...) ne sont pas présentes ou nous n'y avons pas accès.</text:p>
          </table:table-cell>
          <table:table-cell table:style-name="ce167" office:value-type="string" calcext:value-type="string">
            <text:p>Nous pouvons essayer de créer nos propres systèmes de detéction de subjectivité et de les comparer entre elles .</text:p>
          </table:table-cell>
          <table:table-cell table:style-name="ce170" office:value-type="string" calcext:value-type="string">
            <text:p><text:s/>Il faut faire plusieurs modèles ce qui va augmenter la charge de travail et réduire la qualité et la performance de ses derniers car nous ne pouvons pas augmenter le délai.</text:p>
          </table:table-cell>
          <table:table-cell table:style-name="ce170" office:value-type="string" calcext:value-type="string">
            <text:p/>
            <text:p>Charge (2 fois plus de travail) +Qualité </text:p>
          </table:table-cell>
          <table:table-cell table:style-name="ce172" office:value-type="percentage" office:value="0.1" calcext:value-type="percentage">
            <text:p>10%</text:p>
          </table:table-cell>
          <table:table-cell table:style-name="ce178" office:value-type="date" office:date-value="2023-11-21" calcext:value-type="date">
            <text:p>21/11/2023</text:p>
          </table:table-cell>
          <table:table-cell table:style-name="ce178" office:value-type="date" office:date-value="2023-12-20" calcext:value-type="date">
            <text:p>20/12/2023</text:p>
          </table:table-cell>
          <table:table-cell table:style-name="ce185"/>
          <table:table-cell table:number-columns-repeated="1015"/>
        </table:table-row>
        <table:table-row table:style-name="ro35">
          <table:table-cell table:style-name="ce164" office:value-type="string" calcext:value-type="string">
            <text:p>R2</text:p>
          </table:table-cell>
          <table:table-cell table:style-name="ce167" office:value-type="string" calcext:value-type="string">
            <text:p>Salle de travail à l'IRIT: les salles pour travailler ne sont pas disponibles.</text:p>
          </table:table-cell>
          <table:table-cell table:style-name="ce167" office:value-type="string" calcext:value-type="string">
            <text:p>On doit travailler en distanciel.</text:p>
          </table:table-cell>
          <table:table-cell table:style-name="ce170" office:value-type="string" calcext:value-type="string">
            <text:p>Travailler en distanciel réduit légèrement notre performance.</text:p>
          </table:table-cell>
          <table:table-cell table:style-name="ce170" office:value-type="string" calcext:value-type="string">
            <text:p>Performance </text:p>
          </table:table-cell>
          <table:table-cell table:style-name="ce172" office:value-type="percentage" office:value="0.2" calcext:value-type="percentage">
            <text:p>20%</text:p>
          </table:table-cell>
          <table:table-cell table:style-name="ce178" office:value-type="date" office:date-value="2024-01-15" calcext:value-type="date">
            <text:p>15/1/2024</text:p>
          </table:table-cell>
          <table:table-cell table:style-name="ce168" office:value-type="date" office:date-value="2024-04-15" calcext:value-type="date">
            <text:p>15/04/2024</text:p>
          </table:table-cell>
          <table:table-cell table:style-name="ce185"/>
          <table:table-cell table:number-columns-repeated="1015"/>
        </table:table-row>
        <table:table-row table:style-name="ro35">
          <table:table-cell table:style-name="ce164" office:value-type="string" calcext:value-type="string">
            <text:p>R3</text:p>
          </table:table-cell>
          <table:table-cell table:style-name="ce167" office:value-type="string" calcext:value-type="string">
            <text:p>Nouvelle data 2024: Pas de donnée pour 2024 ou nous n'y avons pas accès.</text:p>
          </table:table-cell>
          <table:table-cell table:style-name="ce167" office:value-type="string" calcext:value-type="string">
            <text:p>On doit travailler avec les données de 2023 sauf si le R1 (voir R1).</text:p>
          </table:table-cell>
          <table:table-cell table:style-name="ce170" office:value-type="string" calcext:value-type="string">
            <text:p>Pas réellement d'impact.</text:p>
          </table:table-cell>
          <table:table-cell table:style-name="ce170"/>
          <table:table-cell table:style-name="ce172" office:value-type="percentage" office:value="0.5" calcext:value-type="percentage">
            <text:p>50%</text:p>
          </table:table-cell>
          <table:table-cell table:style-name="ce178" office:value-type="date" office:date-value="2024-12-20" calcext:value-type="date">
            <text:p>20/12/2024</text:p>
          </table:table-cell>
          <table:table-cell table:style-name="ce168" office:value-type="date" office:date-value="2024-04-15" calcext:value-type="date">
            <text:p>15/04/2024</text:p>
          </table:table-cell>
          <table:table-cell table:style-name="ce185"/>
          <table:table-cell table:number-columns-repeated="1015"/>
        </table:table-row>
        <table:table-row table:style-name="ro35">
          <table:table-cell table:style-name="ce164" office:value-type="string" calcext:value-type="string">
            <text:p>R4</text:p>
          </table:table-cell>
          <table:table-cell table:style-name="ce167" office:value-type="string" calcext:value-type="string">
            <text:p>Risque de complication : ancienne fracture de la main gauche d'un membre de l'équipe</text:p>
          </table:table-cell>
          <table:table-cell table:style-name="ce167" office:value-type="string" calcext:value-type="string">
            <text:p>Précautions dans la vie courante.</text:p>
          </table:table-cell>
          <table:table-cell table:style-name="ce170" office:value-type="string" calcext:value-type="string">
            <text:p><text:s/>En cas d'accident, cela crée un handicap de travail pour le membre concerné.</text:p>
          </table:table-cell>
          <table:table-cell table:style-name="ce170" office:value-type="string" calcext:value-type="string">
            <text:p>Main d'oeuvre réduite de 0.5 personnes</text:p>
          </table:table-cell>
          <table:table-cell table:style-name="ce172" office:value-type="percentage" office:value="0.1" calcext:value-type="percentage">
            <text:p>10%</text:p>
          </table:table-cell>
          <table:table-cell table:style-name="ce178" office:value-type="date" office:date-value="2023-11-21" calcext:value-type="date">
            <text:p>21/11/2023</text:p>
          </table:table-cell>
          <table:table-cell table:style-name="ce168" office:value-type="date" office:date-value="2024-04-15" calcext:value-type="date">
            <text:p>15/04/2024</text:p>
          </table:table-cell>
          <table:table-cell table:style-name="ce185"/>
          <table:table-cell table:number-columns-repeated="1015"/>
        </table:table-row>
        <table:table-row table:style-name="ro35">
          <table:table-cell table:style-name="ce164" office:value-type="string" calcext:value-type="string">
            <text:p>R5</text:p>
          </table:table-cell>
          <table:table-cell table:style-name="ce167" office:value-type="string" calcext:value-type="string">
            <text:p>Manque de matériel : PC qui ne fonctionne plus, ou alors une maintenance sur OSIRIM.</text:p>
          </table:table-cell>
          <table:table-cell table:style-name="ce167" office:value-type="string" calcext:value-type="string">
            <text:p>On va devoir reporter les travaux prévus ou alors acheter de nouveaux matériels.</text:p>
          </table:table-cell>
          <table:table-cell table:style-name="ce170" office:value-type="string" calcext:value-type="string">
            <text:p>Tâche reporté.</text:p>
          </table:table-cell>
          <table:table-cell table:style-name="ce170" office:value-type="string" calcext:value-type="string">
            <text:p><text:s/>Cout + Délai ( + la durée du problème ) </text:p>
          </table:table-cell>
          <table:table-cell table:style-name="ce172" office:value-type="percentage" office:value="0.05" calcext:value-type="percentage">
            <text:p>5%</text:p>
          </table:table-cell>
          <table:table-cell table:style-name="ce178" office:value-type="date" office:date-value="2023-11-21" calcext:value-type="date">
            <text:p>21/11/2023</text:p>
          </table:table-cell>
          <table:table-cell table:style-name="ce168" office:value-type="date" office:date-value="2024-04-15" calcext:value-type="date">
            <text:p>15/04/2024</text:p>
          </table:table-cell>
          <table:table-cell table:style-name="ce185"/>
          <table:table-cell table:number-columns-repeated="1015"/>
        </table:table-row>
        <table:table-row table:style-name="ro35">
          <table:table-cell table:style-name="ce164" office:value-type="string" calcext:value-type="string">
            <text:p>R6</text:p>
          </table:table-cell>
          <table:table-cell table:style-name="ce167" office:value-type="string" calcext:value-type="string">
            <text:p>Abscence du client: Possibilité que le client ne soit pas disponible pendant une certaine periode</text:p>
          </table:table-cell>
          <table:table-cell table:style-name="ce167" office:value-type="string" calcext:value-type="string">
            <text:p>On va devoir prendre des décision sans le client et continuer à avancé </text:p>
          </table:table-cell>
          <table:table-cell table:style-name="ce170" office:value-type="string" calcext:value-type="string">
            <text:p>Risque d'augmenter du délai si le client n'est pas satisfait de notre modification </text:p>
          </table:table-cell>
          <table:table-cell table:style-name="ce170" office:value-type="string" calcext:value-type="string">
            <text:p>Délai ( + la durée de la modification à enlever) <text:s/>+ charge (2 fois plus de travail) + Performance</text:p>
          </table:table-cell>
          <table:table-cell table:style-name="ce172" office:value-type="percentage" office:value="0.2" calcext:value-type="percentage">
            <text:p>20%</text:p>
          </table:table-cell>
          <table:table-cell table:style-name="ce178" office:value-type="date" office:date-value="2024-01-15" calcext:value-type="date">
            <text:p>15/1/2024</text:p>
          </table:table-cell>
          <table:table-cell table:style-name="ce168" office:value-type="date" office:date-value="2024-04-15" calcext:value-type="date">
            <text:p>15/04/2024</text:p>
          </table:table-cell>
          <table:table-cell table:style-name="ce185"/>
          <table:table-cell table:number-columns-repeated="1015"/>
        </table:table-row>
        <table:table-row table:style-name="ro35">
          <table:table-cell table:style-name="ce164" office:value-type="string" calcext:value-type="string">
            <text:p>R7</text:p>
          </table:table-cell>
          <table:table-cell table:style-name="ce167" office:value-type="string" calcext:value-type="string">
            <text:p>Nouveau modèle : Possibilité qu'un nouveau modèle soit créer et qu'il est plus efficace que le modèle qu'on implémente</text:p>
          </table:table-cell>
          <table:table-cell table:style-name="ce167" office:value-type="string" calcext:value-type="string">
            <text:p>On va continuer sur le même modèle même si les résultats suront moins efficace</text:p>
          </table:table-cell>
          <table:table-cell table:style-name="ce170" office:value-type="string" calcext:value-type="string">
            <text:p>Pas réellement d'impact.</text:p>
          </table:table-cell>
          <table:table-cell table:style-name="ce170"/>
          <table:table-cell table:style-name="ce172" office:value-type="percentage" office:value="0.05" calcext:value-type="percentage">
            <text:p>5%</text:p>
          </table:table-cell>
          <table:table-cell table:style-name="ce178" office:value-type="date" office:date-value="2024-02-05" calcext:value-type="date">
            <text:p>5/2/2024</text:p>
          </table:table-cell>
          <table:table-cell table:style-name="ce168" office:value-type="date" office:date-value="2024-04-15" calcext:value-type="date">
            <text:p>15/04/2024</text:p>
          </table:table-cell>
          <table:table-cell table:style-name="ce185"/>
          <table:table-cell table:number-columns-repeated="1015"/>
        </table:table-row>
        <table:table-row table:style-name="ro11" table:number-rows-repeated="2">
          <table:table-cell table:number-columns-repeated="1024"/>
        </table:table-row>
        <table:table-row table:style-name="ro33">
          <table:table-cell table:style-name="ce163" office:value-type="string" calcext:value-type="string">
            <text:p>ID</text:p>
          </table:table-cell>
          <table:table-cell table:style-name="ce166" office:value-type="string" calcext:value-type="string">
            <text:p>Opportunity Description (Hypothesis / Description / Impact)</text:p>
          </table:table-cell>
          <table:table-cell table:style-name="ce169" office:value-type="string" calcext:value-type="string">
            <text:p>Action plan and comments</text:p>
          </table:table-cell>
          <table:table-cell table:style-name="ce169" office:value-type="string" calcext:value-type="string">
            <text:p>Impact analysis (Cost, workload, Delay, Performance, Quality)</text:p>
          </table:table-cell>
          <table:table-cell table:style-name="ce169" office:value-type="string" calcext:value-type="string">
            <text:p>Quantified impact (if different from the cost) (</text:p>
          </table:table-cell>
          <table:table-cell table:style-name="ce169" office:value-type="string" calcext:value-type="string">
            <text:p>Probability</text:p>
          </table:table-cell>
          <table:table-cell table:style-name="ce169" office:value-type="string" calcext:value-type="string">
            <text:p>Opening date</text:p>
          </table:table-cell>
          <table:table-cell table:style-name="ce180" office:value-type="string" calcext:value-type="string">
            <text:p>Ending date</text:p>
          </table:table-cell>
          <table:table-cell table:style-name="ce196" office:value-type="string" calcext:value-type="string">
            <text:p>Action plan responsible</text:p>
          </table:table-cell>
          <table:table-cell table:number-columns-repeated="1015"/>
        </table:table-row>
        <table:table-row table:style-name="ro34">
          <table:table-cell table:style-name="ce164" office:value-type="string" calcext:value-type="string">
            <text:p>O1</text:p>
          </table:table-cell>
          <table:table-cell table:style-name="ce167" office:value-type="string" calcext:value-type="string">
            <text:p>Accès à OSIRIM: Pour utiliser un modèle de LLM qui demande beaucoup de donnée et de ressource, notre client nous donne l'accès à utiliser le serveur de l'IRIT OSIRIM.</text:p>
          </table:table-cell>
          <table:table-cell table:style-name="ce167" office:value-type="string" calcext:value-type="string">
            <text:p>Réduction du temps d'éxécution des modèles d'IA et de pouvoir le travailler sur énormement de donnée.</text:p>
          </table:table-cell>
          <table:table-cell table:style-name="ce170" office:value-type="string" calcext:value-type="string">
            <text:p>Augmentation de la performance et de la qualité du résultat ainsi qu'une diminution du délai de travail (car le modèle sera plus rapide à exécuter).</text:p>
          </table:table-cell>
          <table:table-cell table:style-name="ce170" office:value-type="string" calcext:value-type="string">
            <text:p>Performance+Qualité +Délai ( - 2 semaines )</text:p>
          </table:table-cell>
          <table:table-cell table:style-name="ce172" office:value-type="percentage" office:value="0.8" calcext:value-type="percentage">
            <text:p>80%</text:p>
          </table:table-cell>
          <table:table-cell table:style-name="ce179" office:value-type="date" office:date-value="2024-01-15" calcext:value-type="date">
            <text:p>15/1/2024</text:p>
          </table:table-cell>
          <table:table-cell table:style-name="ce183" office:value-type="date" office:date-value="2024-04-15" calcext:value-type="date">
            <text:p>15/04/2024</text:p>
          </table:table-cell>
          <table:table-cell table:style-name="ce185"/>
          <table:table-cell table:number-columns-repeated="1015"/>
        </table:table-row>
        <table:table-row table:style-name="ro34">
          <table:table-cell table:style-name="ce164" office:value-type="string" calcext:value-type="string">
            <text:p>O2</text:p>
          </table:table-cell>
          <table:table-cell table:style-name="ce167" office:value-type="string" calcext:value-type="string">
            <text:p>Trouver un modèle open-source: touver un modèle de LLM qui est open-source dans le but de pouvoir l'utiliser et l'implémenter.</text:p>
          </table:table-cell>
          <table:table-cell table:style-name="ce167" office:value-type="string" calcext:value-type="string">
            <text:p>Réduction du temps de développement car on ne développe pas à partir de rien.</text:p>
          </table:table-cell>
          <table:table-cell table:style-name="ce170" office:value-type="string" calcext:value-type="string">
            <text:p>Diminution du délai, de la charge de travail et augmentation de la performance, car on utilise un modèle qui est efficace.</text:p>
          </table:table-cell>
          <table:table-cell table:style-name="ce170" office:value-type="string" calcext:value-type="string">
            <text:p>Délai ( - 2 semaines ) +Perfomance + Charge ( moins 2 personnes sur cette tâche)</text:p>
          </table:table-cell>
          <table:table-cell table:style-name="ce172" office:value-type="percentage" office:value="0.9" calcext:value-type="percentage">
            <text:p>90%</text:p>
          </table:table-cell>
          <table:table-cell table:style-name="ce179" office:value-type="date" office:date-value="2023-12-20" calcext:value-type="date">
            <text:p>20/12/2023</text:p>
          </table:table-cell>
          <table:table-cell table:style-name="ce183" office:value-type="date" office:date-value="2024-02-05" calcext:value-type="date">
            <text:p>05/02/2024</text:p>
          </table:table-cell>
          <table:table-cell table:style-name="ce185"/>
          <table:table-cell table:number-columns-repeated="1015"/>
        </table:table-row>
        <table:table-row table:style-name="ro35">
          <table:table-cell table:style-name="ce164" office:value-type="string" calcext:value-type="string">
            <text:p>O3</text:p>
          </table:table-cell>
          <table:table-cell table:style-name="ce167" office:value-type="string" calcext:value-type="string">
            <text:p>AMO: Les assistants maître d'oeuvre nous permet de comprendre les différentes méthodes de travail (comme l'agile).</text:p>
          </table:table-cell>
          <table:table-cell table:style-name="ce167" office:value-type="string" calcext:value-type="string">
            <text:p>Comprendre facilement la méthode AGILE afin d'être le plus efficace possible.</text:p>
          </table:table-cell>
          <table:table-cell table:style-name="ce170" office:value-type="string" calcext:value-type="string">
            <text:p>Diminution du délai , augmentation de la performance et de la qualité, car on comprend facilement la méthode agile. </text:p>
          </table:table-cell>
          <table:table-cell table:style-name="ce170" office:value-type="string" calcext:value-type="string">
            <text:p>Performance+Qualité+Délai ( - 1 semaine )</text:p>
          </table:table-cell>
          <table:table-cell table:style-name="ce172" office:value-type="percentage" office:value="0.01" calcext:value-type="percentage">
            <text:p>1%</text:p>
          </table:table-cell>
          <table:table-cell table:style-name="ce179" office:value-type="date" office:date-value="2024-01-22" calcext:value-type="date">
            <text:p>22/1/2024</text:p>
          </table:table-cell>
          <table:table-cell table:style-name="ce183" office:value-type="date" office:date-value="2024-04-15" calcext:value-type="date">
            <text:p>15/04/2024</text:p>
          </table:table-cell>
          <table:table-cell table:style-name="ce185"/>
          <table:table-cell table:number-columns-repeated="1015"/>
        </table:table-row>
        <table:table-row table:style-name="ro34">
          <table:table-cell table:style-name="ce164" office:value-type="string" calcext:value-type="string">
            <text:p>O4</text:p>
          </table:table-cell>
          <table:table-cell table:style-name="ce167" office:value-type="string" calcext:value-type="string">
            <text:p>API gratuite: trouver une API dans le but de pouvoir l'utiliser et éviter d'implémenter des modèles (O2).</text:p>
          </table:table-cell>
          <table:table-cell table:style-name="ce167" office:value-type="string" calcext:value-type="string">
            <text:p>On a plus besoin d'implementer un modèle (donc de utiliser le O2 et le O1) il faut jsute ce concentrer sur les prompts.</text:p>
          </table:table-cell>
          <table:table-cell table:style-name="ce170" office:value-type="string" calcext:value-type="string">
            <text:p>Diminution du délai ainsi que de la charge de travail, car l'implémentation du modèle prend beaucoup de temps.</text:p>
          </table:table-cell>
          <table:table-cell table:style-name="ce170" office:value-type="string" calcext:value-type="string">
            <text:p>Délai ( - 1 mois ) +Perfomance </text:p>
          </table:table-cell>
          <table:table-cell table:style-name="ce172" office:value-type="percentage" office:value="0.1" calcext:value-type="percentage">
            <text:p>10%</text:p>
          </table:table-cell>
          <table:table-cell table:style-name="ce179" office:value-type="date" office:date-value="2023-12-20" calcext:value-type="date">
            <text:p>20/12/2023</text:p>
          </table:table-cell>
          <table:table-cell table:style-name="ce183" office:value-type="date" office:date-value="2024-02-05" calcext:value-type="date">
            <text:p>05/02/2024</text:p>
          </table:table-cell>
          <table:table-cell table:style-name="ce185"/>
          <table:table-cell table:number-columns-repeated="1015"/>
        </table:table-row>
        <table:table-row table:style-name="ro9">
          <table:table-cell table:style-name="ce164" office:value-type="string" calcext:value-type="string">
            <text:p>O5</text:p>
          </table:table-cell>
          <table:table-cell table:style-name="ce167" office:value-type="string" calcext:value-type="string">
            <text:p>Ressources fournies par le client: le client nous apporte des ressources pour diriger nos recherches afin de trouver de bons modèles. </text:p>
          </table:table-cell>
          <table:table-cell table:style-name="ce167" office:value-type="string" calcext:value-type="string">
            <text:p>On peut se concentrer sur les ressources du client.</text:p>
          </table:table-cell>
          <table:table-cell table:style-name="ce170" office:value-type="string" calcext:value-type="string">
            <text:p>Diminution du délai ainsi que la charge de travail et augmentation de la performance, car on va savoir où chercher pour trouver des informations intéressante.</text:p>
          </table:table-cell>
          <table:table-cell table:style-name="ce170" office:value-type="string" calcext:value-type="string">
            <text:p>Performance+Qualité+Délai (- 2 semaines) + Charge ( - <text:s/>1 personne sur la tâche)</text:p>
          </table:table-cell>
          <table:table-cell table:style-name="ce172" office:value-type="percentage" office:value="0.7" calcext:value-type="percentage">
            <text:p>70%</text:p>
          </table:table-cell>
          <table:table-cell table:style-name="ce179" office:value-type="date" office:date-value="2023-12-20" calcext:value-type="date">
            <text:p>20/12/2023</text:p>
          </table:table-cell>
          <table:table-cell table:style-name="ce183" office:value-type="date" office:date-value="2024-02-05" calcext:value-type="date">
            <text:p>05/02/2024</text:p>
          </table:table-cell>
          <table:table-cell table:style-name="ce185"/>
          <table:table-cell table:number-columns-repeated="1015"/>
        </table:table-row>
        <table:table-row table:style-name="ro9">
          <table:table-cell table:style-name="ce164" office:value-type="string" calcext:value-type="string">
            <text:p>O6</text:p>
          </table:table-cell>
          <table:table-cell table:style-name="ce167" table:number-columns-repeated="2"/>
          <table:table-cell/>
          <table:table-cell table:style-name="ce171"/>
          <table:table-cell table:style-name="ce173"/>
          <table:table-cell table:style-name="ce179"/>
          <table:table-cell table:style-name="ce185" table:number-columns-repeated="2"/>
          <table:table-cell table:number-columns-repeated="13"/>
          <table:table-cell table:style-name="ce171"/>
          <table:table-cell table:number-columns-repeated="1001"/>
        </table:table-row>
        <table:table-row table:style-name="ro9">
          <table:table-cell table:style-name="ce164" office:value-type="string" calcext:value-type="string">
            <text:p>O7</text:p>
          </table:table-cell>
          <table:table-cell table:style-name="ce167" table:number-columns-repeated="2"/>
          <table:table-cell table:style-name="ce171" table:number-columns-repeated="2"/>
          <table:table-cell table:style-name="ce173"/>
          <table:table-cell table:style-name="ce179"/>
          <table:table-cell table:style-name="ce185" table:number-columns-repeated="2"/>
          <table:table-cell table:number-columns-repeated="1015"/>
        </table:table-row>
        <table:table-row table:style-name="ro9" table:number-rows-repeated="977">
          <table:table-cell table:number-columns-repeated="1024"/>
        </table:table-row>
        <table:table-row table:style-name="ro11" table:number-rows-repeated="104757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23b-_Principaux_évènements" table:style-name="ta7">
        <office:forms form:automatic-focus="false" form:apply-design-mode="false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43" table:number-columns-repeated="22" table:default-cell-style-name="ce20"/>
        <table:table-column table:style-name="co44" table:number-columns-repeated="231" table:default-cell-style-name="ce20"/>
        <table:table-column table:style-name="co44" table:number-columns-repeated="767" table:default-cell-style-name="Default"/>
        <table:table-row table:style-name="ro1">
          <table:table-cell table:style-name="ce3">
            <draw:custom-shape draw:z-index="0" draw:name="Shape 119" draw:style-name="gr52" draw:text-style-name="P2" svg:width="26.604cm" svg:height="0.926cm" svg:x="6.306cm" svg:y="0.318cm">
              <text:p text:style-name="P1"><text:span text:style-name="T2">Historique des principaux évènements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90" table:formula="of:=['file:///home/adrien/T%C3%A9l%C3%A9chargements/Referentiel_structure_projet_template%20(1).xls'#$'1a-Identification_Projet'.$L$1]" office:value-type="string" office:string-value="" calcext:value-type="error">
            <text:p>Err :540</text:p>
          </table:table-cell>
          <table:table-cell table:style-name="ce17" table:number-columns-repeated="9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4"/>
          <table:table-cell table:style-name="ce191" table:formula="of:=['file:///home/adrien/T%C3%A9l%C3%A9chargements/Referentiel_structure_projet_template%20(1).xls'#$'1a-Identification_Projet'.$L$2]" office:value-type="string" office:string-value="" calcext:value-type="error">
            <text:p>Err :540</text:p>
          </table:table-cell>
          <table:table-cell table:style-name="ce17" table:number-columns-repeated="9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5"/>
          <table:table-cell table:style-name="ce192" table:formula="of:=['file:///home/adrien/T%C3%A9l%C3%A9chargements/Referentiel_structure_projet_template%20(1).xls'#$'1a-Identification_Projet'.$L$3]" office:value-type="string" office:string-value="" calcext:value-type="error">
            <text:p>Err :540</text:p>
          </table:table-cell>
          <table:table-cell table:style-name="ce17" table:number-columns-repeated="9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17" table:number-columns-repeated="9"/>
          <table:table-cell table:style-name="ce1" table:number-columns-repeated="15"/>
          <table:table-cell table:number-columns-repeated="998"/>
        </table:table-row>
        <table:table-row table:style-name="ro36">
          <table:table-cell table:style-name="ce186" office:value-type="string" calcext:value-type="string">
            <text:p>Période du 08/01/2024 au 16/01/2024</text:p>
          </table:table-cell>
          <table:table-cell table:style-name="ce193"/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87" office:value-type="string" calcext:value-type="string">
            <text:p>POINTS POSITIFS</text:p>
          </table:table-cell>
          <table:table-cell table:style-name="ce194" office:value-type="string" calcext:value-type="string">
            <text:p>POINTS NEGATIFS / ALERTES</text:p>
          </table:table-cell>
          <table:table-cell table:style-name="ce1" table:number-columns-repeated="24"/>
          <table:table-cell table:number-columns-repeated="998"/>
        </table:table-row>
        <table:table-row-group>
          <table:table-row table:style-name="ro37">
            <table:table-cell table:style-name="ce188" office:value-type="string" calcext:value-type="string">
              <text:p>Premier réunion avec le client </text:p>
            </table:table-cell>
            <table:table-cell table:style-name="ce188"/>
            <table:table-cell table:style-name="ce1" table:number-columns-repeated="24"/>
            <table:table-cell table:number-columns-repeated="998"/>
          </table:table-row>
          <table:table-row table:style-name="ro38">
            <table:table-cell table:style-name="ce188" office:value-type="string" calcext:value-type="string">
              <text:p>Récupération des données CheckThat</text:p>
            </table:table-cell>
            <table:table-cell table:style-name="ce188"/>
            <table:table-cell table:style-name="ce1" table:number-columns-repeated="24"/>
            <table:table-cell table:number-columns-repeated="998"/>
          </table:table-row>
          <table:table-row table:style-name="ro39">
            <table:table-cell table:style-name="ce189" office:value-type="string" calcext:value-type="string">
              <text:p>Accès au serveur d’OSIRIM</text:p>
            </table:table-cell>
            <table:table-cell table:style-name="ce195"/>
            <table:table-cell table:style-name="ce1" table:number-columns-repeated="24"/>
            <table:table-cell table:number-columns-repeated="998"/>
          </table:table-row>
        </table:table-row-group>
        <table:table-row table:style-name="ro40">
          <table:table-cell table:style-name="ce186" office:value-type="string" calcext:value-type="string">
            <text:p>Période du 22/01/2024 au 30/01/2024</text:p>
          </table:table-cell>
          <table:table-cell table:style-name="ce193"/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87" office:value-type="string" calcext:value-type="string">
            <text:p>POINTS POSITIFS</text:p>
          </table:table-cell>
          <table:table-cell table:style-name="ce194" office:value-type="string" calcext:value-type="string">
            <text:p>POINTS NEGATIFS / ALERTES</text:p>
          </table:table-cell>
          <table:table-cell table:style-name="ce1" table:number-columns-repeated="24"/>
          <table:table-cell table:number-columns-repeated="998"/>
        </table:table-row>
        <table:table-row table:style-name="ro41">
          <table:table-cell table:style-name="ce188" office:value-type="string" calcext:value-type="string">
            <text:p>Présentation de la méthode agile par les AMO </text:p>
          </table:table-cell>
          <table:table-cell table:style-name="ce188" office:value-type="string" calcext:value-type="string">
            <text:p>Retard sur la partie développement </text:p>
          </table:table-cell>
          <table:table-cell table:style-name="ce1" table:number-columns-repeated="24"/>
          <table:table-cell table:number-columns-repeated="998"/>
        </table:table-row>
        <table:table-row table:style-name="ro42">
          <table:table-cell table:style-name="ce186" office:value-type="string" calcext:value-type="string">
            <text:p>Période du 05/02/2024 au 20/02/2024</text:p>
          </table:table-cell>
          <table:table-cell table:style-name="ce193"/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87" office:value-type="string" calcext:value-type="string">
            <text:p>POINTS POSITIFS</text:p>
          </table:table-cell>
          <table:table-cell table:style-name="ce194" office:value-type="string" calcext:value-type="string">
            <text:p>POINTS NEGATIFS / ALERTES</text:p>
          </table:table-cell>
          <table:table-cell table:style-name="ce1" table:number-columns-repeated="24"/>
          <table:table-cell table:number-columns-repeated="998"/>
        </table:table-row>
        <table:table-row table:style-name="ro41">
          <table:table-cell table:style-name="ce188" office:value-type="string" calcext:value-type="string">
            <text:p>TD qualité qui permet de rendre notre travail plus performant </text:p>
          </table:table-cell>
          <table:table-cell table:style-name="ce188" office:value-type="string" calcext:value-type="string">
            <text:p>Retard sur les tâches </text:p>
          </table:table-cell>
          <table:table-cell table:style-name="ce1" table:number-columns-repeated="24"/>
          <table:table-cell table:number-columns-repeated="998"/>
        </table:table-row>
        <table:table-row table:style-name="ro43">
          <table:table-cell table:style-name="ce188" office:value-type="string" calcext:value-type="string">
            <text:p>Bonne définition des tâches </text:p>
          </table:table-cell>
          <table:table-cell table:style-name="ce188"/>
          <table:table-cell table:style-name="ce1" table:number-columns-repeated="24"/>
          <table:table-cell table:number-columns-repeated="998"/>
        </table:table-row>
        <table:table-row table:style-name="ro44">
          <table:table-cell table:style-name="ce189"/>
          <table:table-cell table:style-name="ce195"/>
          <table:table-cell table:style-name="ce1" table:number-columns-repeated="24"/>
          <table:table-cell table:number-columns-repeated="998"/>
        </table:table-row>
        <table:table-row table:style-name="ro1" table:number-rows-repeated="964">
          <table:table-cell table:style-name="ce1" table:number-columns-repeated="26"/>
          <table:table-cell table:number-columns-repeated="998"/>
        </table:table-row>
        <table:table-row table:style-name="ro11" table:number-rows-repeated="1047578">
          <table:table-cell table:number-columns-repeated="1024"/>
        </table:table-row>
        <table:table-row table:style-name="ro45" table:number-rows-repeated="16">
          <table:table-cell table:number-columns-repeated="1024"/>
        </table:table-row>
        <table:table-row table:style-name="ro45">
          <table:table-cell table:number-columns-repeated="1024"/>
        </table:table-row>
      </table:table>
      <table:table table:name="2e-Action" table:style-name="ta8">
        <table:table-column table:style-name="co27" table:default-cell-style-name="ce64"/>
        <table:table-column table:style-name="co45" table:default-cell-style-name="ce64"/>
        <table:table-column table:style-name="co46" table:default-cell-style-name="ce64"/>
        <table:table-column table:style-name="co47" table:default-cell-style-name="ce64"/>
        <table:table-column table:style-name="co27" table:default-cell-style-name="ce64"/>
        <table:table-column table:style-name="co48" table:default-cell-style-name="ce64"/>
        <table:table-column table:style-name="co27" table:number-columns-repeated="247" table:default-cell-style-name="ce64"/>
        <table:table-row table:style-name="ro15">
          <table:table-cell table:style-name="ce209" office:value-type="string" calcext:value-type="string" table:number-columns-spanned="4" table:number-rows-spanned="3">
            <text:p>LISTE DES ACTIONS au 04/02/2024</text:p>
          </table:table-cell>
          <table:covered-table-cell table:number-columns-repeated="3" table:style-name="ce209"/>
          <table:table-cell table:style-name="ce87" office:value-type="string" calcext:value-type="string" table:number-columns-spanned="2" table:number-rows-spanned="1">
            <text:p>VERSION 1.0</text:p>
          </table:table-cell>
          <table:covered-table-cell table:style-name="ce87"/>
          <table:table-cell table:number-columns-repeated="247"/>
        </table:table-row>
        <table:table-row table:style-name="ro15">
          <table:covered-table-cell table:number-columns-repeated="4" table:style-name="ce209"/>
          <table:table-cell table:style-name="ce144" office:value-type="date" office:date-value="2024-02-05" calcext:value-type="date" table:number-columns-spanned="2" table:number-rows-spanned="1">
            <text:p>05/02/2024</text:p>
          </table:table-cell>
          <table:covered-table-cell table:style-name="ce144"/>
          <table:table-cell table:number-columns-repeated="247"/>
        </table:table-row>
        <table:table-row table:style-name="ro15">
          <table:covered-table-cell table:number-columns-repeated="4" table:style-name="ce209"/>
          <table:table-cell table:style-name="ce119" office:value-type="string" calcext:value-type="string" table:number-columns-spanned="2" table:number-rows-spanned="1">
            <text:p>IAFA-tigable</text:p>
          </table:table-cell>
          <table:covered-table-cell table:style-name="ce119"/>
          <table:table-cell table:number-columns-repeated="247"/>
        </table:table-row>
        <table:table-row table:style-name="ro46">
          <table:table-cell table:style-name="ce1"/>
          <table:table-cell table:style-name="ce35" table:number-columns-repeated="2"/>
          <table:table-cell table:style-name="ce3"/>
          <table:table-cell table:style-name="ce1" table:number-columns-repeated="2"/>
          <table:table-cell table:number-columns-repeated="247"/>
        </table:table-row>
        <table:table-row table:style-name="ro47">
          <table:table-cell table:style-name="ce88" office:value-type="string" calcext:value-type="string">
            <text:p>Num</text:p>
          </table:table-cell>
          <table:table-cell table:style-name="ce88" office:value-type="string" calcext:value-type="string">
            <text:p>Description de l'action</text:p>
          </table:table-cell>
          <table:table-cell table:style-name="ce88" office:value-type="string" calcext:value-type="string">
            <text:p>Resp</text:p>
          </table:table-cell>
          <table:table-cell table:style-name="ce88" office:value-type="string" calcext:value-type="string">
            <text:p>Date d'enregistrement</text:p>
          </table:table-cell>
          <table:table-cell table:style-name="Default" table:number-columns-repeated="2"/>
          <table:table-cell table:number-columns-repeated="247"/>
        </table:table-row>
        <table:table-row table:style-name="ro48">
          <table:table-cell table:style-name="ce89" office:value-type="float" office:value="1" calcext:value-type="float">
            <text:p>1</text:p>
          </table:table-cell>
          <table:table-cell table:style-name="ce92" office:value-type="string" calcext:value-type="string">
            <text:p>Utilisation des données de 2023 en attendant la publication potentielle des données 2024.</text:p>
          </table:table-cell>
          <table:table-cell table:style-name="ce89" office:value-type="string" calcext:value-type="string">
            <text:p>Tout</text:p>
          </table:table-cell>
          <table:table-cell table:style-name="ce181" office:value-type="date" office:date-value="2024-01-15" calcext:value-type="date">
            <text:p>15/01/24</text:p>
          </table:table-cell>
          <table:table-cell table:style-name="Default" table:number-columns-repeated="2"/>
          <table:table-cell table:number-columns-repeated="247"/>
        </table:table-row>
        <table:table-row table:style-name="ro48">
          <table:table-cell table:style-name="ce89" office:value-type="float" office:value="2" calcext:value-type="float">
            <text:p>2</text:p>
          </table:table-cell>
          <table:table-cell table:style-name="ce90" office:value-type="string" calcext:value-type="string">
            <text:p>Continuer d’analyser d’autres rapports concernant d’autres méthodes et commencer l’étude du modèle BERT.</text:p>
          </table:table-cell>
          <table:table-cell table:style-name="ce89" office:value-type="string" calcext:value-type="string">
            <text:p>Joe-Martin</text:p>
          </table:table-cell>
          <table:table-cell table:style-name="ce181" office:value-type="date" office:date-value="2024-01-15" calcext:value-type="date">
            <text:p>15/01/24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11"/>
          <table:table-cell table:number-columns-repeated="234"/>
        </table:table-row>
        <table:table-row table:style-name="ro34">
          <table:table-cell table:style-name="ce89" office:value-type="float" office:value="3" calcext:value-type="float">
            <text:p>3</text:p>
          </table:table-cell>
          <table:table-cell table:style-name="ce201" office:value-type="string" calcext:value-type="string">
            <text:p>S’informer sur sur Mistral 7B et Mixtral 8x7B.</text:p>
          </table:table-cell>
          <table:table-cell table:style-name="ce204" office:value-type="string" calcext:value-type="string">
            <text:p>Jules</text:p>
          </table:table-cell>
          <table:table-cell table:style-name="ce181" office:value-type="date" office:date-value="2024-01-15" calcext:value-type="date">
            <text:p>15/01/24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11"/>
          <table:table-cell table:number-columns-repeated="234"/>
        </table:table-row>
        <table:table-row table:style-name="ro34">
          <table:table-cell table:style-name="ce89" office:value-type="float" office:value="4" calcext:value-type="float">
            <text:p>4</text:p>
          </table:table-cell>
          <table:table-cell table:style-name="ce92" office:value-type="string" calcext:value-type="string">
            <text:p>Approfondir la recherche et explorer d’autres exemples.</text:p>
          </table:table-cell>
          <table:table-cell table:style-name="ce94" office:value-type="string" calcext:value-type="string">
            <text:p>Adrien</text:p>
          </table:table-cell>
          <table:table-cell table:style-name="ce181" office:value-type="date" office:date-value="2024-01-15" calcext:value-type="date">
            <text:p>15/01/24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11"/>
          <table:table-cell table:number-columns-repeated="234"/>
        </table:table-row>
        <table:table-row table:style-name="ro47">
          <table:table-cell table:style-name="ce89" office:value-type="float" office:value="5" calcext:value-type="float">
            <text:p>5</text:p>
          </table:table-cell>
          <table:table-cell table:style-name="ce93" office:value-type="string" calcext:value-type="string">
            <text:p>Continuer la recherche pour explorer la majorité des méthodes antérieurs.</text:p>
          </table:table-cell>
          <table:table-cell table:style-name="ce94" office:value-type="string" calcext:value-type="string">
            <text:p>Martin-Joe</text:p>
          </table:table-cell>
          <table:table-cell table:style-name="ce181" office:value-type="date" office:date-value="2024-01-16" calcext:value-type="date">
            <text:p>16/01/24</text:p>
          </table:table-cell>
          <table:table-cell table:style-name="Default" table:number-columns-repeated="2"/>
          <table:table-cell table:number-columns-repeated="247"/>
        </table:table-row>
        <table:table-row table:style-name="ro49">
          <table:table-cell table:style-name="ce89" office:value-type="float" office:value="6" calcext:value-type="float">
            <text:p>6</text:p>
          </table:table-cell>
          <table:table-cell table:style-name="ce75" office:value-type="string" calcext:value-type="string">
            <text:p>Accès à la plateforme OSIRIM au sein de l’IRIT pour J.Bienassis pour commencer l’expérimentation. </text:p>
          </table:table-cell>
          <table:table-cell table:style-name="ce204" office:value-type="string" calcext:value-type="string">
            <text:p>Jules</text:p>
          </table:table-cell>
          <table:table-cell table:style-name="ce181" office:value-type="date" office:date-value="2024-01-16" calcext:value-type="date">
            <text:p>16/01/24</text:p>
          </table:table-cell>
          <table:table-cell table:style-name="Default" table:number-columns-repeated="2"/>
          <table:table-cell table:number-columns-repeated="247"/>
        </table:table-row>
        <table:table-row table:style-name="ro47">
          <table:table-cell table:style-name="ce89" office:value-type="float" office:value="7" calcext:value-type="float">
            <text:p>7</text:p>
          </table:table-cell>
          <table:table-cell table:style-name="ce93" office:value-type="string" calcext:value-type="string">
            <text:p>Accès au dépôt GitHub en lecture à J.Mothe (Client).</text:p>
          </table:table-cell>
          <table:table-cell table:style-name="ce94" office:value-type="string" calcext:value-type="string">
            <text:p>Martin</text:p>
          </table:table-cell>
          <table:table-cell table:style-name="ce181" office:value-type="date" office:date-value="2024-01-16" calcext:value-type="date">
            <text:p>16/01/24</text:p>
          </table:table-cell>
          <table:table-cell table:style-name="Default" table:number-columns-repeated="2"/>
          <table:table-cell table:number-columns-repeated="247"/>
        </table:table-row>
        <table:table-row table:style-name="ro47">
          <table:table-cell table:style-name="ce89" office:value-type="float" office:value="8" calcext:value-type="float">
            <text:p>8</text:p>
          </table:table-cell>
          <table:table-cell table:style-name="ce93" office:value-type="string" calcext:value-type="string">
            <text:p>Planification d’une réunion de gestion de projet le 23/01 à 17h30.</text:p>
          </table:table-cell>
          <table:table-cell table:style-name="ce94" office:value-type="string" calcext:value-type="string">
            <text:p>Adrien</text:p>
          </table:table-cell>
          <table:table-cell table:style-name="ce181" office:value-type="date" office:date-value="2024-01-22" calcext:value-type="date">
            <text:p>22/01/24</text:p>
          </table:table-cell>
          <table:table-cell table:style-name="Default" table:number-columns-repeated="2"/>
          <table:table-cell table:number-columns-repeated="247"/>
        </table:table-row>
        <table:table-row table:style-name="ro47">
          <table:table-cell table:style-name="ce89" office:value-type="float" office:value="9" calcext:value-type="float">
            <text:p>9</text:p>
          </table:table-cell>
          <table:table-cell table:style-name="ce93" office:value-type="string" calcext:value-type="string">
            <text:p>Synthétiser les synthèses des articles scientifiques effectuées.</text:p>
          </table:table-cell>
          <table:table-cell table:style-name="ce94" office:value-type="string" calcext:value-type="string">
            <text:p>Mortimer</text:p>
          </table:table-cell>
          <table:table-cell table:style-name="ce181" office:value-type="date" office:date-value="2024-01-22" calcext:value-type="date">
            <text:p>22/01/24</text:p>
          </table:table-cell>
          <table:table-cell table:style-name="Default" table:number-columns-repeated="2"/>
          <table:table-cell table:number-columns-repeated="247"/>
        </table:table-row>
        <table:table-row table:style-name="ro47">
          <table:table-cell table:style-name="ce89" office:value-type="float" office:value="10" calcext:value-type="float">
            <text:p>10</text:p>
          </table:table-cell>
          <table:table-cell table:style-name="ce93" office:value-type="string" calcext:value-type="string">
            <text:p>Recherche plus approfondie autour des auteurs concernés.</text:p>
          </table:table-cell>
          <table:table-cell table:style-name="ce94" office:value-type="string" calcext:value-type="string">
            <text:p>Martin-Joe-Mortimer</text:p>
          </table:table-cell>
          <table:table-cell table:style-name="ce181" office:value-type="date" office:date-value="2024-01-22" calcext:value-type="date">
            <text:p>22/01/24</text:p>
          </table:table-cell>
          <table:table-cell table:style-name="Default" table:number-columns-repeated="2"/>
          <table:table-cell table:number-columns-repeated="247"/>
        </table:table-row>
        <table:table-row table:style-name="ro49">
          <table:table-cell table:style-name="ce89" office:value-type="float" office:value="11" calcext:value-type="float">
            <text:p>11</text:p>
          </table:table-cell>
          <table:table-cell table:style-name="ce93" office:value-type="string" calcext:value-type="string">
            <text:p>Transfert de documents concernant le prompt engineering et de cours LLMs par J.Mothe (Client).</text:p>
          </table:table-cell>
          <table:table-cell table:style-name="ce94" office:value-type="string" calcext:value-type="string">
            <text:p>Client</text:p>
          </table:table-cell>
          <table:table-cell table:style-name="ce181" office:value-type="date" office:date-value="2024-01-22" calcext:value-type="date">
            <text:p>22/01/24</text:p>
          </table:table-cell>
          <table:table-cell table:style-name="Default" table:number-columns-repeated="2"/>
          <table:table-cell table:number-columns-repeated="247"/>
        </table:table-row>
        <table:table-row table:style-name="ro49">
          <table:table-cell table:style-name="ce89" office:value-type="float" office:value="12" calcext:value-type="float">
            <text:p>12</text:p>
          </table:table-cell>
          <table:table-cell table:style-name="ce93" office:value-type="string" calcext:value-type="string">
            <text:p>Intégration de la gestion prévu sur github, mise à jour du dépôt par J.Oleiwan et A.Delmote. </text:p>
          </table:table-cell>
          <table:table-cell table:style-name="ce94" office:value-type="string" calcext:value-type="string">
            <text:p>Martin</text:p>
          </table:table-cell>
          <table:table-cell table:style-name="ce181" office:value-type="date" office:date-value="2024-01-22" calcext:value-type="date">
            <text:p>22/01/24</text:p>
          </table:table-cell>
          <table:table-cell table:style-name="Default" table:number-columns-repeated="2"/>
          <table:table-cell table:number-columns-repeated="247"/>
        </table:table-row>
        <table:table-row table:style-name="ro49">
          <table:table-cell table:style-name="ce89" office:value-type="float" office:value="13" calcext:value-type="float">
            <text:p>13</text:p>
          </table:table-cell>
          <table:table-cell table:style-name="ce93" office:value-type="string" calcext:value-type="string">
            <text:p>Planification d’une présentation de la méthode agile par J. Contarin et A.Mairesse le 29/01/2024.</text:p>
          </table:table-cell>
          <table:table-cell table:style-name="ce94" office:value-type="string" calcext:value-type="string">
            <text:p>Adrien</text:p>
          </table:table-cell>
          <table:table-cell table:style-name="ce181" office:value-type="date" office:date-value="2024-01-23" calcext:value-type="date">
            <text:p>23/01/24</text:p>
          </table:table-cell>
          <table:table-cell table:style-name="Default" table:number-columns-repeated="2"/>
          <table:table-cell table:number-columns-repeated="247"/>
        </table:table-row>
        <table:table-row table:style-name="ro47">
          <table:table-cell table:style-name="ce89" office:value-type="float" office:value="14" calcext:value-type="float">
            <text:p>14</text:p>
          </table:table-cell>
          <table:table-cell table:style-name="ce93" office:value-type="string" calcext:value-type="string">
            <text:p>Rester sur les données 2023 pour le moment.</text:p>
          </table:table-cell>
          <table:table-cell table:style-name="ce94" office:value-type="string" calcext:value-type="string">
            <text:p>Tout</text:p>
          </table:table-cell>
          <table:table-cell table:style-name="ce181" office:value-type="date" office:date-value="2024-01-29" calcext:value-type="date">
            <text:p>29/01/24</text:p>
          </table:table-cell>
          <table:table-cell table:style-name="Default" table:number-columns-repeated="2"/>
          <table:table-cell table:number-columns-repeated="247"/>
        </table:table-row>
        <table:table-row table:style-name="ro47">
          <table:table-cell table:style-name="ce89" office:value-type="float" office:value="15" calcext:value-type="float">
            <text:p>15</text:p>
          </table:table-cell>
          <table:table-cell table:style-name="ce93" office:value-type="string" calcext:value-type="string">
            <text:p>Faire après le choix de la techno, pour débuter la phase de développement.</text:p>
          </table:table-cell>
          <table:table-cell table:style-name="ce94" office:value-type="string" calcext:value-type="string">
            <text:p>Tout</text:p>
          </table:table-cell>
          <table:table-cell table:style-name="ce181" office:value-type="date" office:date-value="2024-01-29" calcext:value-type="date">
            <text:p>29/01/24</text:p>
          </table:table-cell>
          <table:table-cell table:style-name="Default" table:number-columns-repeated="2"/>
          <table:table-cell table:number-columns-repeated="247"/>
        </table:table-row>
        <table:table-row table:style-name="ro47">
          <table:table-cell table:style-name="ce89" office:value-type="float" office:value="16" calcext:value-type="float">
            <text:p>16</text:p>
          </table:table-cell>
          <table:table-cell table:style-name="ce93" office:value-type="string" calcext:value-type="string">
            <text:p>Accès au dépôt GitHub en lecture à J.Mothe (Client).</text:p>
          </table:table-cell>
          <table:table-cell table:style-name="ce94" office:value-type="string" calcext:value-type="string">
            <text:p>Client</text:p>
          </table:table-cell>
          <table:table-cell table:style-name="ce181" office:value-type="date" office:date-value="2024-01-22" calcext:value-type="date">
            <text:p>22/01/24</text:p>
          </table:table-cell>
          <table:table-cell table:style-name="Default" table:number-columns-repeated="2"/>
          <table:table-cell table:number-columns-repeated="247"/>
        </table:table-row>
        <table:table-row table:style-name="ro15" table:number-rows-repeated="1048554">
          <table:table-cell table:number-columns-repeated="253"/>
        </table:table-row>
        <table:table-row table:style-name="ro15">
          <table:table-cell table:number-columns-repeated="253"/>
        </table:table-row>
        <calcext:conditional-formats>
          <calcext:conditional-format calcext:target-range-address="'2e-Action'.B12:'2e-Action'.C21 '2e-Action'.A9:'2e-Action'.C10 '2e-Action'.A11:'2e-Action'.A21 '2e-Action'.B7:'2e-Action'.C7 '2e-Action'.A7:'2e-Action'.A8 '2e-Action'.A6:'2e-Action'.C6 '2e-Action'.B8:'2e-Action'.B8">
            <calcext:condition calcext:apply-style-name="Excel_CondFormat_7_1_1" calcext:value="formula-is(IF([.$E6]=&quot;Cancelled&quot;;TRUE();FALSE()))" calcext:base-cell-address="'2e-Action'.A6"/>
          </calcext:conditional-format>
          <calcext:conditional-format calcext:target-range-address="'2e-Action'.B12:'2e-Action'.C21 '2e-Action'.A9:'2e-Action'.C10 '2e-Action'.A11:'2e-Action'.A21 '2e-Action'.B7:'2e-Action'.C7 '2e-Action'.A7:'2e-Action'.A8 '2e-Action'.A6:'2e-Action'.C6 '2e-Action'.B8:'2e-Action'.B8">
            <calcext:condition calcext:apply-style-name="Excel_CondFormat_7_2_1" calcext:value="formula-is(IF([.$E6]=&quot;Done&quot;;TRUE();FALSE()))" calcext:base-cell-address="'2e-Action'.A6"/>
          </calcext:conditional-format>
          <calcext:conditional-format calcext:target-range-address="'2e-Action'.B12:'2e-Action'.C21 '2e-Action'.A9:'2e-Action'.C10 '2e-Action'.A11:'2e-Action'.A21 '2e-Action'.B7:'2e-Action'.C7 '2e-Action'.A7:'2e-Action'.A8 '2e-Action'.A6:'2e-Action'.C6 '2e-Action'.B8:'2e-Action'.B8">
            <calcext:condition calcext:apply-style-name="Excel_CondFormat_7_3_1" calcext:value="formula-is(IF([.$E6]=&quot;Pending&quot;;TRUE();FALSE()))" calcext:base-cell-address="'2e-Action'.A6"/>
          </calcext:conditional-format>
        </calcext:conditional-formats>
      </table:table>
      <table:table table:name="Cartouche" table:style-name="ta9">
        <table:table-column table:style-name="co49" table:default-cell-style-name="ce20"/>
        <table:table-column table:style-name="co50" table:default-cell-style-name="ce20"/>
        <table:table-column table:style-name="co2" table:number-columns-repeated="24" table:default-cell-style-name="ce20"/>
        <table:table-column table:style-name="co7" table:number-columns-repeated="231" table:default-cell-style-name="ce20"/>
        <table:table-row table:style-name="ro1">
          <table:table-cell table:number-columns-repeated="257"/>
        </table:table-row>
        <table:table-row table:style-name="ro1">
          <table:table-cell table:style-name="ce211" office:value-type="string" calcext:value-type="string">
            <text:p>Canevas réalisé par </text:p>
          </table:table-cell>
          <table:table-cell table:style-name="ce211" office:value-type="string" calcext:value-type="string">
            <text:p>Gilles LEPINARD</text:p>
          </table:table-cell>
          <table:table-cell table:number-columns-repeated="255"/>
        </table:table-row>
        <table:table-row table:style-name="ro1">
          <table:table-cell table:style-name="ce211" office:value-type="string" calcext:value-type="string">
            <text:p>Version</text:p>
          </table:table-cell>
          <table:table-cell table:style-name="ce211" office:value-type="string" calcext:value-type="string">
            <text:p>1.0</text:p>
          </table:table-cell>
          <table:table-cell table:number-columns-repeated="255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Instancié par</text:p>
          </table:table-cell>
          <table:table-cell office:value-type="string" calcext:value-type="string">
            <text:p>OLEIWAN Jo</text:p>
          </table:table-cell>
          <table:table-cell table:number-columns-repeated="255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Session </text:p>
          </table:table-cell>
          <table:table-cell office:value-type="string" calcext:value-type="string">
            <text:p>2023-2024</text:p>
          </table:table-cell>
          <table:table-cell table:number-columns-repeated="255"/>
        </table:table-row>
        <table:table-row table:style-name="ro1" table:number-rows-repeated="993">
          <table:table-cell table:number-columns-repeated="257"/>
        </table:table-row>
        <table:table-row table:style-name="ro11" table:number-rows-repeated="1047575">
          <table:table-cell table:number-columns-repeated="257"/>
        </table:table-row>
        <table:table-row table:style-name="ro11">
          <table:table-cell table:number-columns-repeated="257"/>
        </table:table-row>
      </table:table>
      <table:named-expressions>
        <table:named-expression table:name="a" table:base-cell-address="$'1a-Identification_Projet'.$A$1" table:expression="['file:///home/T%C3%A9l%C3%A9chargements/%3F'#$''.$IV$65536]"/>
        <table:named-expression table:name="aa" table:base-cell-address="$'1a-Identification_Projet'.$A$1" table:expression="['file:///home/T%C3%A9l%C3%A9chargements/%3F'#$''.$IV$65536]"/>
        <table:named-expression table:name="aaa" table:base-cell-address="$'1a-Identification_Projet'.$A$1" table:expression="['file:///home/T%C3%A9l%C3%A9chargements/%3F'#$''.$IV$65536]"/>
        <table:named-expression table:name="Admin" table:base-cell-address="$'1a-Identification_Projet'.$A$1" table:expression="['file:///home/T%C3%A9l%C3%A9chargements/%3F'#$''.$IV$65536]"/>
        <table:named-expression table:name="Admin10" table:base-cell-address="$'1a-Identification_Projet'.$A$1" table:expression="['file:///home/T%C3%A9l%C3%A9chargements/%3F'#$''.$IV$65536]"/>
        <table:named-expression table:name="Admin2" table:base-cell-address="$'1a-Identification_Projet'.$A$1" table:expression="['file:///home/T%C3%A9l%C3%A9chargements/%3F'#$''.$IV$65536]"/>
        <table:named-expression table:name="admin20" table:base-cell-address="$'1a-Identification_Projet'.$A$1" table:expression="['file:///home/T%C3%A9l%C3%A9chargements/%3F'#$''.$IV$65536]"/>
        <table:named-expression table:name="admin3" table:base-cell-address="$'1a-Identification_Projet'.$A$1" table:expression="['file:///home/T%C3%A9l%C3%A9chargements/%3F'#$''.$IV$65536]"/>
        <table:named-expression table:name="Admin4" table:base-cell-address="$'1a-Identification_Projet'.$A$1" table:expression="['file:///home/T%C3%A9l%C3%A9chargements/%3F'#$''.$IV$65536]"/>
        <table:named-expression table:name="Admin5" table:base-cell-address="$'1a-Identification_Projet'.$A$1" table:expression="['file:///home/T%C3%A9l%C3%A9chargements/%3F'#$''.$IV$65536]"/>
        <table:named-expression table:name="aeafe" table:base-cell-address="$'1a-Identification_Projet'.$A$1" table:expression="['file:///home/T%C3%A9l%C3%A9chargements/%3F'#$''.$IV$65536]"/>
        <table:named-expression table:name="aef" table:base-cell-address="$'1a-Identification_Projet'.$A$1" table:expression="['file:///home/T%C3%A9l%C3%A9chargements/%3F'#$''.$IV$65536]"/>
        <table:named-expression table:name="aefe" table:base-cell-address="$'1a-Identification_Projet'.$A$1" table:expression="['file:///home/T%C3%A9l%C3%A9chargements/%3F'#$''.$IV$65536]"/>
        <table:named-expression table:name="are" table:base-cell-address="$'1a-Identification_Projet'.$A$1" table:expression="['file:///home/T%C3%A9l%C3%A9chargements/%3F'#$''.$IV$65536]"/>
        <table:named-expression table:name="bf" table:base-cell-address="$'1a-Identification_Projet'.$A$1" table:expression="['file:///home/T%C3%A9l%C3%A9chargements/%3F'#$''.$IV$65536]"/>
        <table:named-expression table:name="codir_A380_4_2" table:base-cell-address="$'1a-Identification_Projet'.$A$1" table:expression="['file:///home/T%C3%A9l%C3%A9chargements/%3F'#$''.$IV$65536]"/>
        <table:named-expression table:name="codir_RRJ_NAV_2_4" table:base-cell-address="$'1a-Identification_Projet'.$A$1" table:expression="['file:///home/T%C3%A9l%C3%A9chargements/%3F'#$''.$IV$65536]"/>
        <table:named-expression table:name="DCR" table:base-cell-address="$'1a-Identification_Projet'.$A$1" table:expression="['file:///home/T%C3%A9l%C3%A9chargements/%3F'#$''.$IV$65536]"/>
        <table:named-expression table:name="DCRx" table:base-cell-address="$'1a-Identification_Projet'.$A$1" table:expression="['file:///home/T%C3%A9l%C3%A9chargements/%3F'#$''.$IV$65536]"/>
        <table:named-expression table:name="dfgg" table:base-cell-address="$'1a-Identification_Projet'.$A$1" table:expression="['file:///home/T%C3%A9l%C3%A9chargements/%3F'#$''.$IV$65536]"/>
        <table:named-expression table:name="dfggg" table:base-cell-address="$'1a-Identification_Projet'.$A$1" table:expression="['file:///home/T%C3%A9l%C3%A9chargements/%3F'#$''.$IV$65536]"/>
        <table:named-expression table:name="eaaef" table:base-cell-address="$'1a-Identification_Projet'.$A$1" table:expression="['file:///home/T%C3%A9l%C3%A9chargements/%3F'#$''.$IV$65536]"/>
        <table:named-expression table:name="eery" table:base-cell-address="$'1a-Identification_Projet'.$A$1" table:expression="['file:///home/T%C3%A9l%C3%A9chargements/%3F'#$''.$IV$65536]"/>
        <table:named-expression table:name="EPGS" table:base-cell-address="$'1a-Identification_Projet'.$A$1" table:expression="['file:///home/T%C3%A9l%C3%A9chargements/%3F'#$''.$IV$65536]"/>
        <table:named-expression table:name="erer" table:base-cell-address="$'1a-Identification_Projet'.$A$1" table:expression="['file:///home/T%C3%A9l%C3%A9chargements/%3F'#$''.$IV$65536]"/>
        <table:named-expression table:name="eyr" table:base-cell-address="$'1a-Identification_Projet'.$A$1" table:expression="['file:///home/T%C3%A9l%C3%A9chargements/%3F'#$''.$IV$65536]"/>
        <table:named-expression table:name="F" table:base-cell-address="$'1a-Identification_Projet'.$A$1" table:expression="['file:///home/T%C3%A9l%C3%A9chargements/%3F'#$''.$IV$65536]"/>
        <table:named-expression table:name="FCU" table:base-cell-address="$'1a-Identification_Projet'.$A$1" table:expression="['file:///home/T%C3%A9l%C3%A9chargements/%3F'#$''.$IV$65536]"/>
        <table:named-expression table:name="fqsdf" table:base-cell-address="$'1a-Identification_Projet'.$A$1" table:expression="['file:///home/T%C3%A9l%C3%A9chargements/%3F'#$''.$IV$65536]"/>
        <table:named-expression table:name="gg" table:base-cell-address="$'1a-Identification_Projet'.$A$1" table:expression="['file:///home/T%C3%A9l%C3%A9chargements/%3F'#$''.$IV$65536]"/>
        <table:named-expression table:name="gh" table:base-cell-address="$'1a-Identification_Projet'.$A$1" table:expression="['file:///home/T%C3%A9l%C3%A9chargements/%3F'#$''.$IV$65536]"/>
        <table:named-expression table:name="GRAPH_EVOL_SHIPSET" table:base-cell-address="$'1a-Identification_Projet'.$A$1" table:expression="['file:///home/T%C3%A9l%C3%A9chargements/%3F'#$''.$IV$65536]"/>
        <table:named-expression table:name="hjkh" table:base-cell-address="$'1a-Identification_Projet'.$A$1" table:expression="['file:///home/T%C3%A9l%C3%A9chargements/%3F'#$''.$IV$65536]"/>
        <table:named-expression table:name="HUD" table:base-cell-address="$'1a-Identification_Projet'.$A$1" table:expression="['file:///home/T%C3%A9l%C3%A9chargements/%3F'#$''.$IV$65536]"/>
        <table:named-expression table:name="IVV" table:base-cell-address="$'1a-Identification_Projet'.$A$1" table:expression="['file:///home/T%C3%A9l%C3%A9chargements/%3F'#$''.$IV$65536]"/>
        <table:named-expression table:name="KCCU" table:base-cell-address="$'1a-Identification_Projet'.$A$1" table:expression="['file:///home/T%C3%A9l%C3%A9chargements/%3F'#$''.$IV$65536]"/>
        <table:named-expression table:name="MOU" table:base-cell-address="$'1a-Identification_Projet'.$A$1" table:expression="['file:///home/T%C3%A9l%C3%A9chargements/%3F'#$''.$IV$65536]"/>
        <table:named-expression table:name="NDXKTMDRT" table:base-cell-address="$'1a-Identification_Projet'.$A$1" table:expression="['file:///home/T%C3%A9l%C3%A9chargements/%3F'#$''.$IV$65536]"/>
        <table:named-expression table:name="newname" table:base-cell-address="$'1a-Identification_Projet'.$A$1" table:expression="['file:///home/T%C3%A9l%C3%A9chargements/%3F'#$''.$IV$65536]"/>
        <table:named-expression table:name="QQQQQQQ" table:base-cell-address="$'1a-Identification_Projet'.$A$1" table:expression="['file:///home/T%C3%A9l%C3%A9chargements/%3F'#$''.$IV$65536]"/>
        <table:named-expression table:name="RRJ" table:base-cell-address="$'1a-Identification_Projet'.$A$1" table:expression="['file:///home/T%C3%A9l%C3%A9chargements/%3F'#$''.$IV$65536]"/>
        <table:named-expression table:name="rtg" table:base-cell-address="$'1a-Identification_Projet'.$A$1" table:expression="['file:///home/T%C3%A9l%C3%A9chargements/%3F'#$''.$IV$65536]"/>
        <table:named-expression table:name="ss" table:base-cell-address="$'1a-Identification_Projet'.$A$1" table:expression="['file:///home/T%C3%A9l%C3%A9chargements/%3F'#$''.$IV$65536]"/>
        <table:named-expression table:name="sss" table:base-cell-address="$'1a-Identification_Projet'.$A$1" table:expression="['file:///home/T%C3%A9l%C3%A9chargements/%3F'#$''.$IV$65536]"/>
        <table:named-expression table:name="sssss" table:base-cell-address="$'1a-Identification_Projet'.$A$1" table:expression="['file:///home/T%C3%A9l%C3%A9chargements/%3F'#$''.$IV$65536]"/>
        <table:named-expression table:name="TBD" table:base-cell-address="$'1a-Identification_Projet'.$A$1" table:expression="['file:///home/T%C3%A9l%C3%A9chargements/%3F'#$''.$IV$65536]"/>
        <table:named-expression table:name="test" table:base-cell-address="$'1a-Identification_Projet'.$A$1" table:expression="['file:///home/T%C3%A9l%C3%A9chargements/%3F'#$''.$IV$65536]"/>
        <table:named-expression table:name="test2" table:base-cell-address="$'1a-Identification_Projet'.$A$1" table:expression="['file:///home/T%C3%A9l%C3%A9chargements/%3F'#$''.$IV$65536]"/>
        <table:named-expression table:name="toto2" table:base-cell-address="$'1a-Identification_Projet'.$A$1" table:expression="['file:///home/T%C3%A9l%C3%A9chargements/%3F'#$''.$IV$65536]"/>
        <table:named-expression table:name="wrn_Entreprises_" table:base-cell-address="$'1a-Identification_Projet'.$A$1" table:expression="['file:///home/T%C3%A9l%C3%A9chargements/%3F'#$''.$IV$65536]"/>
        <table:named-expression table:name="wrn_poles_" table:base-cell-address="$'1a-Identification_Projet'.$A$1" table:expression="['file:///home/T%C3%A9l%C3%A9chargements/%3F'#$''.$IV$65536]"/>
        <table:named-expression table:name="wrn_rap11_" table:base-cell-address="$'1a-Identification_Projet'.$A$1" table:expression="['file:///home/T%C3%A9l%C3%A9chargements/%3F'#$''.$IV$65536]"/>
        <table:named-expression table:name="wrn_Rap1bis_" table:base-cell-address="$'1a-Identification_Projet'.$A$1" table:expression="['file:///home/T%C3%A9l%C3%A9chargements/%3F'#$''.$IV$65536]"/>
        <table:named-expression table:name="wrn_Rap1_" table:base-cell-address="$'1a-Identification_Projet'.$A$1" table:expression="['file:///home/T%C3%A9l%C3%A9chargements/%3F'#$''.$IV$65536]"/>
        <table:named-expression table:name="wrn_Rap1_2" table:base-cell-address="$'1a-Identification_Projet'.$A$1" table:expression="['file:///home/T%C3%A9l%C3%A9chargements/%3F'#$''.$IV$65536]"/>
        <table:named-expression table:name="wrn_RapDG_" table:base-cell-address="$'1a-Identification_Projet'.$A$1" table:expression="['file:///home/T%C3%A9l%C3%A9chargements/%3F'#$''.$IV$65536]"/>
        <table:named-expression table:name="wrn_tdb" table:base-cell-address="$'1a-Identification_Projet'.$A$1" table:expression="['file:///home/T%C3%A9l%C3%A9chargements/%3F'#$''.$IV$65536]"/>
        <table:named-expression table:name="wrn_TdB___complet_" table:base-cell-address="$'1a-Identification_Projet'.$A$1" table:expression="['file:///home/T%C3%A9l%C3%A9chargements/%3F'#$''.$IV$65536]"/>
        <table:named-expression table:name="wrn_TdB___complet_2" table:base-cell-address="$'1a-Identification_Projet'.$A$1" table:expression="['file:///home/T%C3%A9l%C3%A9chargements/%3F'#$''.$IV$65536]"/>
        <table:named-expression table:name="wrn_TdB___MIG29_" table:base-cell-address="$'1a-Identification_Projet'.$A$1" table:expression="['file:///home/T%C3%A9l%C3%A9chargements/%3F'#$''.$IV$65536]"/>
        <table:named-expression table:name="x" table:base-cell-address="$'1a-Identification_Projet'.$A$1" table:expression="['file:///home/T%C3%A9l%C3%A9chargements/%3F'#$''.$IV$65536]"/>
        <table:named-expression table:name="xxx" table:base-cell-address="$'1a-Identification_Projet'.$A$1" table:expression="['file:///home/T%C3%A9l%C3%A9chargements/%3F'#$''.$IV$65536]"/>
        <table:named-expression table:name="y" table:base-cell-address="$'1a-Identification_Projet'.$A$1" table:expression="['file:///home/T%C3%A9l%C3%A9chargements/%3F'#$''.$IV$65536]"/>
        <table:named-expression table:name="z" table:base-cell-address="$'1a-Identification_Projet'.$A$1" table:expression="['file:///home/T%C3%A9l%C3%A9chargements/%3F'#$''.$IV$65536]"/>
        <table:named-expression table:name="_a362903" table:base-cell-address="$'1a-Identification_Projet'.$A$1" table:expression="['file:///home/T%C3%A9l%C3%A9chargements/%3F'#$''.$IV$65536]"/>
        <table:named-expression table:name="_TBD2" table:base-cell-address="$'1a-Identification_Projet'.$A$1" table:expression="['file:///home/T%C3%A9l%C3%A9chargements/%3F'#$''.$IV$65536]"/>
        <table:named-expression table:name="_TBD3" table:base-cell-address="$'1a-Identification_Projet'.$A$1" table:expression="['file:///home/T%C3%A9l%C3%A9chargements/%3F'#$''.$IV$65536]"/>
        <table:named-expression table:name="_TBD5" table:base-cell-address="$'1a-Identification_Projet'.$A$1" table:expression="['file:///home/T%C3%A9l%C3%A9chargements/%3F'#$''.$IV$65536]"/>
        <table:named-expression table:name="_TBD6" table:base-cell-address="$'1a-Identification_Projet'.$A$1" table:expression="['file:///home/T%C3%A9l%C3%A9chargements/%3F'#$''.$IV$65536]"/>
        <table:named-expression table:name="_TBD7" table:base-cell-address="$'1a-Identification_Projet'.$A$1" table:expression="['file:///home/T%C3%A9l%C3%A9chargements/%3F'#$''.$IV$65536]"/>
        <table:named-expression table:name="_TBD8" table:base-cell-address="$'1a-Identification_Projet'.$A$1" table:expression="['file:///home/T%C3%A9l%C3%A9chargements/%3F'#$''.$IV$65536]"/>
        <table:named-expression table:name="_TDB4" table:base-cell-address="$'1a-Identification_Projet'.$A$1" table:expression="['file:///home/T%C3%A9l%C3%A9chargements/%3F'#$''.$IV$65536]"/>
        <table:named-expression table:name="__TBD2" table:base-cell-address="$'1a-Identification_Projet'.$A$1" table:expression="['file:///home/T%C3%A9l%C3%A9chargements/%3F'#$''.$IV$65536]"/>
        <table:named-expression table:name="__TBD3" table:base-cell-address="$'1a-Identification_Projet'.$A$1" table:expression="['file:///home/T%C3%A9l%C3%A9chargements/%3F'#$''.$IV$65536]"/>
        <table:named-expression table:name="__TBD5" table:base-cell-address="$'1a-Identification_Projet'.$A$1" table:expression="['file:///home/T%C3%A9l%C3%A9chargements/%3F'#$''.$IV$65536]"/>
        <table:named-expression table:name="__TBD6" table:base-cell-address="$'1a-Identification_Projet'.$A$1" table:expression="['file:///home/T%C3%A9l%C3%A9chargements/%3F'#$''.$IV$65536]"/>
        <table:named-expression table:name="__TBD7" table:base-cell-address="$'1a-Identification_Projet'.$A$1" table:expression="['file:///home/T%C3%A9l%C3%A9chargements/%3F'#$''.$IV$65536]"/>
        <table:named-expression table:name="__TBD8" table:base-cell-address="$'1a-Identification_Projet'.$A$1" table:expression="['file:///home/T%C3%A9l%C3%A9chargements/%3F'#$''.$IV$65536]"/>
        <table:named-expression table:name="__TDB4" table:base-cell-address="$'1a-Identification_Projet'.$A$1" table:expression="['file:///home/T%C3%A9l%C3%A9chargements/%3F'#$''.$IV$6553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62">
      <number:number number:decimal-places="0" number:min-decimal-places="0" number:min-integer-digits="1"/>
      <number:text>%</number:text>
    </number:percentage-style>
    <number:number-style style:name="N16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9">
      <number:minutes number:style="long"/>
      <number:text>:</number:text>
      <number:seconds number:style="long" number:decimal-places="1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0P2" style:volatile="true">
      <number:text> </number:text>
      <number:fill-character> </number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4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> $</number:text>
      <number:fill-character> </number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number number:decimal-places="0" number:min-decimal-places="0" number:min-integer-digits="1" number:grouping="true"/>
      <number:text> XDR</number:text>
    </number:number-style>
    <number:number-style style:name="N138">
      <number:text>-</number:text>
      <number:number number:decimal-places="0" number:min-decimal-places="0" number:min-integer-digits="1" number:grouping="true"/>
      <number:text> XDR</number:text>
      <style:map style:condition="value()&gt;=0" style:apply-style-name="N138P0"/>
    </number:number-style>
    <number:number-style style:name="N134P0" style:volatile="true">
      <number:number number:decimal-places="2" number:min-decimal-places="2" number:min-integer-digits="1" number:grouping="true"/>
      <number:text> XDR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XDR</number:text>
      <style:map style:condition="value()&gt;=0" style:apply-style-name="N134P0"/>
    </number:number-style>
    <number:number-style style:name="N110P0" style:volatile="true">
      <number:text>On</number:text>
    </number:number-style>
    <number:number-style style:name="N110P1" style:volatile="true">
      <number:text>On</number:text>
    </number:number-style>
    <number:number-style style:name="N110">
      <number:text>Off</number:text>
      <style:map style:condition="value()&gt;0" style:apply-style-name="N110P0"/>
      <style:map style:condition="value()&lt;0" style:apply-style-name="N110P1"/>
    </number:number-style>
    <number:number-style style:name="N112P0" style:volatile="true">
      <number:text>True</number:text>
    </number:number-style>
    <number:number-style style:name="N112P1" style:volatile="true">
      <number:text>True</number:text>
    </number:number-style>
    <number:number-style style:name="N112">
      <number:text>False</number:text>
      <style:map style:condition="value()&gt;0" style:apply-style-name="N112P0"/>
      <style:map style:condition="value()&lt;0" style:apply-style-name="N112P1"/>
    </number:number-style>
    <number:number-style style:name="N114P0" style:volatile="true">
      <number:text>Yes</number:text>
    </number:number-style>
    <number:number-style style:name="N114P1" style:volatile="true">
      <number:text>Yes</number:text>
    </number:number-style>
    <number:number-style style:name="N114">
      <number:text>No</number:text>
      <style:map style:condition="value()&gt;0" style:apply-style-name="N114P0"/>
      <style:map style:condition="value()&lt;0" style:apply-style-name="N114P1"/>
    </number:number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15">
      <number:number number:decimal-places="0" number:min-decimal-places="0" number:min-integer-digits="1" number:grouping="true"/>
      <number:text> €</number:text>
    </number:number-style>
    <number:time-style style:name="N157">
      <number:minutes number:style="long"/>
      <number:text>:</number:text>
      <number:seconds number:style="long"/>
    </number:time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16">
      <number:number number:decimal-places="1" number:min-decimal-places="1" number:min-integer-digits="1" number:grouping="true"/>
    </number:number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XDR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XDR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XDR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08P0" style:volatile="true"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08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37P0" style:volatile="true">
      <number:number number:decimal-places="0" number:min-decimal-places="0" number:min-integer-digits="1" number:grouping="true"/>
      <number:text> XDR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XDR</number:text>
      <style:map style:condition="value()&gt;=0" style:apply-style-name="N137P0"/>
    </number:number-style>
    <number:date-style style:name="N161">
      <number:day/>
      <number:text>/</number:text>
      <number:month/>
      <number:text>/</number:text>
      <number:year number:style="long"/>
    </number:date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XDR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XDR </number:text>
    </number:number-style>
    <number:number-style style:name="N132P2" style:volatile="true">
      <number:text> </number:text>
      <number:fill-character> </number:fill-character>
      <number:text>- XDR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number:min-decimal-places="2" number:min-integer-digits="1" number:grouping="true"/>
      <number:text> XDR</number:text>
    </number:number-style>
    <number:number-style style:name="N135">
      <number:text>-</number:text>
      <number:number number:decimal-places="2" number:min-decimal-places="2" number:min-integer-digits="1" number:grouping="true"/>
      <number:text> XDR</number:text>
      <style:map style:condition="value()&gt;=0" style:apply-style-name="N135P0"/>
    </number:number-style>
    <number:date-style style:name="N10123" number:language="fr" number:country="FR">
      <number:day number:style="long"/>
      <number:text>-</number:text>
      <number:month number:textual="true"/>
    </number:date-style>
    <number:date-style style:name="N10122" number:language="fr" number:country="FR">
      <number:month number:textual="true"/>
      <number:text>-</number:text>
      <number:year/>
    </number:date-style>
    <number:time-style style:name="N1012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fr" number:country="FR">
      <number:hours/>
      <number:text>:</number:text>
      <number:minutes number:style="long"/>
      <number:text> </number:text>
      <number:am-pm/>
    </number:time-style>
    <number:date-style style:name="N10119" number:language="fr" number:country="FR">
      <number:day number:style="long"/>
      <number:text>-</number:text>
      <number:month number:textual="true"/>
      <number:text>-</number:text>
      <number:year/>
    </number:date-style>
    <number:number-style style:name="N10118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7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7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2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1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number-style style:name="N1010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number-style style:name="N1010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number:currency-style style:name="N2013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3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3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39" number:language="en" number:country="US">
      <number:text> </number:text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number:number-style style:name="N2013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3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8" number:language="en" number:country="US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currency-style style:name="N2013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3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37P2" style:volatile="true" number:language="en" number:country="US">
      <number:currency-symbol/>
      <number:fill-character> </number:fill-character>
      <number:text>- </number:text>
    </number:currency-style>
    <number:text-style style:name="N20137" number:language="en" number:country="US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number:number-style style:name="N2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36P2" style:volatile="true" number:language="en" number:country="US">
      <number:text> </number:text>
      <number:fill-character> </number:fill-character>
      <number:text>- </number:text>
    </number:number-style>
    <number:text-style style:name="N20136" number:language="en" number:country="US">
      <number:text> </number:text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number-style style:name="N2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5P0"/>
    </number:number-style>
    <number:number-style style:name="N2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4P0"/>
    </number:number-style>
    <number:date-style style:name="N2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2013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20131" number:language="en" number:country="US">
      <number:hours/>
      <number:text>:</number:text>
      <number:minutes number:style="long"/>
    </number:time-style>
    <number:time-style style:name="N2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9" number:language="en" number:country="US">
      <number:hours/>
      <number:text>:</number:text>
      <number:minutes number:style="long"/>
      <number:text> </number:text>
      <number:am-pm/>
    </number:time-style>
    <number:date-style style:name="N20128" number:language="en" number:country="US">
      <number:month number:textual="true"/>
      <number:text>-</number:text>
      <number:year/>
    </number:date-style>
    <number:date-style style:name="N20127" number:language="en" number:country="US">
      <number:day/>
      <number:text>-</number:text>
      <number:month number:textual="true"/>
    </number:date-style>
    <number:date-style style:name="N20126" number:language="en" number:country="US">
      <number:day/>
      <number:text>-</number:text>
      <number:month number:textual="true"/>
      <number:text>-</number:text>
      <number:year/>
    </number:date-style>
    <number:date-style style:name="N20125" number:language="en" number:country="US">
      <number:month/>
      <number:text>/</number:text>
      <number:day/>
      <number:text>/</number:text>
      <number:year number:style="long"/>
    </number:date-style>
    <number:currency-style style:name="N2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24P0"/>
    </number:currency-style>
    <number:currency-style style:name="N2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23P0"/>
    </number:currency-style>
    <number:currency-style style:name="N2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22P0"/>
    </number:currency-style>
    <number:currency-style style:name="N2012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2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21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pitch-complex="variable" style:font-size-complex="10pt" style:font-style-complex="normal" style:font-weight-complex="normal"/>
    </style:style>
    <style:style style:name="cf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pitch-complex="variable" style:font-size-complex="10pt" style:font-style-complex="normal" style:font-weight-complex="normal"/>
    </style:style>
    <style:style style:name="cf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pitch-complex="variable" style:font-size-complex="10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CondFormat_5f_7_5f_1_5f_1" style:display-name="Excel_CondFormat_7_1_1" style:family="table-cell" style:parent-style-name="Default">
      <style:table-cell-properties fo:background-color="#ffcc99"/>
      <style:text-properties fo:color="#000000"/>
    </style:style>
    <style:style style:name="Excel_5f_CondFormat_5f_7_5f_2_5f_1" style:display-name="Excel_CondFormat_7_2_1" style:family="table-cell" style:parent-style-name="Default">
      <style:table-cell-properties fo:background-color="#ccffcc"/>
      <style:text-properties fo:color="#000000"/>
    </style:style>
    <style:style style:name="Excel_5f_CondFormat_5f_7_5f_3_5f_1" style:display-name="Excel_CondFormat_7_3_1" style:family="table-cell" style:parent-style-name="Default">
      <style:table-cell-properties fo:background-color="#c0c0c0"/>
      <style:text-properties fo:color="#000000"/>
    </style:style>
    <draw:marker draw:name="msArrowOpenEnd_20_5" draw:display-name="msArrowOpenEnd 5" svg:viewBox="0 0 315 315" svg:d="M158 0l157 287-47 28-110-202-111 202-47-28z"/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9.7cm" fo:page-height="21.001cm" style:num-format="1" style:print-orientation="landscape" fo:margin-top="0.6cm" fo:margin-bottom="0.6cm" fo:margin-left="0.6cm" fo:margin-right="0.6cm" style:first-page-number="continue" style:scale-to="100%" style:writing-mode="lr-tb"/>
      <style:header-style>
        <style:header-footer-properties fo:min-height="0.75cm" fo:margin-left="1.3cm" fo:margin-right="1.3cm" fo:margin-bottom="0cm"/>
      </style:header-style>
      <style:footer-style>
        <style:header-footer-properties fo:min-height="0.75cm" fo:margin-left="1.3cm" fo:margin-right="1.3cm" fo:margin-top="0cm"/>
      </style:footer-style>
    </style:page-layout>
    <style:page-layout style:name="Mpm3">
      <style:page-layout-properties fo:page-width="29.7cm" fo:page-height="21.001cm" style:num-format="1" style:print-orientation="landscape" fo:margin-top="0.6cm" fo:margin-bottom="0.6cm" fo:margin-left="0.6cm" fo:margin-right="0.6cm" style:first-page-number="continue" style:scale-to="100%" style:table-centering="horizontal" style:writing-mode="lr-tb"/>
      <style:header-style>
        <style:header-footer-properties fo:min-height="0.75cm" fo:margin-left="1.3cm" fo:margin-right="1.3cm" fo:margin-bottom="0cm"/>
      </style:header-style>
      <style:footer-style>
        <style:header-footer-properties fo:min-height="0.75cm" fo:margin-left="1.3cm" fo:margin-right="1.3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9.7cm" fo:page-height="21.001cm" style:num-format="1" style:print-orientation="landscape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1a-Identification_5f_Projet" style:display-name="PageStyle_1a-Identification_Proje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b-_5f_Besoin_5f_capturé" style:display-name="PageStyle_1b-_Besoin_capturé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a-OBS" style:display-name="PageStyle_2a-OB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b-PBS" style:display-name="PageStyle_2b-PB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c-WBS" style:display-name="PageStyle_2c-WB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d-Décision" style:display-name="PageStyle_2d-Décision" style:page-layout-name="Mpm4">
      <style:header>
        <text:p><text:span text:style-name="MT1">ffffff</text:span><text:span text:style-name="MT1"><text:sheet-name>???</text:sheet-name></text:span></text:p>
      </style:header>
      <style:header-left style:display="false">
        <text:p><text:span text:style-name="MT1">ffffff</text:span><text:span text:style-name="MT1"><text:sheet-name>???</text:sheet-name></text:span></text:p>
      </style:header-left>
      <style:header-first style:display="false">
        <text:p><text:span text:style-name="MT1">ffffff</text:span><text:span text:style-name="MT1"><text:sheet-name>???</text:sheet-name></text:span></text:p>
      </style:header-first>
      <style:footer>
        <text:p><text:span text:style-name="MT1">ffffffPage </text:span><text:span text:style-name="MT1"><text:page-number>1</text:page-number></text:span></text:p>
      </style:footer>
      <style:footer-left style:display="false">
        <text:p><text:span text:style-name="MT1">ffffffPage </text:span><text:span text:style-name="MT1"><text:page-number>1</text:page-number></text:span></text:p>
      </style:footer-left>
      <style:footer-first style:display="false">
        <text:p><text:span text:style-name="MT1">ffffffPage </text:span><text:span text:style-name="MT1"><text:page-number>1</text:page-number></text:span></text:p>
      </style:footer-first>
    </style:master-page>
    <style:master-page style:name="PageStyle_5f_2e-Action" style:display-name="PageStyle_2e-Action" style:page-layout-name="Mpm4">
      <style:header>
        <text:p><text:span text:style-name="MT1">ffffff</text:span><text:span text:style-name="MT1"><text:sheet-name>???</text:sheet-name></text:span></text:p>
      </style:header>
      <style:header-left style:display="false">
        <text:p><text:span text:style-name="MT1">ffffff</text:span><text:span text:style-name="MT1"><text:sheet-name>???</text:sheet-name></text:span></text:p>
      </style:header-left>
      <style:header-first style:display="false">
        <text:p><text:span text:style-name="MT1">ffffff</text:span><text:span text:style-name="MT1"><text:sheet-name>???</text:sheet-name></text:span></text:p>
      </style:header-first>
      <style:footer>
        <text:p><text:span text:style-name="MT1">ffffffPage </text:span><text:span text:style-name="MT1"><text:page-number>1</text:page-number></text:span></text:p>
      </style:footer>
      <style:footer-left style:display="false">
        <text:p><text:span text:style-name="MT1">ffffffPage </text:span><text:span text:style-name="MT1"><text:page-number>1</text:page-number></text:span></text:p>
      </style:footer-left>
      <style:footer-first style:display="false">
        <text:p><text:span text:style-name="MT1">ffffffPage </text:span><text:span text:style-name="MT1"><text:page-number>1</text:page-number></text:span></text:p>
      </style:footer-first>
    </style:master-page>
    <style:master-page style:name="PageStyle_5f_Cartouche" style:display-name="PageStyle_Cartouche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e Oleiwan</meta:initial-creator>
    <meta:creation-date>2018-03-05T22:20:31</meta:creation-date>
    <dc:date>2024-02-13T13:39:36.838174419</dc:date>
    <meta:editing-cycles>10</meta:editing-cycles>
    <meta:editing-duration>PT41M22S</meta:editing-duration>
    <meta:generator>LibreOffice/7.3.7.2$Linux_X86_64 LibreOffice_project/30$Build-2</meta:generator>
    <meta:document-statistic meta:table-count="10" meta:cell-count="473" meta:object-count="71"/>
  </office:meta>
</office:document-meta>
</file>